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svg:font-family="'EB Garamond', serif"/>
    <style:font-face style:name="StarSymbol" svg:font-family="StarSymbol"/>
    <style:font-face style:name="Tahoma1" svg:font-family="Tahoma"/>
    <style:font-face style:name="FreeSerif1" svg:font-family="FreeSerif" style:font-adornments="Regular" style:font-family-generic="roman"/>
    <style:font-face style:name="Courier New" svg:font-family="'Courier New'" style:font-family-generic="modern" style:font-pitch="fixed"/>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1285in" table:align="left"/>
    </style:style>
    <style:style style:name="Table1.A" style:family="table-column">
      <style:table-column-properties style:column-width="0.8785in"/>
    </style:style>
    <style:style style:name="Table1.B" style:family="table-column">
      <style:table-column-properties style:column-width="0.7722in"/>
    </style:style>
    <style:style style:name="Table1.C" style:family="table-column">
      <style:table-column-properties style:column-width="1.4778in"/>
    </style:style>
    <style:style style:name="Table1.A1" style:family="table-cell">
      <style:table-cell-properties fo:padding="0.0382in" fo:border-left="0.5pt solid #eeeeee" fo:border-right="none" fo:border-top="0.5pt solid #eeeeee" fo:border-bottom="0.5pt solid #eeeeee"/>
    </style:style>
    <style:style style:name="Table1.C1" style:family="table-cell">
      <style:table-cell-properties fo:padding="0.0382in" fo:border="0.5pt solid #eeeeee"/>
    </style:style>
    <style:style style:name="Table1.A2" style:family="table-cell">
      <style:table-cell-properties fo:padding="0.0382in" fo:border-left="0.5pt solid #eeeeee" fo:border-right="none" fo:border-top="none" fo:border-bottom="0.5pt solid #eeeeee"/>
    </style:style>
    <style:style style:name="Table1.C2" style:family="table-cell">
      <style:table-cell-properties fo:padding="0.0382in" fo:border-left="0.5pt solid #eeeeee" fo:border-right="0.5pt solid #eeeeee" fo:border-top="none" fo:border-bottom="0.5pt solid #eeeeee"/>
    </style:style>
    <style:style style:name="Table2" style:family="table">
      <style:table-properties style:width="3.2521in" table:align="left"/>
    </style:style>
    <style:style style:name="Table2.A" style:family="table-column">
      <style:table-column-properties style:column-width="0.6368in"/>
    </style:style>
    <style:style style:name="Table2.B" style:family="table-column">
      <style:table-column-properties style:column-width="0.8125in"/>
    </style:style>
    <style:style style:name="Table2.C" style:family="table-column">
      <style:table-column-properties style:column-width="1.8028in"/>
    </style:style>
    <style:style style:name="Table2.A1" style:family="table-cell">
      <style:table-cell-properties fo:padding="0.0382in" fo:border-left="0.05pt solid #eeeeee" fo:border-right="none" fo:border-top="0.05pt solid #eeeeee" fo:border-bottom="0.05pt solid #eeeeee"/>
    </style:style>
    <style:style style:name="Table2.C1" style:family="table-cell">
      <style:table-cell-properties fo:padding="0.0382in" fo:border="0.05pt solid #eeeeee"/>
    </style:style>
    <style:style style:name="Table2.A2" style:family="table-cell">
      <style:table-cell-properties fo:padding="0.0382in" fo:border-left="0.05pt solid #eeeeee" fo:border-right="none" fo:border-top="none" fo:border-bottom="0.05pt solid #eeeeee"/>
    </style:style>
    <style:style style:name="Table2.C2" style:family="table-cell">
      <style:table-cell-properties fo:padding="0.0382in" fo:border-left="0.05pt solid #eeeeee" fo:border-right="0.05pt solid #eeeeee" fo:border-top="none" fo:border-bottom="0.05pt solid #eeeeee"/>
    </style:style>
    <style:style style:name="Table3" style:family="table">
      <style:table-properties style:width="3.2521in" table:align="left"/>
    </style:style>
    <style:style style:name="Table3.A" style:family="table-column">
      <style:table-column-properties style:column-width="0.6368in"/>
    </style:style>
    <style:style style:name="Table3.B" style:family="table-column">
      <style:table-column-properties style:column-width="0.8125in"/>
    </style:style>
    <style:style style:name="Table3.C" style:family="table-column">
      <style:table-column-properties style:column-width="1.8028in"/>
    </style:style>
    <style:style style:name="Table3.A1" style:family="table-cell">
      <style:table-cell-properties fo:padding="0.0382in" fo:border-left="0.05pt solid #eeeeee" fo:border-right="none" fo:border-top="0.05pt solid #eeeeee" fo:border-bottom="0.05pt solid #eeeeee"/>
    </style:style>
    <style:style style:name="Table3.C1" style:family="table-cell">
      <style:table-cell-properties fo:padding="0.0382in" fo:border="0.05pt solid #eeeeee"/>
    </style:style>
    <style:style style:name="Table3.A2" style:family="table-cell">
      <style:table-cell-properties fo:padding="0.0382in" fo:border-left="0.05pt solid #eeeeee" fo:border-right="none" fo:border-top="none" fo:border-bottom="0.05pt solid #eeeeee"/>
    </style:style>
    <style:style style:name="Table3.C2" style:family="table-cell">
      <style:table-cell-properties fo:padding="0.0382in" fo:border-left="0.05pt solid #eeeeee" fo:border-right="0.05pt solid #eeeeee" fo:border-top="none" fo:border-bottom="0.05pt solid #eeeeee"/>
    </style:style>
    <style:style style:name="Table4" style:family="table">
      <style:table-properties style:width="1.9889in" table:align="left"/>
    </style:style>
    <style:style style:name="Table4.A" style:family="table-column">
      <style:table-column-properties style:column-width="0.3917in"/>
    </style:style>
    <style:style style:name="Table4.B" style:family="table-column">
      <style:table-column-properties style:column-width="0.891in"/>
    </style:style>
    <style:style style:name="Table4.C" style:family="table-column">
      <style:table-column-properties style:column-width="0.7063in"/>
    </style:style>
    <style:style style:name="Table4.A1" style:family="table-cell">
      <style:table-cell-properties style:vertical-align="middle" fo:padding="0.0382in" fo:border-left="0.05pt solid #eeeeee" fo:border-right="none" fo:border-top="0.05pt solid #eeeeee" fo:border-bottom="0.05pt solid #eeeeee"/>
    </style:style>
    <style:style style:name="Table4.C1" style:family="table-cell">
      <style:table-cell-properties style:vertical-align="middle" fo:padding="0.0382in" fo:border="0.05pt solid #eeeeee"/>
    </style:style>
    <style:style style:name="Table4.A2" style:family="table-cell">
      <style:table-cell-properties style:vertical-align="middle" fo:padding="0.0382in" fo:border-left="0.05pt solid #eeeeee" fo:border-right="none" fo:border-top="none" fo:border-bottom="0.05pt solid #eeeeee"/>
    </style:style>
    <style:style style:name="Table4.C2" style:family="table-cell">
      <style:table-cell-properties style:vertical-align="middle" fo:padding="0.0382in" fo:border-left="0.05pt solid #eeeeee" fo:border-right="0.05pt solid #eeeeee" fo:border-top="none" fo:border-bottom="0.05pt solid #eeeeee"/>
    </style:style>
    <style:style style:name="Table5" style:family="table">
      <style:table-properties style:width="2.2222in" table:align="left"/>
    </style:style>
    <style:style style:name="Table5.A" style:family="table-column">
      <style:table-column-properties style:column-width="0.4521in"/>
    </style:style>
    <style:style style:name="Table5.B" style:family="table-column">
      <style:table-column-properties style:column-width="0.8354in"/>
    </style:style>
    <style:style style:name="Table5.C" style:family="table-column">
      <style:table-column-properties style:column-width="0.9347in"/>
    </style:style>
    <style:style style:name="Table5.A1" style:family="table-cell">
      <style:table-cell-properties style:vertical-align="middle" fo:padding="0.0382in" fo:border-left="0.05pt solid #eeeeee" fo:border-right="none" fo:border-top="0.05pt solid #eeeeee" fo:border-bottom="0.05pt solid #eeeeee"/>
    </style:style>
    <style:style style:name="Table5.C1" style:family="table-cell">
      <style:table-cell-properties style:vertical-align="middle" fo:padding="0.0382in" fo:border="0.05pt solid #eeeeee"/>
    </style:style>
    <style:style style:name="Table5.A2" style:family="table-cell">
      <style:table-cell-properties style:vertical-align="middle" fo:padding="0.0382in" fo:border-left="0.05pt solid #eeeeee" fo:border-right="none" fo:border-top="none" fo:border-bottom="0.05pt solid #eeeeee"/>
    </style:style>
    <style:style style:name="Table5.C2" style:family="table-cell">
      <style:table-cell-properties style:vertical-align="middle" fo:padding="0.0382in" fo:border-left="0.05pt solid #eeeeee" fo:border-right="0.05pt solid #eeeeee" fo:border-top="none" fo:border-bottom="0.05pt solid #eeeeee"/>
    </style:style>
    <style:style style:name="Table6" style:family="table">
      <style:table-properties style:width="2.0028in" table:align="left"/>
    </style:style>
    <style:style style:name="Table6.A" style:family="table-column">
      <style:table-column-properties style:column-width="0.5319in"/>
    </style:style>
    <style:style style:name="Table6.B" style:family="table-column">
      <style:table-column-properties style:column-width="0.8125in"/>
    </style:style>
    <style:style style:name="Table6.C" style:family="table-column">
      <style:table-column-properties style:column-width="0.6583in"/>
    </style:style>
    <style:style style:name="Table6.A1" style:family="table-cell">
      <style:table-cell-properties style:vertical-align="middle" fo:padding="0.0382in" fo:border-left="0.05pt solid #eeeeee" fo:border-right="none" fo:border-top="0.05pt solid #eeeeee" fo:border-bottom="0.05pt solid #eeeeee"/>
    </style:style>
    <style:style style:name="Table6.C1" style:family="table-cell">
      <style:table-cell-properties style:vertical-align="middle" fo:padding="0.0382in" fo:border="0.05pt solid #eeeeee"/>
    </style:style>
    <style:style style:name="Table6.A2" style:family="table-cell">
      <style:table-cell-properties style:vertical-align="middle" fo:padding="0.0382in" fo:border-left="0.05pt solid #eeeeee" fo:border-right="none" fo:border-top="none" fo:border-bottom="0.05pt solid #eeeeee"/>
    </style:style>
    <style:style style:name="Table6.C2" style:family="table-cell">
      <style:table-cell-properties style:vertical-align="middle" fo:padding="0.0382in" fo:border-left="0.05pt solid #eeeeee" fo:border-right="0.05pt solid #eeeeee" fo:border-top="none" fo:border-bottom="0.05pt solid #eeeeee"/>
    </style:style>
    <style:style style:name="Table7" style:family="table">
      <style:table-properties style:width="2.0569in" table:align="left"/>
    </style:style>
    <style:style style:name="Table7.A" style:family="table-column">
      <style:table-column-properties style:column-width="0.4118in"/>
    </style:style>
    <style:style style:name="Table7.B" style:family="table-column">
      <style:table-column-properties style:column-width="0.8986in"/>
    </style:style>
    <style:style style:name="Table7.C" style:family="table-column">
      <style:table-column-properties style:column-width="0.7465in"/>
    </style:style>
    <style:style style:name="Table7.A1" style:family="table-cell">
      <style:table-cell-properties style:vertical-align="middle" fo:padding="0.0382in" fo:border-left="0.05pt solid #eeeeee" fo:border-right="none" fo:border-top="0.05pt solid #eeeeee" fo:border-bottom="0.05pt solid #eeeeee"/>
    </style:style>
    <style:style style:name="Table7.C1" style:family="table-cell">
      <style:table-cell-properties style:vertical-align="middle" fo:padding="0.0382in" fo:border="0.05pt solid #eeeeee"/>
    </style:style>
    <style:style style:name="Table7.A2" style:family="table-cell">
      <style:table-cell-properties style:vertical-align="middle" fo:padding="0.0382in" fo:border-left="0.05pt solid #eeeeee" fo:border-right="none" fo:border-top="none" fo:border-bottom="0.05pt solid #eeeeee"/>
    </style:style>
    <style:style style:name="Table7.C2" style:family="table-cell">
      <style:table-cell-properties style:vertical-align="middle" fo:padding="0.0382in" fo:border-left="0.05pt solid #eeeeee" fo:border-right="0.05pt solid #eeeeee" fo:border-top="none" fo:border-bottom="0.05pt solid #eeeeee"/>
    </style:style>
    <style:style style:name="Table8" style:family="table">
      <style:table-properties style:width="2.3424in" table:align="left"/>
    </style:style>
    <style:style style:name="Table8.A" style:family="table-column">
      <style:table-column-properties style:column-width="0.5333in"/>
    </style:style>
    <style:style style:name="Table8.B" style:family="table-column">
      <style:table-column-properties style:column-width="1.0028in"/>
    </style:style>
    <style:style style:name="Table8.C" style:family="table-column">
      <style:table-column-properties style:column-width="0.8063in"/>
    </style:style>
    <style:style style:name="Table8.A1" style:family="table-cell">
      <style:table-cell-properties style:vertical-align="middle" fo:padding="0.0382in" fo:border-left="0.05pt solid #eeeeee" fo:border-right="none" fo:border-top="0.05pt solid #eeeeee" fo:border-bottom="0.05pt solid #eeeeee"/>
    </style:style>
    <style:style style:name="Table8.C1" style:family="table-cell">
      <style:table-cell-properties style:vertical-align="middle" fo:padding="0.0382in" fo:border="0.05pt solid #eeeeee"/>
    </style:style>
    <style:style style:name="Table8.A2" style:family="table-cell">
      <style:table-cell-properties style:vertical-align="middle" fo:padding="0.0382in" fo:border-left="0.05pt solid #eeeeee" fo:border-right="none" fo:border-top="none" fo:border-bottom="0.05pt solid #eeeeee"/>
    </style:style>
    <style:style style:name="Table8.C2" style:family="table-cell">
      <style:table-cell-properties style:vertical-align="middle" fo:padding="0.0382in" fo:border-left="0.05pt solid #eeeeee" fo:border-right="0.05pt solid #eeeeee" fo:border-top="none" fo:border-bottom="0.05pt solid #eeeeee"/>
    </style:style>
    <style:style style:name="Table9" style:family="table">
      <style:table-properties style:width="1.8833in" table:align="left"/>
    </style:style>
    <style:style style:name="Table9.A" style:family="table-column">
      <style:table-column-properties style:column-width="0.4576in"/>
    </style:style>
    <style:style style:name="Table9.B" style:family="table-column">
      <style:table-column-properties style:column-width="0.9326in"/>
    </style:style>
    <style:style style:name="Table9.C" style:family="table-column">
      <style:table-column-properties style:column-width="0.4931in"/>
    </style:style>
    <style:style style:name="Table9.A1" style:family="table-cell">
      <style:table-cell-properties style:vertical-align="middle" fo:padding="0.0382in" fo:border-left="0.05pt solid #eeeeee" fo:border-right="none" fo:border-top="0.05pt solid #eeeeee" fo:border-bottom="0.05pt solid #eeeeee"/>
    </style:style>
    <style:style style:name="Table9.C1" style:family="table-cell">
      <style:table-cell-properties style:vertical-align="middle" fo:padding="0.0382in" fo:border="0.05pt solid #eeeeee"/>
    </style:style>
    <style:style style:name="Table10" style:family="table">
      <style:table-properties style:width="2.8604in" table:align="left"/>
    </style:style>
    <style:style style:name="Table10.A" style:family="table-column">
      <style:table-column-properties style:column-width="0.3868in"/>
    </style:style>
    <style:style style:name="Table10.B" style:family="table-column">
      <style:table-column-properties style:column-width="1.0528in"/>
    </style:style>
    <style:style style:name="Table10.C" style:family="table-column">
      <style:table-column-properties style:column-width="1.4208in"/>
    </style:style>
    <style:style style:name="Table10.A1" style:family="table-cell">
      <style:table-cell-properties style:vertical-align="middle" fo:padding="0.0382in" fo:border-left="0.05pt solid #eeeeee" fo:border-right="none" fo:border-top="0.05pt solid #eeeeee" fo:border-bottom="none"/>
    </style:style>
    <style:style style:name="Table10.C1" style:family="table-cell">
      <style:table-cell-properties style:vertical-align="middle" fo:padding="0.0382in" fo:border-left="0.05pt solid #eeeeee" fo:border-right="0.05pt solid #eeeeee" fo:border-top="0.05pt solid #eeeeee" fo:border-bottom="none"/>
    </style:style>
    <style:style style:name="Table10.A2" style:family="table-cell">
      <style:table-cell-properties style:vertical-align="middle" fo:padding="0.0382in" fo:border-left="0.05pt solid #eeeeee" fo:border-right="none" fo:border-top="none" fo:border-bottom="none"/>
    </style:style>
    <style:style style:name="Table10.C2" style:family="table-cell">
      <style:table-cell-properties style:vertical-align="middle" fo:padding="0.0382in" fo:border-left="0.05pt solid #eeeeee" fo:border-right="0.05pt solid #eeeeee" fo:border-top="none" fo:border-bottom="none"/>
    </style:style>
    <style:style style:name="Table10.A3" style:family="table-cell">
      <style:table-cell-properties style:vertical-align="middle" fo:padding="0.0382in" fo:border-left="0.05pt solid #eeeeee" fo:border-right="none" fo:border-top="none" fo:border-bottom="0.05pt solid #eeeeee"/>
    </style:style>
    <style:style style:name="Table10.C3" style:family="table-cell">
      <style:table-cell-properties style:vertical-align="middle" fo:padding="0.0382in" fo:border-left="0.05pt solid #eeeeee" fo:border-right="0.05pt solid #eeeeee" fo:border-top="none" fo:border-bottom="0.05pt solid #eeeeee"/>
    </style:style>
    <style:style style:name="Table11" style:family="table">
      <style:table-properties style:width="1.4528in" table:align="left" fo:background-color="transparent">
        <style:background-image/>
      </style:table-properties>
    </style:style>
    <style:style style:name="Table11.A" style:family="table-column">
      <style:table-column-properties style:column-width="0.259in"/>
    </style:style>
    <style:style style:name="Table11.B" style:family="table-column">
      <style:table-column-properties style:column-width="0.2299in"/>
    </style:style>
    <style:style style:name="Table11.C" style:family="table-column">
      <style:table-column-properties style:column-width="0.1375in"/>
    </style:style>
    <style:style style:name="Table11.D" style:family="table-column">
      <style:table-column-properties style:column-width="0.2396in"/>
    </style:style>
    <style:style style:name="Table11.E" style:family="table-column">
      <style:table-column-properties style:column-width="0.1903in"/>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1.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1.G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1.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1.B2" style:family="table-cell">
      <style:table-cell-properties style:vertical-align="middle" fo:background-color="transparent" fo:padding="0.0382in" fo:border="none">
        <style:background-image/>
      </style:table-cell-properties>
    </style:style>
    <style:style style:name="Table11.G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1.A3"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1.B3"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1.G3"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12" style:family="table">
      <style:table-properties style:width="1.0028in" table:align="left" fo:background-color="transparent">
        <style:background-image/>
      </style:table-properties>
    </style:style>
    <style:style style:name="Table12.A" style:family="table-column">
      <style:table-column-properties style:column-width="0.184in"/>
    </style:style>
    <style:style style:name="Table12.B" style:family="table-column">
      <style:table-column-properties style:column-width="0.1903in"/>
    </style:style>
    <style:style style:name="Table12.C" style:family="table-column">
      <style:table-column-properties style:column-width="0.1375in"/>
    </style:style>
    <style:style style:name="Table12.D" style:family="table-column">
      <style:table-column-properties style:column-width="0.3069in"/>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2.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2.E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2.B2" style:family="table-cell">
      <style:table-cell-properties style:vertical-align="middle" fo:background-color="transparent" fo:padding="0.0382in" fo:border="none">
        <style:background-image/>
      </style:table-cell-properties>
    </style:style>
    <style:style style:name="Table12.E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2.A3"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2.B3"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2.E3"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13" style:family="table">
      <style:table-properties style:width="1.009in" table:align="left" fo:background-color="transparent">
        <style:background-image/>
      </style:table-properties>
    </style:style>
    <style:style style:name="Table13.A" style:family="table-column">
      <style:table-column-properties style:column-width="0.2236in"/>
    </style:style>
    <style:style style:name="Table13.B" style:family="table-column">
      <style:table-column-properties style:column-width="0.4174in"/>
    </style:style>
    <style:style style:name="Table13.C" style:family="table-column">
      <style:table-column-properties style:column-width="0.3681in"/>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3.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3.C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3.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3.B2" style:family="table-cell">
      <style:table-cell-properties style:vertical-align="middle" fo:background-color="transparent" fo:padding="0.0382in" fo:border="none">
        <style:background-image/>
      </style:table-cell-properties>
    </style:style>
    <style:style style:name="Table13.C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3.A3"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3.B3"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3.C3"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14" style:family="table">
      <style:table-properties style:width="1.6243in" table:align="left" fo:background-color="transparent">
        <style:background-image/>
      </style:table-properties>
    </style:style>
    <style:style style:name="Table14.A" style:family="table-column">
      <style:table-column-properties style:column-width="0.2188in"/>
    </style:style>
    <style:style style:name="Table14.B" style:family="table-column">
      <style:table-column-properties style:column-width="0.234in"/>
    </style:style>
    <style:style style:name="Table14.C" style:family="table-column">
      <style:table-column-properties style:column-width="0.2431in"/>
    </style:style>
    <style:style style:name="Table14.D" style:family="table-column">
      <style:table-column-properties style:column-width="0.2986in"/>
    </style:style>
    <style:style style:name="Table14.F" style:family="table-column">
      <style:table-column-properties style:column-width="0.3868in"/>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4.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4.F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4.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4.B2" style:family="table-cell">
      <style:table-cell-properties style:vertical-align="middle" fo:background-color="transparent" fo:padding="0.0382in" fo:border="none">
        <style:background-image/>
      </style:table-cell-properties>
    </style:style>
    <style:style style:name="Table14.F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4.A5"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4.B5"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4.F5"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15" style:family="table">
      <style:table-properties style:width="1.4569in" table:align="left" fo:background-color="transparent">
        <style:background-image/>
      </style:table-properties>
    </style:style>
    <style:style style:name="Table15.A" style:family="table-column">
      <style:table-column-properties style:column-width="0.3354in"/>
    </style:style>
    <style:style style:name="Table15.B" style:family="table-column">
      <style:table-column-properties style:column-width="0.225in"/>
    </style:style>
    <style:style style:name="Table15.C" style:family="table-column">
      <style:table-column-properties style:column-width="0.1972in"/>
    </style:style>
    <style:style style:name="Table15.D" style:family="table-column">
      <style:table-column-properties style:column-width="0.234in"/>
    </style:style>
    <style:style style:name="Table15.E" style:family="table-column">
      <style:table-column-properties style:column-width="0.2313in"/>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5.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5.F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5.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5.B2" style:family="table-cell">
      <style:table-cell-properties style:vertical-align="middle" fo:background-color="transparent" fo:padding="0.0382in" fo:border="none">
        <style:background-image/>
      </style:table-cell-properties>
    </style:style>
    <style:style style:name="Table15.F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5.A5"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5.B5"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5.F5"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16" style:family="table">
      <style:table-properties style:width="2.1111in" table:align="left" fo:background-color="transparent">
        <style:background-image/>
      </style:table-properties>
    </style:style>
    <style:style style:name="Table16.A" style:family="table-column">
      <style:table-column-properties style:column-width="0.4in"/>
    </style:style>
    <style:style style:name="Table16.B" style:family="table-column">
      <style:table-column-properties style:column-width="1.0694in"/>
    </style:style>
    <style:style style:name="Table16.C" style:family="table-column">
      <style:table-column-properties style:column-width="0.6417in"/>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6.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6.C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6.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6.B2" style:family="table-cell">
      <style:table-cell-properties style:vertical-align="middle" fo:background-color="transparent" fo:padding="0.0382in" fo:border="none">
        <style:background-image/>
      </style:table-cell-properties>
    </style:style>
    <style:style style:name="Table16.C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6.A7"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6.B7"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6.C7"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17" style:family="table">
      <style:table-properties style:width="1.575in" table:align="left" fo:background-color="transparent">
        <style:background-image/>
      </style:table-properties>
    </style:style>
    <style:style style:name="Table17.A" style:family="table-column">
      <style:table-column-properties style:column-width="0.2625in"/>
    </style:style>
    <style:style style:name="Table17.B" style:family="table-column">
      <style:table-column-properties style:column-width="0.4465in"/>
    </style:style>
    <style:style style:name="Table17.C" style:family="table-column">
      <style:table-column-properties style:column-width="0.2896in"/>
    </style:style>
    <style:style style:name="Table17.D" style:family="table-column">
      <style:table-column-properties style:column-width="0.3139in"/>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7.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7.E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7.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7.B2" style:family="table-cell">
      <style:table-cell-properties style:vertical-align="middle" fo:background-color="transparent" fo:padding="0.0382in" fo:border="none">
        <style:background-image/>
      </style:table-cell-properties>
    </style:style>
    <style:style style:name="Table17.E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7.A5"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7.B5"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7.E5"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18" style:family="table">
      <style:table-properties style:width="1.8799in" table:align="left" fo:background-color="transparent">
        <style:background-image/>
      </style:table-properties>
    </style:style>
    <style:style style:name="Table18.A" style:family="table-column">
      <style:table-column-properties style:column-width="0.2625in"/>
    </style:style>
    <style:style style:name="Table18.B" style:family="table-column">
      <style:table-column-properties style:column-width="0.234in"/>
    </style:style>
    <style:style style:name="Table18.C" style:family="table-column">
      <style:table-column-properties style:column-width="0.2896in"/>
    </style:style>
    <style:style style:name="Table18.E" style:family="table-column">
      <style:table-column-properties style:column-width="0.2986in"/>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8.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8.G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8.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8.B2" style:family="table-cell">
      <style:table-cell-properties style:vertical-align="middle" fo:background-color="transparent" fo:padding="0.0382in" fo:border="none">
        <style:background-image/>
      </style:table-cell-properties>
    </style:style>
    <style:style style:name="Table18.G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8.A5"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8.B5"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8.G5"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19" style:family="table">
      <style:table-properties style:width="1.9736in" table:align="left" fo:background-color="transparent">
        <style:background-image/>
      </style:table-properties>
    </style:style>
    <style:style style:name="Table19.A" style:family="table-column">
      <style:table-column-properties style:column-width="0.225in"/>
    </style:style>
    <style:style style:name="Table19.B" style:family="table-column">
      <style:table-column-properties style:column-width="0.2625in"/>
    </style:style>
    <style:style style:name="Table19.C" style:family="table-column">
      <style:table-column-properties style:column-width="0.234in"/>
    </style:style>
    <style:style style:name="Table19.E" style:family="table-column">
      <style:table-column-properties style:column-width="0.2986in"/>
    </style:style>
    <style:style style:name="Table19.G" style:family="table-column">
      <style:table-column-properties style:column-width="0.4285in"/>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19.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19.G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19.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19.B2" style:family="table-cell">
      <style:table-cell-properties style:vertical-align="middle" fo:background-color="transparent" fo:padding="0.0382in" fo:border="none">
        <style:background-image/>
      </style:table-cell-properties>
    </style:style>
    <style:style style:name="Table19.G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19.A5"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19.B5"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19.G5"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Table20" style:family="table">
      <style:table-properties style:width="1.3333in" table:align="left" fo:background-color="transparent">
        <style:background-image/>
      </style:table-properties>
    </style:style>
    <style:style style:name="Table20.A" style:family="table-column">
      <style:table-column-properties style:column-width="0.2625in"/>
    </style:style>
    <style:style style:name="Table20.B" style:family="table-column">
      <style:table-column-properties style:column-width="0.234in"/>
    </style:style>
    <style:style style:name="Table20.C" style:family="table-column">
      <style:table-column-properties style:column-width="0.3403in"/>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transparent" fo:padding="0.0382in" fo:border-left="0.5pt solid #000000" fo:border-right="none" fo:border-top="0.5pt solid #000000" fo:border-bottom="none">
        <style:background-image/>
      </style:table-cell-properties>
    </style:style>
    <style:style style:name="Table20.B1" style:family="table-cell">
      <style:table-cell-properties style:vertical-align="middle" fo:background-color="transparent" fo:padding="0.0382in" fo:border-left="none" fo:border-right="none" fo:border-top="0.5pt solid #000000" fo:border-bottom="none">
        <style:background-image/>
      </style:table-cell-properties>
    </style:style>
    <style:style style:name="Table20.E1" style:family="table-cell">
      <style:table-cell-properties style:vertical-align="middle" fo:background-color="transparent" fo:padding="0.0382in" fo:border-left="none" fo:border-right="0.5pt solid #000000" fo:border-top="0.5pt solid #000000" fo:border-bottom="none">
        <style:background-image/>
      </style:table-cell-properties>
    </style:style>
    <style:style style:name="Table20.A2" style:family="table-cell">
      <style:table-cell-properties style:vertical-align="middle" fo:background-color="transparent" fo:padding="0.0382in" fo:border-left="0.5pt solid #000000" fo:border-right="none" fo:border-top="none" fo:border-bottom="none">
        <style:background-image/>
      </style:table-cell-properties>
    </style:style>
    <style:style style:name="Table20.B2" style:family="table-cell">
      <style:table-cell-properties style:vertical-align="middle" fo:background-color="transparent" fo:padding="0.0382in" fo:border="none">
        <style:background-image/>
      </style:table-cell-properties>
    </style:style>
    <style:style style:name="Table20.E2" style:family="table-cell">
      <style:table-cell-properties style:vertical-align="middle" fo:background-color="transparent" fo:padding="0.0382in" fo:border-left="none" fo:border-right="0.5pt solid #000000" fo:border-top="none" fo:border-bottom="none">
        <style:background-image/>
      </style:table-cell-properties>
    </style:style>
    <style:style style:name="Table20.A5"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20.B5" style:family="table-cell">
      <style:table-cell-properties style:vertical-align="middle" fo:background-color="transparent" fo:padding="0.0382in" fo:border-left="none" fo:border-right="none" fo:border-top="none" fo:border-bottom="0.5pt solid #000000">
        <style:background-image/>
      </style:table-cell-properties>
    </style:style>
    <style:style style:name="Table20.E5" style:family="table-cell">
      <style:table-cell-properties style:vertical-align="middle" fo:background-color="transparent" fo:padding="0.0382in" fo:border-left="none" fo:border-right="0.5pt solid #000000" fo:border-top="none" fo:border-bottom="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4"/>
    <style:style style:name="P4" style:family="paragraph" style:parent-style-name="Text_20_body" style:list-style-name="L6"/>
    <style:style style:name="P5" style:family="paragraph" style:parent-style-name="Text_20_body" style:list-style-name="L7"/>
    <style:style style:name="P6" style:family="paragraph" style:parent-style-name="Text_20_body" style:list-style-name="L8"/>
    <style:style style:name="P7" style:family="paragraph" style:parent-style-name="Text_20_body">
      <style:text-properties officeooo:paragraph-rsid="0016af03"/>
    </style:style>
    <style:style style:name="P8" style:family="paragraph" style:parent-style-name="Text_20_body">
      <style:text-properties officeooo:paragraph-rsid="00172568"/>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paragraph-rsid="00172568" style:font-style-asian="normal" style:font-style-complex="normal"/>
    </style:style>
    <style:style style:name="P11" style:family="paragraph" style:parent-style-name="Text_20_body">
      <style:text-properties officeooo:paragraph-rsid="001afe13"/>
    </style:style>
    <style:style style:name="P12" style:family="paragraph" style:parent-style-name="Text_20_body">
      <style:text-properties officeooo:paragraph-rsid="001cae89"/>
    </style:style>
    <style:style style:name="P13" style:family="paragraph" style:parent-style-name="Text_20_body">
      <style:text-properties officeooo:paragraph-rsid="001d924e"/>
    </style:style>
    <style:style style:name="P14" style:family="paragraph" style:parent-style-name="Text_20_body">
      <style:text-properties officeooo:paragraph-rsid="0021fa71"/>
    </style:style>
    <style:style style:name="P15" style:family="paragraph" style:parent-style-name="Text_20_body">
      <style:text-properties officeooo:paragraph-rsid="00232f35"/>
    </style:style>
    <style:style style:name="P16" style:family="paragraph" style:parent-style-name="Text_20_body">
      <style:text-properties officeooo:paragraph-rsid="0024d219"/>
    </style:style>
    <style:style style:name="P17" style:family="paragraph" style:parent-style-name="Text_20_body">
      <style:text-properties officeooo:rsid="0024d219" officeooo:paragraph-rsid="0024d219"/>
    </style:style>
    <style:style style:name="P18" style:family="paragraph" style:parent-style-name="Text_20_body">
      <style:text-properties fo:font-weight="bold" officeooo:rsid="0024d219" officeooo:paragraph-rsid="0024d219" style:font-weight-asian="bold" style:font-weight-complex="bold"/>
    </style:style>
    <style:style style:name="P19" style:family="paragraph" style:parent-style-name="Text_20_body">
      <style:text-properties fo:font-weight="bold" officeooo:paragraph-rsid="0024d219" style:font-weight-asian="bold" style:font-weight-complex="bold"/>
    </style:style>
    <style:style style:name="P20" style:family="paragraph" style:parent-style-name="Text_20_body">
      <style:text-properties fo:font-weight="bold" officeooo:paragraph-rsid="0028ac88" style:font-weight-asian="bold" style:font-weight-complex="bold"/>
    </style:style>
    <style:style style:name="P21" style:family="paragraph" style:parent-style-name="Text_20_body">
      <style:text-properties fo:font-weight="bold" officeooo:rsid="0028ac88" officeooo:paragraph-rsid="0028ac88" style:font-weight-asian="bold" style:font-weight-complex="bold"/>
    </style:style>
    <style:style style:name="P22" style:family="paragraph" style:parent-style-name="Text_20_body">
      <style:text-properties officeooo:paragraph-rsid="0028ac88"/>
    </style:style>
    <style:style style:name="P23" style:family="paragraph" style:parent-style-name="Text_20_body">
      <style:text-properties style:text-underline-style="solid" style:text-underline-width="auto" style:text-underline-color="font-color" officeooo:rsid="0028ac88" officeooo:paragraph-rsid="0028ac88"/>
    </style:style>
    <style:style style:name="P24" style:family="paragraph" style:parent-style-name="Text_20_body">
      <style:text-properties officeooo:paragraph-rsid="0029ca82"/>
    </style:style>
    <style:style style:name="P25" style:family="paragraph" style:parent-style-name="Text_20_body">
      <style:text-properties officeooo:paragraph-rsid="002ac392"/>
    </style:style>
    <style:style style:name="P26" style:family="paragraph" style:parent-style-name="Text_20_body">
      <style:text-properties officeooo:paragraph-rsid="002d1e97"/>
    </style:style>
    <style:style style:name="P27" style:family="paragraph" style:parent-style-name="Text_20_body">
      <style:text-properties officeooo:paragraph-rsid="002e0805"/>
    </style:style>
    <style:style style:name="P28" style:family="paragraph" style:parent-style-name="Text_20_body">
      <style:text-properties officeooo:paragraph-rsid="00314603"/>
    </style:style>
    <style:style style:name="P29" style:family="paragraph" style:parent-style-name="Text_20_body">
      <style:text-properties officeooo:paragraph-rsid="00330dd7"/>
    </style:style>
    <style:style style:name="P30" style:family="paragraph" style:parent-style-name="Text_20_body">
      <style:text-properties officeooo:paragraph-rsid="0033961c"/>
    </style:style>
    <style:style style:name="P31" style:family="paragraph" style:parent-style-name="Text_20_body">
      <style:text-properties officeooo:paragraph-rsid="003751aa"/>
    </style:style>
    <style:style style:name="P32" style:family="paragraph" style:parent-style-name="Text_20_body" style:list-style-name="L1">
      <style:paragraph-properties fo:margin-top="0in" fo:margin-bottom="0in" loext:contextual-spacing="false"/>
    </style:style>
    <style:style style:name="P33" style:family="paragraph" style:parent-style-name="Text_20_body" style:list-style-name="L2">
      <style:paragraph-properties fo:margin-top="0in" fo:margin-bottom="0in" loext:contextual-spacing="false"/>
    </style:style>
    <style:style style:name="P34" style:family="paragraph" style:parent-style-name="Text_20_body" style:list-style-name="L3">
      <style:paragraph-properties fo:margin-top="0in" fo:margin-bottom="0in" loext:contextual-spacing="false"/>
    </style:style>
    <style:style style:name="P35" style:family="paragraph" style:parent-style-name="Text_20_body" style:list-style-name="L5">
      <style:paragraph-properties fo:margin-top="0in" fo:margin-bottom="0in" loext:contextual-spacing="false"/>
    </style:style>
    <style:style style:name="P36" style:family="paragraph" style:parent-style-name="Text_20_body">
      <style:paragraph-properties style:writing-mode="lr-tb"/>
    </style:style>
    <style:style style:name="P37" style:family="paragraph" style:parent-style-name="Table_20_Contents">
      <style:text-properties fo:font-style="normal" officeooo:paragraph-rsid="00172568" style:font-style-asian="normal" style:font-style-complex="normal"/>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text-properties fo:font-weight="bold" officeooo:rsid="002ac392" officeooo:paragraph-rsid="002ac392" style:font-weight-asian="bold" style:font-weight-complex="bold"/>
    </style:style>
    <style:style style:name="P40" style:family="paragraph" style:parent-style-name="Table_20_Contents">
      <style:paragraph-properties fo:text-align="justify" style:justify-single-word="false"/>
      <style:text-properties fo:font-weight="bold" officeooo:rsid="002ac392" officeooo:paragraph-rsid="002ac392" style:font-weight-asian="bold" style:font-weight-complex="bold"/>
    </style:style>
    <style:style style:name="P41" style:family="paragraph" style:parent-style-name="Table_20_Contents">
      <style:text-properties fo:font-weight="bold" officeooo:rsid="002b05bd" officeooo:paragraph-rsid="002b05bd" style:font-weight-asian="bold" style:font-weight-complex="bold"/>
    </style:style>
    <style:style style:name="P42" style:family="paragraph" style:parent-style-name="Table_20_Contents">
      <style:paragraph-properties fo:text-align="justify" style:justify-single-word="false"/>
      <style:text-properties fo:font-weight="bold" officeooo:rsid="002b05bd" officeooo:paragraph-rsid="002b05bd" style:font-weight-asian="bold" style:font-weight-complex="bold"/>
    </style:style>
    <style:style style:name="P43" style:family="paragraph" style:parent-style-name="Table_20_Contents">
      <style:text-properties fo:font-weight="bold" officeooo:rsid="002b05bd" officeooo:paragraph-rsid="002d1e97" style:font-weight-asian="bold" style:font-weight-complex="bold"/>
    </style:style>
    <style:style style:name="P44" style:family="paragraph" style:parent-style-name="Table_20_Contents">
      <style:paragraph-properties fo:text-align="center" style:justify-single-word="false"/>
      <style:text-properties fo:font-weight="bold" officeooo:rsid="002e0805" officeooo:paragraph-rsid="002e0805" style:font-weight-asian="bold" style:font-weight-complex="bold"/>
    </style:style>
    <style:style style:name="P45" style:family="paragraph" style:parent-style-name="Table_20_Contents">
      <style:paragraph-properties fo:text-align="center" style:justify-single-word="false"/>
      <style:text-properties fo:font-weight="bold" officeooo:rsid="002e0805" officeooo:paragraph-rsid="00314603" style:font-weight-asian="bold" style:font-weight-complex="bold"/>
    </style:style>
    <style:style style:name="P46" style:family="paragraph" style:parent-style-name="Table_20_Contents">
      <style:paragraph-properties fo:text-align="center" style:justify-single-word="false"/>
      <style:text-properties fo:font-weight="bold" officeooo:rsid="00314603" officeooo:paragraph-rsid="00314603" style:font-weight-asian="bold" style:font-weight-complex="bold"/>
    </style:style>
    <style:style style:name="P47" style:family="paragraph" style:parent-style-name="Table_20_Contents">
      <style:paragraph-properties fo:text-align="center" style:justify-single-word="false"/>
      <style:text-properties fo:font-weight="bold" officeooo:rsid="00314603" officeooo:paragraph-rsid="00330dd7" style:font-weight-asian="bold" style:font-weight-complex="bold"/>
    </style:style>
    <style:style style:name="P48" style:family="paragraph" style:parent-style-name="Table_20_Contents">
      <style:paragraph-properties fo:text-align="center" style:justify-single-word="false"/>
      <style:text-properties fo:font-weight="bold" officeooo:rsid="00314603" officeooo:paragraph-rsid="0033961c" style:font-weight-asian="bold" style:font-weight-complex="bold"/>
    </style:style>
    <style:style style:name="P49" style:family="paragraph" style:parent-style-name="Table_20_Contents">
      <style:paragraph-properties fo:text-align="center" style:justify-single-word="false"/>
      <style:text-properties fo:font-weight="bold" officeooo:rsid="00330dd7" officeooo:paragraph-rsid="00330dd7" style:font-weight-asian="bold" style:font-weight-complex="bold"/>
    </style:style>
    <style:style style:name="P50" style:family="paragraph" style:parent-style-name="Table_20_Contents">
      <style:paragraph-properties fo:text-align="center" style:justify-single-word="false"/>
      <style:text-properties fo:font-weight="bold" officeooo:rsid="0033961c" officeooo:paragraph-rsid="0033961c" style:font-weight-asian="bold" style:font-weight-complex="bold"/>
    </style:style>
    <style:style style:name="P51" style:family="paragraph" style:parent-style-name="Table_20_Contents">
      <style:paragraph-properties fo:text-align="center" style:justify-single-word="false"/>
      <style:text-properties officeooo:rsid="0029ca82" officeooo:paragraph-rsid="0029ca82"/>
    </style:style>
    <style:style style:name="P52" style:family="paragraph" style:parent-style-name="Table_20_Contents">
      <style:text-properties officeooo:rsid="002abd1f" officeooo:paragraph-rsid="002abd1f"/>
    </style:style>
    <style:style style:name="P53" style:family="paragraph" style:parent-style-name="Table_20_Contents">
      <style:text-properties officeooo:rsid="002abd1f" officeooo:paragraph-rsid="002ac392"/>
    </style:style>
    <style:style style:name="P54" style:family="paragraph" style:parent-style-name="Table_20_Contents">
      <style:text-properties officeooo:rsid="002abd1f" officeooo:paragraph-rsid="002b05bd"/>
    </style:style>
    <style:style style:name="P55" style:family="paragraph" style:parent-style-name="Table_20_Contents">
      <style:text-properties officeooo:paragraph-rsid="002ac392"/>
    </style:style>
    <style:style style:name="P56" style:family="paragraph" style:parent-style-name="Table_20_Contents">
      <style:text-properties fo:font-weight="normal" officeooo:paragraph-rsid="002d1e97" style:font-weight-asian="normal" style:font-weight-complex="normal"/>
    </style:style>
    <style:style style:name="P57" style:family="paragraph" style:parent-style-name="Table_20_Contents">
      <style:text-properties fo:font-weight="normal" officeooo:rsid="002d1e97" officeooo:paragraph-rsid="002d1e97" style:font-weight-asian="normal" style:font-weight-complex="normal"/>
    </style:style>
    <style:style style:name="P58" style:family="paragraph" style:parent-style-name="Table_20_Contents">
      <style:paragraph-properties fo:text-align="center" style:justify-single-word="false"/>
      <style:text-properties fo:font-weight="normal" officeooo:rsid="00330dd7" officeooo:paragraph-rsid="00330dd7" style:font-weight-asian="normal" style:font-weight-complex="normal"/>
    </style:style>
    <style:style style:name="P59" style:family="paragraph" style:parent-style-name="Table_20_Contents">
      <style:paragraph-properties fo:text-align="center" style:justify-single-word="false"/>
      <style:text-properties fo:font-weight="normal" officeooo:rsid="00330dd7" officeooo:paragraph-rsid="0033961c" style:font-weight-asian="normal" style:font-weight-complex="normal"/>
    </style:style>
    <style:style style:name="P60" style:family="paragraph" style:parent-style-name="Table_20_Contents">
      <style:paragraph-properties fo:text-align="center" style:justify-single-word="false"/>
      <style:text-properties fo:font-weight="normal" officeooo:rsid="0033961c" officeooo:paragraph-rsid="0033961c" style:font-weight-asian="normal" style:font-weight-complex="normal"/>
    </style:style>
    <style:style style:name="P61" style:family="paragraph" style:parent-style-name="Table_20_Contents">
      <style:text-properties style:text-underline-style="solid" style:text-underline-width="auto" style:text-underline-color="font-color" fo:font-weight="normal" officeooo:rsid="002ac392" officeooo:paragraph-rsid="002ac392" style:font-weight-asian="normal" style:font-weight-complex="normal"/>
    </style:style>
    <style:style style:name="P62" style:family="paragraph" style:parent-style-name="Table_20_Contents">
      <style:paragraph-properties fo:text-align="justify" style:justify-single-word="false"/>
      <style:text-properties style:text-underline-style="solid" style:text-underline-width="auto" style:text-underline-color="font-color" officeooo:rsid="002ac392" officeooo:paragraph-rsid="002ac392"/>
    </style:style>
    <style:style style:name="P63" style:family="paragraph" style:parent-style-name="Table_20_Contents">
      <style:text-properties style:text-underline-style="solid" style:text-underline-width="auto" style:text-underline-color="font-color" officeooo:rsid="002ac392" officeooo:paragraph-rsid="002ac392"/>
    </style:style>
    <style:style style:name="P64" style:family="paragraph" style:parent-style-name="Table_20_Contents">
      <style:text-properties officeooo:rsid="002ac392" officeooo:paragraph-rsid="002ac392"/>
    </style:style>
    <style:style style:name="P65" style:family="paragraph" style:parent-style-name="Table_20_Contents">
      <style:text-properties officeooo:rsid="002ac392" officeooo:paragraph-rsid="002b05bd"/>
    </style:style>
    <style:style style:name="P66" style:family="paragraph" style:parent-style-name="Table_20_Contents">
      <style:text-properties officeooo:rsid="002ac392" officeooo:paragraph-rsid="002d1e97"/>
    </style:style>
    <style:style style:name="P67" style:family="paragraph" style:parent-style-name="Table_20_Contents">
      <style:paragraph-properties fo:text-align="center" style:justify-single-word="false"/>
      <style:text-properties officeooo:rsid="002ac392" officeooo:paragraph-rsid="002d1e97"/>
    </style:style>
    <style:style style:name="P68" style:family="paragraph" style:parent-style-name="Table_20_Contents">
      <style:paragraph-properties fo:text-align="center" style:justify-single-word="false"/>
      <style:text-properties officeooo:rsid="002ac392" officeooo:paragraph-rsid="002e0805"/>
    </style:style>
    <style:style style:name="P69" style:family="paragraph" style:parent-style-name="Table_20_Contents">
      <style:paragraph-properties fo:text-align="center" style:justify-single-word="false"/>
      <style:text-properties officeooo:rsid="002ac392" officeooo:paragraph-rsid="00314603"/>
    </style:style>
    <style:style style:name="P70" style:family="paragraph" style:parent-style-name="Table_20_Contents">
      <style:paragraph-properties fo:text-align="center" style:justify-single-word="false"/>
      <style:text-properties officeooo:rsid="002ac392" officeooo:paragraph-rsid="00330dd7"/>
    </style:style>
    <style:style style:name="P71" style:family="paragraph" style:parent-style-name="Table_20_Contents">
      <style:paragraph-properties fo:text-align="center" style:justify-single-word="false"/>
      <style:text-properties officeooo:rsid="002ac392" officeooo:paragraph-rsid="0033961c"/>
    </style:style>
    <style:style style:name="P72" style:family="paragraph" style:parent-style-name="Table_20_Contents">
      <style:text-properties officeooo:paragraph-rsid="002b05bd"/>
    </style:style>
    <style:style style:name="P73" style:family="paragraph" style:parent-style-name="Table_20_Contents">
      <style:text-properties style:text-underline-style="none" fo:font-weight="normal" officeooo:rsid="002ac392" officeooo:paragraph-rsid="002b05bd" style:font-weight-asian="normal" style:font-weight-complex="normal"/>
    </style:style>
    <style:style style:name="P74" style:family="paragraph" style:parent-style-name="Table_20_Contents">
      <style:text-properties style:text-underline-style="none" fo:font-weight="normal" officeooo:rsid="002b05bd" officeooo:paragraph-rsid="002b05bd" style:font-weight-asian="normal" style:font-weight-complex="normal"/>
    </style:style>
    <style:style style:name="P75" style:family="paragraph" style:parent-style-name="Table_20_Contents">
      <style:paragraph-properties fo:text-align="center" style:justify-single-word="false"/>
      <style:text-properties style:text-underline-style="none" officeooo:rsid="002ac392" officeooo:paragraph-rsid="002d1e97"/>
    </style:style>
    <style:style style:name="P76" style:family="paragraph" style:parent-style-name="Table_20_Contents">
      <style:text-properties style:text-underline-style="none" officeooo:rsid="002b05bd" officeooo:paragraph-rsid="002b05bd"/>
    </style:style>
    <style:style style:name="P77" style:family="paragraph" style:parent-style-name="Table_20_Contents">
      <style:paragraph-properties fo:text-align="justify" style:justify-single-word="false"/>
      <style:text-properties style:text-underline-style="none" officeooo:rsid="002b05bd" officeooo:paragraph-rsid="002b05bd"/>
    </style:style>
    <style:style style:name="P78" style:family="paragraph" style:parent-style-name="Table_20_Contents">
      <style:paragraph-properties fo:text-align="center" style:justify-single-word="false"/>
      <style:text-properties style:text-underline-style="none" officeooo:rsid="002b05bd" officeooo:paragraph-rsid="002d1e97"/>
    </style:style>
    <style:style style:name="P79" style:family="paragraph" style:parent-style-name="Table_20_Contents">
      <style:paragraph-properties fo:text-align="center" style:justify-single-word="false"/>
      <style:text-properties style:text-underline-style="none" officeooo:rsid="002d1e97" officeooo:paragraph-rsid="002d1e97"/>
    </style:style>
    <style:style style:name="P80" style:family="paragraph" style:parent-style-name="Table_20_Contents">
      <style:paragraph-properties fo:text-align="center" style:justify-single-word="false"/>
      <style:text-properties style:text-underline-style="none" officeooo:rsid="00314603" officeooo:paragraph-rsid="00314603"/>
    </style:style>
    <style:style style:name="P81" style:family="paragraph" style:parent-style-name="Table_20_Contents">
      <style:paragraph-properties fo:text-align="center" style:justify-single-word="false"/>
      <style:text-properties style:text-underline-style="none" officeooo:rsid="00330dd7" officeooo:paragraph-rsid="00330dd7"/>
    </style:style>
    <style:style style:name="P82" style:family="paragraph" style:parent-style-name="Table_20_Contents">
      <style:paragraph-properties fo:text-align="center" style:justify-single-word="false"/>
      <style:text-properties style:text-underline-style="none" officeooo:rsid="0033961c" officeooo:paragraph-rsid="0033961c"/>
    </style:style>
    <style:style style:name="P83" style:family="paragraph" style:parent-style-name="Table_20_Contents">
      <style:text-properties officeooo:rsid="002b05bd" officeooo:paragraph-rsid="002b05bd"/>
    </style:style>
    <style:style style:name="P84" style:family="paragraph" style:parent-style-name="Table_20_Contents">
      <style:text-properties officeooo:rsid="002b05bd" officeooo:paragraph-rsid="002d1e97"/>
    </style:style>
    <style:style style:name="P85" style:family="paragraph" style:parent-style-name="Table_20_Contents">
      <style:text-properties officeooo:rsid="002d1e97" officeooo:paragraph-rsid="002d1e97"/>
    </style:style>
    <style:style style:name="P86" style:family="paragraph" style:parent-style-name="Table_20_Contents">
      <style:paragraph-properties fo:text-align="center" style:justify-single-word="false"/>
      <style:text-properties officeooo:rsid="002d1e97" officeooo:paragraph-rsid="002d1e97"/>
    </style:style>
    <style:style style:name="P87" style:family="paragraph" style:parent-style-name="Table_20_Contents">
      <style:paragraph-properties fo:text-align="center" style:justify-single-word="false"/>
      <style:text-properties officeooo:rsid="002d1e97" officeooo:paragraph-rsid="002e0805"/>
    </style:style>
    <style:style style:name="P88" style:family="paragraph" style:parent-style-name="Table_20_Contents">
      <style:paragraph-properties fo:text-align="center" style:justify-single-word="false"/>
      <style:text-properties officeooo:rsid="002d1e97" officeooo:paragraph-rsid="00314603"/>
    </style:style>
    <style:style style:name="P89" style:family="paragraph" style:parent-style-name="Table_20_Contents">
      <style:paragraph-properties fo:text-align="center" style:justify-single-word="false"/>
      <style:text-properties officeooo:rsid="002d1e97" officeooo:paragraph-rsid="00330dd7"/>
    </style:style>
    <style:style style:name="P90" style:family="paragraph" style:parent-style-name="Table_20_Contents">
      <style:paragraph-properties fo:text-align="center" style:justify-single-word="false"/>
      <style:text-properties officeooo:rsid="002d1e97" officeooo:paragraph-rsid="0033961c"/>
    </style:style>
    <style:style style:name="P91" style:family="paragraph" style:parent-style-name="Table_20_Contents">
      <style:paragraph-properties fo:text-align="center" style:justify-single-word="false"/>
      <style:text-properties officeooo:rsid="002e0805" officeooo:paragraph-rsid="002e0805"/>
    </style:style>
    <style:style style:name="P92" style:family="paragraph" style:parent-style-name="Table_20_Contents">
      <style:paragraph-properties fo:text-align="center" style:justify-single-word="false"/>
      <style:text-properties officeooo:rsid="002fc1fe" officeooo:paragraph-rsid="002fc1fe"/>
    </style:style>
    <style:style style:name="P93" style:family="paragraph" style:parent-style-name="Table_20_Contents">
      <style:paragraph-properties fo:text-align="center" style:justify-single-word="false"/>
      <style:text-properties officeooo:rsid="002fc1fe" officeooo:paragraph-rsid="00314603"/>
    </style:style>
    <style:style style:name="P94" style:family="paragraph" style:parent-style-name="Table_20_Contents">
      <style:paragraph-properties fo:text-align="center" style:justify-single-word="false"/>
      <style:text-properties officeooo:rsid="002fc1fe" officeooo:paragraph-rsid="00330dd7"/>
    </style:style>
    <style:style style:name="P95" style:family="paragraph" style:parent-style-name="Table_20_Contents">
      <style:paragraph-properties fo:text-align="center" style:justify-single-word="false"/>
      <style:text-properties officeooo:rsid="002fc1fe" officeooo:paragraph-rsid="0033961c"/>
    </style:style>
    <style:style style:name="P96" style:family="paragraph" style:parent-style-name="Table_20_Contents">
      <style:paragraph-properties fo:text-align="center" style:justify-single-word="false"/>
      <style:text-properties officeooo:rsid="00314603" officeooo:paragraph-rsid="00314603"/>
    </style:style>
    <style:style style:name="P97" style:family="paragraph" style:parent-style-name="Table_20_Contents">
      <style:paragraph-properties fo:text-align="center" style:justify-single-word="false"/>
      <style:text-properties officeooo:rsid="00314603" officeooo:paragraph-rsid="00330dd7"/>
    </style:style>
    <style:style style:name="P98" style:family="paragraph" style:parent-style-name="Table_20_Contents">
      <style:paragraph-properties fo:text-align="center" style:justify-single-word="false"/>
      <style:text-properties officeooo:rsid="00314603" officeooo:paragraph-rsid="0033961c"/>
    </style:style>
    <style:style style:name="P99" style:family="paragraph" style:parent-style-name="Table_20_Contents">
      <style:paragraph-properties fo:text-align="center" style:justify-single-word="false"/>
      <style:text-properties officeooo:rsid="00330dd7" officeooo:paragraph-rsid="00330dd7"/>
    </style:style>
    <style:style style:name="P100" style:family="paragraph" style:parent-style-name="Table_20_Contents">
      <style:paragraph-properties fo:text-align="center" style:justify-single-word="false"/>
      <style:text-properties officeooo:rsid="00330dd7" officeooo:paragraph-rsid="0033961c"/>
    </style:style>
    <style:style style:name="P101" style:family="paragraph" style:parent-style-name="Table_20_Contents">
      <style:paragraph-properties fo:text-align="center" style:justify-single-word="false"/>
      <style:text-properties officeooo:rsid="0033961c" officeooo:paragraph-rsid="0033961c"/>
    </style:style>
    <style:style style:name="P102" style:family="paragraph" style:parent-style-name="Heading_20_2" style:list-style-name="Numbering_20_123"/>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2d1e97"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24d219" style:font-style-asian="normal" style:font-style-complex="normal"/>
    </style:style>
    <style:style style:name="T7" style:family="text">
      <style:text-properties officeooo:rsid="0019220d"/>
    </style:style>
    <style:style style:name="T8" style:family="text">
      <style:text-properties officeooo:rsid="001cae89"/>
    </style:style>
    <style:style style:name="T9" style:family="text">
      <style:text-properties officeooo:rsid="00232f35"/>
    </style:style>
    <style:style style:name="T10" style:family="text">
      <style:text-properties officeooo:rsid="0024d219"/>
    </style:style>
    <style:style style:name="T11" style:family="text">
      <style:text-properties style:font-name="FreeSerif1" style:font-name-asian="FreeSerif1" style:font-name-complex="FreeSerif1"/>
    </style:style>
    <style:style style:name="T12" style:family="text">
      <style:text-properties fo:font-weight="normal" officeooo:rsid="002d1e97" style:font-weight-asian="normal" style:font-weight-complex="normal"/>
    </style:style>
    <style:style style:name="T13" style:family="text">
      <style:text-properties officeooo:rsid="002d1e97"/>
    </style:style>
    <style:style style:name="T14" style:family="text">
      <style:text-properties officeooo:rsid="0033961c"/>
    </style:style>
    <text:list-style style:name="L1">
      <text:list-level-style-number text:level="1" text:style-name="Numbering_20_Symbols" style:num-prefix="(" style:num-suffix=")" style:num-format="a"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a" text:start-value="2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a" text:start-value="2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rregular plurals: morphophonemic changes in MSA</text:p>
      <text:p text:style-name="Date">2017-12-01</text:p>
      <text:p text:style-name="Text_20_body"><text:span text:style-name="T1">Abstract:</text:span><text:span text:style-name="T2"> Morphophonemic changes are the morphological and phonological changes that take place in a single word due to plural, case, tense, or gender. The current paper elaborates on this interconnection from an Arabic perspective, by considering the issue of morphophonemic changes in Standard Arab as a process that involves significant changes in the various irregular patterns of plural. It draws on the structure of Arabic mainly phonology and morphology, and therefore it focuses on irregular plural which has many forms. First, the paper introduces plural in Arabic, by elaborating on its various forms. Then, the paper classifies irregular plural. Finally, the paper suggests a few conclusions and recommendations. </text:span><text:span text:style-name="T1">Key words:</text:span><text:span text:style-name="T2"> Standard Arabic, Morphology, Phonology, Plural, Irregular plural, Broken plural, Morphophonemic changes, Morphophonology.</text:span></text:p>
      <text:p text:style-name="Text_20_body"><text:span text:style-name="T3">ﻣﻠﺨﺺ:</text:span> ان ھﺬا اﻟﺒﺤﺚ ھﻮ ﻣﺤﺎوﻟﺔ ﻟﺘﺴﻠﯿﻂ اﻟﻀﻮء ﻋﻠﻰ ﺗﻐﯿﺮات ﺻﺮﻓﯿﺔ وﺻﻮﺗﯿﺔ ﺗﺤﺪث ﻓﻲ اﻟﻠﻐﺔ اﻟﻌﺮﺑﯿﺔ ﻋﻨﺪ ﺗﻐﯿﯿﺮ ﺣﺎﻟﺔ اﻟﻜﻠﻤﺔ ﻓﻲ ﻛﺎﻟﺘﻐﯿﯿﺮ ﻣﻦ اﻟﻤﻔﺮد اﻟﻰ اﻟﺠﻤﻊ وﻣﻦ زﻣﻦ اﻟﻰ آﺧﺮ ﻣﻦ ﺧﻼ ﺗﻮﺿﯿﺢ اﻟﺤﺎﻻت اﻟﺼﻮﺗﯿﺔ واﻟﺼﺮﻓﯿﺔ اﻟﺘﻲ ﺗﺼﺎﺣﺐ ﻣﺜﻞ ھﺬا اﻟﺘﻐﯿﯿﺮ، وﯾﺮﻛﺰ اﻟﺒﺤﺚ ﻓﻲ ھﺬا اﻟﺴﯿﺎق ﻋﻠﻰ ﺟﻤﻊ اﻟﺘﻜﺴﯿﺮ ﻓﻲ اﻟﻠﻐﺔ اﻟﻌﺮﺑﯿﺔ ﻟﻜﻮﻧﮫ أوﺿﺢ ﻣﺜﺎل ﻋﻠﻰ ﺣﺪوث ﻋﺪة ﻣﺘﻐﯿﺮات ﺻﻮﺗﯿﺔ وﺻﺮﻓﯿﺔ ﺻﻮﺗﯿﺔ اﻟﻜﻠﻤﺔ ﻋﻨﺪ ﺗﺤﻮﯾﻠﮭﺎ ﻣﻦ اﻟﻤﻔﺮد اﻟﻰ اﻟﺠﻤﻊ، ورﻏﻢ ﻛﺜﺮة اﻟﺒﺤﻮث اﻟﺘﻲ ﻛﺘﺒﺖ ﻋﻠﻰ ﺟﻤﻊ اﻟﺘﻜﺴﯿﺮ ﺳﻮاء ﻓﻲ اﻟﻠﻐﺔ اﻟﻌﺮﺑﯿﺔ أو اﻟﻠﻐﺔ ﺗﻌﺮﯾﻔﺎ اﻷﻧﻜﻠﯿﺰﯾﺔ اﻻ ان أھﻤﯿﺔ ھﺬا اﻟﺒﺤﺚ ﺗﺒﺮز ﻓﻲ ﺗﻨﺎوﻟﮫ ھﺬا اﻟﺠﻤﻊ ﻣﻦ ﻣﻨﻈﻮر ﺻﻮﺗﻲ وﺻﺮﻓﻲ وﻣﺎ ﯾﺘﺮﺗﺐ ﻋﻠﻰ ذﻟﻚ ﻣﻦ ﺗﻐﯿﯿﺮات ﻧﺘﺎﺋﺞ وﺻﺮﻓﯿﺔ ودﻻﻟﯿﺔ ﻣﺘﻨﻮﻋﺔ اﺿﺎﻓﺔ اﻟﻰ ﺳﺮد ﺟﻤﯿﻊ أﻧﻮاع اﻟﺠﻤﻊ اﻟﻐﯿﺮ اﻟﺴﺎﻟﻢ اﻟﻤﺘﺪاول ﻓﻲ اﻟﻠﻐﺔ اﻟﻌﺮﺑﯿﺔ. ﯾﺘﻨﺎول اﻟﺒﺤﺚ ﻓﻲ اﻟﺒﺪاﯾﺔ ﻟﻠﺠﻤﻊ وﻟﻠﺘﻐﯿﺮات اﻟﺼﺮﻓﯿﺔ واﻟﺼﻮﺗﯿﺔ ﻓﻲ ﺿﻮء دراﺳﺎت ﺳﺎﺑﻘﺔ ﺛﻢ ﯾﺤﻠﻞ ﻛﻞ ﻧﻮع ﻣﻦ ھﺬا اﻟﺠﻤﻊ ﺑﺎﻟﺘﻔﺼﯿﻞ وﯾﺨﺘﺘﻢ اﻟﺒﺤﺚ ﺑﻌﺪة وﺗﻮﺻﯿﺎت واﺳﺘﻨﺘﺎﺟﺎت.</text:p>
      <text:h text:style-name="Heading_20_1" text:outline-level="1"><text:bookmark-start text:name="introduction-and-definition"/>Introduction and Definition<text:bookmark-end text:name="introduction-and-definition"/></text:h>
      <text:p text:style-name="Text_20_body">Morphophonemic changes are the morphological and phonological changes, alterations, and variations that take place in a single word due to such processes as plural (pl.), case, tense, and gender. These changes feature an interconnection between phonology and morphology. Gussmann (1985) emphasized the interconnections between phonology and morphology by focusing on the significance of morphological alterations on the phonological irregularities. Matthews (1974:156) defined morphophonemic processes as transitional between morphology and phonology, considering transitional fields as often the hardest to delimit, adding that there is no simple way to determine what belongs to morphophonemics and what belongs to morphology or phonology proper. Morphophonemic changes are thus transitional between morphology and phonology. Morphophonemics is an intermediary level of analysis between phonology and morphology in which the phonological regularities in the framework of morphology, especially the systematic phonological variants of morphemes and the conditions of their occurrence, are described (e.g. the two phonetic variations of the past tense morpheme -ed in <text:span text:style-name="T2">stayed</text:span> [ste:d] vs <text:span text:style-name="T2">heaped</text:span> [hi:pt]). The <text:soft-page-break/>concept of an abstract phonological level underlying the concrete expressive form was first developed by Trubetzkoy (1929) and (1931) and further developed by Chomsky and Halle (1968), where the transfer of an abstract morphophonological (deep) structure (deep structure) (=a systematic phonemic level) into the concrete phonetic realization of the surface structure is guaranteed. Jensen (1990:7) maintained that “Morphophonemics refers to the changes</text:p>
      <text:p text:style-name="Text_20_body">in the shape of morphemes in different environments. Some such changes occur in purely phonological environments, as in the regular pl. suffix in English.</text:p>
      <text:h text:style-name="Heading_20_1" text:outline-level="1"><text:bookmark-start text:name="elaboration-and-similar-studies"/>Elaboration and Similar Studies<text:bookmark-end text:name="elaboration-and-similar-studies"/></text:h>
      <text:p text:style-name="Text_20_body">Chomsky (1951) tackled morphophonemic changes and alterations in Hebrew by considering pl. and noun formation. He (ibid.) viewed these changes as regular processes that are representative of original forms. Chomsky’s account of Hebrew morphophonemics is one of the prominent classical accounts in the field of morphophonemics. Martin (1952) analyzed derivation and number in Japanese by investigating the morphophonemic changes in that language. He elaborated on the importance of phoneme and syllable as the sources of alteration. Martin (1952) held that morphemes in general are much more complicated than it is thought when it comes to asymmetry and complementation in consonant movement. McCarthy (1979:335) emphasized the importance of consonant slots in irregular plural being representative of the all the processes occurring in the word especially metathesis. He added that the roots of the singulars are changeable according to the lexical ambient of the word, and therefore sometimes even consonants are elided if they are quinquiliteral in roots, that is, having five consonants. Bybee and Brewer’s (1980) study accounted for morphonemic changes in some Romance dialects and languages that are spoken in Spain and France through an analysis of number and tense. They argued that there is a persistent change in Romance languages because of autonomy rules especially in some Spanish dialects. McCarthy (1983:300-301) raised the issue of consonant insertion in the Arabic broken pl. whereby <text:span text:style-name="T2">w-</text:span> is inserted in such pls. as <text:span text:style-name="T2">qanuun→qewaneen</text:span> ‘laws’. According to him, there is a context of transformation in certain pls. in trilateral nouns that require the insertion of <text:span text:style-name="T2">w-</text:span>. He added that such context is triggered by the fact that trilateral nouns undergo root change and thus rendered as quadriliteral in pl. Köpcke (1988) presented a different account of morphophonemic changes as he shed light on the role of native speakers in constructing the pl. of certain words, arguing that native speakers tend to formulate pls. that are analogus with certain words. Köpcke based his study on pre-defined rules or schemas that account for lexical as well as phonological basis. Oztaner’s (1996) study is a detailed account of the grammar of Turkish in terms of morphophonemic rules. Oztaner formulated a morphophonological framework of analysis whereby words are analyzable.</text:p>
      <text:h text:style-name="Heading_20_1" text:outline-level="1"><text:bookmark-start text:name="irregular-plural-in-sa"/>Irregular Plural in SA<text:bookmark-end text:name="irregular-plural-in-sa"/></text:h>
      <text:p text:style-name="Text_20_body">The plural in SA has been a prominent area of investigation and analysis by grammarians, linguists, as well as those who are interested in Semitic phonology and morphology. Forbes (1863:48) listed twenty four patterns of irregular pl. that realize possible broken pls. in SA. He proposed a relationship between the root of the root and the type of irregular pl., concluding that modelling <text:soft-page-break/>occupies a key position in the formation of such pls. Palmer (1874:132-134) designated nine main patterns or forms of irregular pl.: <text:span text:style-name="T2">fuʕʕal, fuʕlan, fuʕuul, fuʕelaʔ, fewaʕil, fuʕat, feʕlan, fewaʕeel,</text:span> and</text:p>
      <text:p text:style-name="Text_20_body"><text:span text:style-name="T2">fiʕal</text:span>. He (ibid.) insisted that not all pls. are possible, and some are derived from some other ones. Cowan (1958:200ff) has listed thirty patterns of irregular pl. in SA. He based his classification on the trilateral roots of the verb in SA. Haywood and Nahmad (1965:51-57) suggested eleven categories of irregular pl. as follows; <text:span text:style-name="T2">efʕal, fuʕuul, fiʕal, fuʕul, efʕal, fuʕelaʔ, efʕilaʔ, fuʕlan, feʕalil, feʕaleel,</text:span> and <text:span text:style-name="T2">feʕalile</text:span>. They (ibid) maintained that irregular plurals are too variant that they must be learned rather than inferred. Murtonen (1964:62-68) and Levy (1971:33f) proposed a criterion-based model for the classification of irregular plural forms in SA in which the vowel quality is the main core. Their model classifies irregular plural forms according to percentages or numbers assigned to these plurals. Moscati (1980:88-92) listed six main categories of irregular pl., adding that the internal change is the common alternation in all of these categories. He claimed that these six categories are the most common form of irregular, whilst the others are minor or rare. Holes (2004:168) believed that semantic extension and metathesis play a significant role in the formation of irregular pl. in SA. He also added that sometimes irregular pls. are extended in order to avoid ambiguity especially in relation to dual or to fem. However, there are two main classifications of irregular pl. in SA that are considered as the main source of broken pls. to date; they are those proposed by Wright (1974) and McCarthy and Prince (1990).</text:p>
      <text:list xml:id="list2845596167" text:style-name="Numbering_20_123">
        <text:list-item>
          <text:list>
            <text:list-item>
              <text:h text:style-name="P102" text:outline-level="2">Wright (1974:200-231)</text:h>
            </text:list-item>
          </text:list>
        </text:list-item>
      </text:list>
      <text:p text:style-name="P7">Wright (1974) classified irregular pl. into thirty one categories. These categories are:</text:p>
      <table:table table:name="Table1" table:style-name="Table1">
        <table:table-column table:style-name="Table1.A"/>
        <table:table-column table:style-name="Table1.B"/>
        <table:table-column table:style-name="Table1.C"/>
        <table:table-row>
          <table:table-cell table:style-name="Table1.A1" office:value-type="string">
            <text:p text:style-name="Text_20_body"><text:s/>fuʕul</text:p>
          </table:table-cell>
          <table:table-cell table:style-name="Table1.A1" office:value-type="string">
            <text:p text:style-name="Text_20_body"><text:s/>rusul</text:p>
          </table:table-cell>
          <table:table-cell table:style-name="Table1.C1" office:value-type="string">
            <text:p text:style-name="Text_20_body">“messengers”</text:p>
          </table:table-cell>
        </table:table-row>
        <table:table-row>
          <table:table-cell table:style-name="Table1.A2" office:value-type="string">
            <text:p text:style-name="Text_20_body">Fiʕel</text:p>
          </table:table-cell>
          <table:table-cell table:style-name="Table1.A2" office:value-type="string">
            <text:p text:style-name="Text_20_body"><text:s/>khiyem</text:p>
          </table:table-cell>
          <table:table-cell table:style-name="Table1.C2" office:value-type="string">
            <text:p text:style-name="Text_20_body">“tents”</text:p>
          </table:table-cell>
        </table:table-row>
        <table:table-row>
          <table:table-cell table:style-name="Table1.A2" office:value-type="string">
            <text:p text:style-name="Text_20_body"><text:s/>fiʕal</text:p>
          </table:table-cell>
          <table:table-cell table:style-name="Table1.A2" office:value-type="string">
            <text:p text:style-name="Text_20_body"><text:s/>rijal</text:p>
          </table:table-cell>
          <table:table-cell table:style-name="Table1.C2" office:value-type="string">
            <text:p text:style-name="Text_20_body">“men”</text:p>
          </table:table-cell>
        </table:table-row>
        <table:table-row>
          <table:table-cell table:style-name="Table1.A2" office:value-type="string">
            <text:p text:style-name="Text_20_body"><text:s/>fuʕuul</text:p>
          </table:table-cell>
          <table:table-cell table:style-name="Table1.A2" office:value-type="string">
            <text:p text:style-name="Text_20_body"><text:s/>muluuk</text:p>
          </table:table-cell>
          <table:table-cell table:style-name="Table1.C2" office:value-type="string">
            <text:p text:style-name="Text_20_body">“kings”</text:p>
          </table:table-cell>
        </table:table-row>
        <table:table-row>
          <table:table-cell table:style-name="Table1.A2" office:value-type="string">
            <text:p text:style-name="Text_20_body"><text:s/>Fuʕʕel</text:p>
          </table:table-cell>
          <table:table-cell table:style-name="Table1.A2" office:value-type="string">
            <text:p text:style-name="Text_20_body"><text:s/>ʕuzzel</text:p>
          </table:table-cell>
          <table:table-cell table:style-name="Table1.C2" office:value-type="string">
            <text:p text:style-name="Text_20_body">“unarmed ones”</text:p>
          </table:table-cell>
        </table:table-row>
        <table:table-row>
          <table:table-cell table:style-name="Table1.A2" office:value-type="string">
            <text:p text:style-name="Text_20_body"><text:s/>fuʕʕal</text:p>
          </table:table-cell>
          <table:table-cell table:style-name="Table1.A2" office:value-type="string">
            <text:p text:style-name="Text_20_body"><text:s/>tujjar</text:p>
          </table:table-cell>
          <table:table-cell table:style-name="Table1.C2" office:value-type="string">
            <text:p text:style-name="Text_20_body">“traders”</text:p>
          </table:table-cell>
        </table:table-row>
        <table:table-row>
          <table:table-cell table:style-name="Table1.A2" office:value-type="string">
            <text:p text:style-name="Text_20_body"><text:s/>Feʕele</text:p>
          </table:table-cell>
          <table:table-cell table:style-name="Table1.A2" office:value-type="string">
            <text:p text:style-name="Text_20_body"><text:s/>qetele</text:p>
          </table:table-cell>
          <table:table-cell table:style-name="Table1.C2" office:value-type="string">
            <text:p text:style-name="Text_20_body">“killers”</text:p>
          </table:table-cell>
        </table:table-row>
        <table:table-row>
          <table:table-cell table:style-name="Table1.A2" office:value-type="string">
            <text:p text:style-name="Text_20_body"><text:s/>Fuʕat</text:p>
          </table:table-cell>
          <table:table-cell table:style-name="Table1.A2" office:value-type="string">
            <text:p text:style-name="Text_20_body"><text:s/>junat</text:p>
          </table:table-cell>
          <table:table-cell table:style-name="Table1.C2" office:value-type="string">
            <text:p text:style-name="Text_20_body">“criminals”</text:p>
          </table:table-cell>
        </table:table-row>
        <table:table-row>
          <table:table-cell table:style-name="Table1.A2" office:value-type="string">
            <text:p text:style-name="Text_20_body"><text:s/>Fiʕele</text:p>
          </table:table-cell>
          <table:table-cell table:style-name="Table1.A2" office:value-type="string">
            <text:p text:style-name="Text_20_body"><text:s/>dibebe</text:p>
          </table:table-cell>
          <table:table-cell table:style-name="Table1.C2" office:value-type="string">
            <text:p text:style-name="Text_20_body">“bears”</text:p>
          </table:table-cell>
        </table:table-row>
        <text:soft-page-break/>
        <table:table-row>
          <table:table-cell table:style-name="Table1.A2" office:value-type="string">
            <text:p text:style-name="Text_20_body"><text:s/>Efʕel</text:p>
          </table:table-cell>
          <table:table-cell table:style-name="Table1.A2" office:value-type="string">
            <text:p text:style-name="Text_20_body"><text:s/>ewjuh</text:p>
          </table:table-cell>
          <table:table-cell table:style-name="Table1.C2" office:value-type="string">
            <text:p text:style-name="Text_20_body">“faces/aspects”</text:p>
          </table:table-cell>
        </table:table-row>
        <table:table-row>
          <table:table-cell table:style-name="Table1.A2" office:value-type="string">
            <text:p text:style-name="Text_20_body"><text:s/>efʕal</text:p>
          </table:table-cell>
          <table:table-cell table:style-name="Table1.A2" office:value-type="string">
            <text:p text:style-name="Text_20_body"><text:s/>eqdam</text:p>
          </table:table-cell>
          <table:table-cell table:style-name="Table1.C2" office:value-type="string">
            <text:p text:style-name="Text_20_body">“legs”</text:p>
          </table:table-cell>
        </table:table-row>
        <table:table-row>
          <table:table-cell table:style-name="Table1.A2" office:value-type="string">
            <text:p text:style-name="Text_20_body"><text:s/>Efʕile</text:p>
          </table:table-cell>
          <table:table-cell table:style-name="Table1.A2" office:value-type="string">
            <text:p text:style-name="Text_20_body"><text:s/>eʕmide</text:p>
          </table:table-cell>
          <table:table-cell table:style-name="Table1.C2" office:value-type="string">
            <text:p text:style-name="Text_20_body">“pillars”</text:p>
          </table:table-cell>
        </table:table-row>
        <table:table-row>
          <table:table-cell table:style-name="Table1.A2" office:value-type="string">
            <text:p text:style-name="Text_20_body"><text:s/>Fewaʕil</text:p>
          </table:table-cell>
          <table:table-cell table:style-name="Table1.A2" office:value-type="string">
            <text:p text:style-name="Text_20_body"><text:s/>khewatim</text:p>
          </table:table-cell>
          <table:table-cell table:style-name="Table1.C2" office:value-type="string">
            <text:p text:style-name="Text_20_body">“rings”</text:p>
          </table:table-cell>
        </table:table-row>
        <table:table-row>
          <table:table-cell table:style-name="Table1.A2" office:value-type="string">
            <text:p text:style-name="Text_20_body"><text:s/>Feʕaʔil</text:p>
          </table:table-cell>
          <table:table-cell table:style-name="Table1.A2" office:value-type="string">
            <text:p text:style-name="Text_20_body"><text:s/>jezaʔir</text:p>
          </table:table-cell>
          <table:table-cell table:style-name="Table1.C2" office:value-type="string">
            <text:p text:style-name="Text_20_body">“islands”</text:p>
          </table:table-cell>
        </table:table-row>
        <table:table-row>
          <table:table-cell table:style-name="Table1.A2" office:value-type="string">
            <text:p text:style-name="Text_20_body"><text:s/>Feeʕlan</text:p>
          </table:table-cell>
          <table:table-cell table:style-name="Table1.A2" office:value-type="string">
            <text:p text:style-name="Text_20_body"><text:s/>ħeeŧan</text:p>
          </table:table-cell>
          <table:table-cell table:style-name="Table1.C2" office:value-type="string">
            <text:p text:style-name="Text_20_body">“whales”</text:p>
          </table:table-cell>
        </table:table-row>
        <table:table-row>
          <table:table-cell table:style-name="Table1.A2" office:value-type="string">
            <text:p text:style-name="Text_20_body"><text:s/>Fiʕlan</text:p>
          </table:table-cell>
          <table:table-cell table:style-name="Table1.A2" office:value-type="string">
            <text:p text:style-name="Text_20_body"><text:s/>śibyan</text:p>
          </table:table-cell>
          <table:table-cell table:style-name="Table1.C2" office:value-type="string">
            <text:p text:style-name="Text_20_body">“boys”</text:p>
          </table:table-cell>
        </table:table-row>
        <table:table-row>
          <table:table-cell table:style-name="Table1.A2" office:value-type="string">
            <text:p text:style-name="Text_20_body"><text:s/>fuʕelaʔ</text:p>
          </table:table-cell>
          <table:table-cell table:style-name="Table1.A2" office:value-type="string">
            <text:p text:style-name="Text_20_body"><text:s/>jubenaʔ</text:p>
          </table:table-cell>
          <table:table-cell table:style-name="Table1.C2" office:value-type="string">
            <text:p text:style-name="Text_20_body">“coward ones”</text:p>
          </table:table-cell>
        </table:table-row>
        <table:table-row>
          <table:table-cell table:style-name="Table1.A2" office:value-type="string">
            <text:p text:style-name="Text_20_body"><text:s/>efʕilaʔ</text:p>
          </table:table-cell>
          <table:table-cell table:style-name="Table1.A2" office:value-type="string">
            <text:p text:style-name="Text_20_body"><text:s/>eğniyaʔ</text:p>
          </table:table-cell>
          <table:table-cell table:style-name="Table1.C2" office:value-type="string">
            <text:p text:style-name="Text_20_body">“rich people”</text:p>
          </table:table-cell>
        </table:table-row>
        <table:table-row>
          <table:table-cell table:style-name="Table1.A2" office:value-type="string">
            <text:p text:style-name="Text_20_body"><text:s/>fuʕlan</text:p>
          </table:table-cell>
          <table:table-cell table:style-name="Table1.A2" office:value-type="string">
            <text:p text:style-name="Text_20_body"><text:s/>fursan</text:p>
          </table:table-cell>
          <table:table-cell table:style-name="Table1.C2" office:value-type="string">
            <text:p text:style-name="Text_20_body">“knights”</text:p>
          </table:table-cell>
        </table:table-row>
        <table:table-row>
          <table:table-cell table:style-name="Table1.A2" office:value-type="string">
            <text:p text:style-name="Text_20_body"><text:s/>Feʕla</text:p>
          </table:table-cell>
          <table:table-cell table:style-name="Table1.A2" office:value-type="string">
            <text:p text:style-name="Text_20_body"><text:s/>merđa</text:p>
          </table:table-cell>
          <table:table-cell table:style-name="Table1.C2" office:value-type="string">
            <text:p text:style-name="Text_20_body">“sick people”</text:p>
          </table:table-cell>
        </table:table-row>
        <table:table-row>
          <table:table-cell table:style-name="Table1.A2" office:value-type="string">
            <text:p text:style-name="Text_20_body"><text:s/>Feʕal</text:p>
          </table:table-cell>
          <table:table-cell table:style-name="Table1.A2" office:value-type="string">
            <text:p text:style-name="Text_20_body"><text:s/>śeħar</text:p>
          </table:table-cell>
          <table:table-cell table:style-name="Table1.C2" office:value-type="string">
            <text:p text:style-name="Text_20_body">“deserts”</text:p>
          </table:table-cell>
        </table:table-row>
        <table:table-row>
          <table:table-cell table:style-name="Table1.A2" office:value-type="string">
            <text:p text:style-name="Text_20_body"><text:s/>Feʕala</text:p>
          </table:table-cell>
          <table:table-cell table:style-name="Table1.A2" office:value-type="string">
            <text:p text:style-name="Text_20_body"><text:s/>šekawa</text:p>
          </table:table-cell>
          <table:table-cell table:style-name="Table1.C2" office:value-type="string">
            <text:p text:style-name="Text_20_body">“complaints”</text:p>
          </table:table-cell>
        </table:table-row>
        <table:table-row>
          <table:table-cell table:style-name="Table1.A2" office:value-type="string">
            <text:p text:style-name="Text_20_body"><text:s/>Feʕaya</text:p>
          </table:table-cell>
          <table:table-cell table:style-name="Table1.A2" office:value-type="string">
            <text:p text:style-name="Text_20_body"><text:s/>hedaya</text:p>
          </table:table-cell>
          <table:table-cell table:style-name="Table1.C2" office:value-type="string">
            <text:p text:style-name="Text_20_body">“presents”</text:p>
          </table:table-cell>
        </table:table-row>
        <table:table-row>
          <table:table-cell table:style-name="Table1.A2" office:value-type="string">
            <text:p text:style-name="Text_20_body"><text:s/>Feʕeel</text:p>
          </table:table-cell>
          <table:table-cell table:style-name="Table1.A2" office:value-type="string">
            <text:p text:style-name="Text_20_body"><text:s/>ʕebeed</text:p>
          </table:table-cell>
          <table:table-cell table:style-name="Table1.C2" office:value-type="string">
            <text:p text:style-name="Text_20_body">“slaves” </text:p>
          </table:table-cell>
        </table:table-row>
        <table:table-row>
          <table:table-cell table:style-name="Table1.A2" office:value-type="string">
            <text:p text:style-name="Text_20_body"><text:s/>fuʕuule</text:p>
          </table:table-cell>
          <table:table-cell table:style-name="Table1.A2" office:value-type="string">
            <text:p text:style-name="Text_20_body"><text:s/>numuure</text:p>
          </table:table-cell>
          <table:table-cell table:style-name="Table1.C2" office:value-type="string">
            <text:p text:style-name="Text_20_body">“tigers”</text:p>
          </table:table-cell>
        </table:table-row>
        <table:table-row>
          <table:table-cell table:style-name="Table1.A2" office:value-type="string">
            <text:p text:style-name="Text_20_body"><text:s/>Feʕale</text:p>
          </table:table-cell>
          <table:table-cell table:style-name="Table1.A2" office:value-type="string">
            <text:p text:style-name="Text_20_body"><text:s/>śeħabe</text:p>
          </table:table-cell>
          <table:table-cell table:style-name="Table1.C2" office:value-type="string">
            <text:p text:style-name="Text_20_body">“companions”</text:p>
          </table:table-cell>
        </table:table-row>
        <table:table-row>
          <table:table-cell table:style-name="Table1.A2" office:value-type="string">
            <text:p text:style-name="Text_20_body"><text:s/>Feʕel</text:p>
          </table:table-cell>
          <table:table-cell table:style-name="Table1.A2" office:value-type="string">
            <text:p text:style-name="Text_20_body"><text:s/>khedem</text:p>
          </table:table-cell>
          <table:table-cell table:style-name="Table1.C2" office:value-type="string">
            <text:p text:style-name="Text_20_body">“servants”</text:p>
          </table:table-cell>
        </table:table-row>
        <table:table-row>
          <table:table-cell table:style-name="Table1.A2" office:value-type="string">
            <text:p text:style-name="Text_20_body"><text:s/>Fiʕel</text:p>
          </table:table-cell>
          <table:table-cell table:style-name="Table1.A2" office:value-type="string">
            <text:p text:style-name="Text_20_body"><text:s/>rikeb</text:p>
          </table:table-cell>
          <table:table-cell table:style-name="Table1.C2" office:value-type="string">
            <text:p text:style-name="Text_20_body">“riders”</text:p>
          </table:table-cell>
        </table:table-row>
        <table:table-row>
          <table:table-cell table:style-name="Table1.A2" office:value-type="string">
            <text:p text:style-name="Text_20_body"><text:s/>feʕalil</text:p>
          </table:table-cell>
          <table:table-cell table:style-name="Table1.A2" office:value-type="string">
            <text:p text:style-name="Text_20_body"><text:s/>kewakib</text:p>
          </table:table-cell>
          <table:table-cell table:style-name="Table1.C2" office:value-type="string">
            <text:p text:style-name="Text_20_body">“planets”</text:p>
          </table:table-cell>
        </table:table-row>
        <table:table-row>
          <table:table-cell table:style-name="Table1.A2" office:value-type="string">
            <text:p text:style-name="Text_20_body"><text:s/>feʕaleel</text:p>
          </table:table-cell>
          <table:table-cell table:style-name="Table1.A2" office:value-type="string">
            <text:p text:style-name="Text_20_body"><text:s/>sekakeen</text:p>
          </table:table-cell>
          <table:table-cell table:style-name="Table1.C2" office:value-type="string">
            <text:p text:style-name="Text_20_body">“knives”</text:p>
          </table:table-cell>
        </table:table-row>
        <text:soft-page-break/>
        <table:table-row>
          <table:table-cell table:style-name="Table1.A1" office:value-type="string">
            <text:p text:style-name="Text_20_body"><text:s/>and feʕalile</text:p>
          </table:table-cell>
          <table:table-cell table:style-name="Table1.A1" office:value-type="string">
            <text:p text:style-name="Text_20_body"><text:s/>esatiðe</text:p>
          </table:table-cell>
          <table:table-cell table:style-name="Table1.C1" office:value-type="string">
            <text:p text:style-name="Text_20_body">“masters/professors.”</text:p>
          </table:table-cell>
        </table:table-row>
      </table:table>
      <text:list xml:id="list204138214138298" text:continue-numbering="true" text:style-name="Numbering_20_123">
        <text:list-item>
          <text:list>
            <text:list-item>
              <text:h text:style-name="P102" text:outline-level="2">McCarthy and Prince (1990:213)</text:h>
            </text:list-item>
          </text:list>
        </text:list-item>
      </text:list>
      <text:p text:style-name="Text_20_body">McCarthy and Prince (1990) limited irregular pl. forms to thirty one categories. They based their classification on Wright’s (1974) categories and thus they put these categories into four main classes of irregular pl. according to syllabification or stresss. Further, they classed only the possible or common categories, after labeling the other ones as rare. <text:span text:style-name="T2">Iambic</text:span> class includes the pls. that consist of single unstressed syllables followed by stressed syllables.This class includes the categories 1 to 9. <text:span text:style-name="T2">Trochaic</text:span> class includes the pls. that consist of long syllables followed by short syllables. This class includes the categories 10 to 14. <text:span text:style-name="T2">Monosyllabic</text:span> class includes the pls. that consist of one syllable, or C3 roots with single vowel (V). This class includes the categories 15 to 29, and <text:span text:style-name="T2">Others</text:span> including pls. are those that are based on gemination, especially the C3 roots with single vowels. These include the categories 30 to 31.</text:p>
      <text:h text:style-name="Heading_20_1" text:outline-level="1"><text:bookmark-start text:name="remarks-on-notation-and-transcription"/>Remarks on Notation and Transcription<text:bookmark-end text:name="remarks-on-notation-and-transcription"/></text:h>
      <text:p text:style-name="Text_20_body">All the exemplary data used in this paper are written in a transliterated form, with meaning enclosed in brackets. The sound notation used is partly IPA, as in /ð/ and /ħ/ and partly some English sounds, as in /j/, /y/, /b/, in addition to a few designed symbols, in order to represent all sounds, especially short vowels (Vs) which are not represented or spelt in the written form, and to show the ultimate pronunciation as accurately as possible. Abbreviated symbols containing Cs and Vs denote the pattern of the noun or that of the pl., as in CvCC for <text:span text:style-name="T2">qelb</text:span> (heart). Root symbols with overt sounds represent extra sounds, those which are not part of the noun in pl. pattern, as well as the precise form of the noun, as in CaCee for <text:span text:style-name="T2">qaďee</text:span> (judge). Patterns with voiced Cs, as in (ʔ) in CuCeCaʔ or (m) in meCCeC, represent the addition of external or non-root Cs to the original root pattern. As for SA templates, they are represented by various forms such as <text:span text:style-name="T2">Faʕil, Fewaʕil,</text:span> etc. Based on three main root Cs (f-ʕ-l), taken from the word <text:span text:style-name="T3">ﻓﻌﻞ</text:span> (to do) in SA, templates are given these terms in order to represent the structural roots of the word from which these sing. nouns are derived.</text:p>
      <text:h text:style-name="Heading_20_1" text:outline-level="1"><text:bookmark-start text:name="discussion-and-categorization"/>Discussion and Categorization<text:bookmark-end text:name="discussion-and-categorization"/></text:h>
      <text:p text:style-name="Text_20_body">Generally, there are two types of pl. in SA; sound or regular pl., and irregular or broken pl. Sound pl. is marked by two suffixes, each according to the gender of the word. Thus, -<text:span text:style-name="T2">at</text:span> is used with fem. nouns, whereas –<text:span text:style-name="T2">uun/-een</text:span> is used with masc. nouns. Further, there are a few words in SA that can be pluralized with both regular and irregular pl. As for irregular pl., there is no single specific form or affix that marks such pl. Rather, there are many irregular pl. forms that feature various processes or changes in the words related. Moreover, some of these forms are applicable to both fem. and masc. Irregular pls. are discussed in terms of three main aspects; pattern, template, and alternation. Pattern is the phonological, or roughly the consonantal as well as the vocal, structure of the word, represented by C for Consonant. As for Vs, they are either written. e.g. <text:span text:style-name="T2">i/e/u</text:span>, or they represented by <text:soft-page-break/><text:span text:style-name="T2">v</text:span> only. Template stands for the word structure in SA based on the roots ل-/ﻋـ/ﻓـ. Alternation is concerned with all the phonological and morphological changes that take place in a word when it is pluralized.</text:p>
      <text:list xml:id="list204139766808526" text:continue-list="list204138214138298" text:style-name="Numbering_20_123">
        <text:list-item>
          <text:list>
            <text:list-item text:start-value="1">
              <text:h text:style-name="P102" text:outline-level="2" text:restart-numbering="true" text:start-value="-1"><text:bookmark-start text:name="efʕal-cvcvcvccvc"/>efʕal cvcvc→vccvc<text:bookmark-end text:name="efʕal-cvcvcvccvc"/></text:h>
            </text:list-item>
          </text:list>
        </text:list-item>
      </text:list>
      <text:p text:style-name="Text_20_body"><text:span text:style-name="T2">efʕal</text:span> is one of the common irregular forms of pl. in SA, as there are many bilateral and trilateral nouns pluralized in this form. The formation of this pl. involves the addition of (e) at the beginning of the noun as well as the insertion of the long V (a) before the final C. Hence, the pl. is roughly eCCaC. The nouns related are based in sing. on CeCeC, CeCC, CiCC, and CuCC. As for bilateral nouns, they often take CvC, where (v) may be (uu), (ee) or (ou).</text:p>
      <text:p text:style-name="P8"><text:span text:style-name="T3">Pattern: CeCeC → eCCaC Template: Feʕel Alternation:</text:span> 1. Prefixation of a V 2. Elision of the first internal V (e) 3. Lenghthening of the second internal V (e)→(a)<text:span text:style-name="T3">,</text:span> as in </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qelem</text:p>
          </table:table-cell>
          <table:table-cell table:style-name="Table2.A1" office:value-type="string">
            <text:p text:style-name="Table_20_Contents">→ eqlam </text:p>
          </table:table-cell>
          <table:table-cell table:style-name="Table2.C1" office:value-type="string">
            <text:p text:style-name="Table_20_Contents">pen(s)</text:p>
          </table:table-cell>
        </table:table-row>
        <table:table-row>
          <table:table-cell table:style-name="Table2.A2" office:value-type="string">
            <text:p text:style-name="Table_20_Contents">ħedeth</text:p>
          </table:table-cell>
          <table:table-cell table:style-name="Table2.A2" office:value-type="string">
            <text:p text:style-name="Table_20_Contents">→ eħdath</text:p>
          </table:table-cell>
          <table:table-cell table:style-name="Table2.C2" office:value-type="string">
            <text:p text:style-name="Table_20_Contents">event(s)</text:p>
          </table:table-cell>
        </table:table-row>
        <table:table-row>
          <table:table-cell table:style-name="Table2.A2" office:value-type="string">
            <text:p text:style-name="Table_20_Contents">kheber</text:p>
          </table:table-cell>
          <table:table-cell table:style-name="Table2.A2" office:value-type="string">
            <text:p text:style-name="Table_20_Contents">→ ekhbar</text:p>
          </table:table-cell>
          <table:table-cell table:style-name="Table2.C2" office:value-type="string">
            <text:p text:style-name="Table_20_Contents">an item of news → news</text:p>
          </table:table-cell>
        </table:table-row>
        <table:table-row>
          <table:table-cell table:style-name="Table2.A2" office:value-type="string">
            <text:p text:style-name="Standard">ŧebeq </text:p>
          </table:table-cell>
          <table:table-cell table:style-name="Table2.A2" office:value-type="string">
            <text:p text:style-name="Standard">→ eŧbaq</text:p>
          </table:table-cell>
          <table:table-cell table:style-name="Table2.C2" office:value-type="string">
            <text:p text:style-name="Standard">dish(es)</text:p>
          </table:table-cell>
        </table:table-row>
        <table:table-row>
          <table:table-cell table:style-name="Table2.A2" office:value-type="string">
            <text:p text:style-name="Table_20_Contents">qedem.</text:p>
          </table:table-cell>
          <table:table-cell table:style-name="Table2.A2" office:value-type="string">
            <text:p text:style-name="Table_20_Contents">→ eqdam</text:p>
          </table:table-cell>
          <table:table-cell table:style-name="Table2.C2" office:value-type="string">
            <text:p text:style-name="Table_20_Contents">foot → feet</text:p>
          </table:table-cell>
        </table:table-row>
      </table:table>
      <text:p text:style-name="Text_20_body"><text:span text:style-name="T3">Pattern: CeCC→eCCaC Template: Feʕl Alternation:</text:span> 1. Prefixation of a V (e) 2. Elision of the internal V (e) 3. Breaking the final CC by infixing a V (a), as in</text:p>
      <table:table table:name="Table3" table:style-name="Table3">
        <table:table-column table:style-name="Table3.A"/>
        <table:table-column table:style-name="Table3.B"/>
        <table:table-column table:style-name="Table3.C"/>
        <table:table-row>
          <table:table-cell table:style-name="Table3.A1" office:value-type="string">
            <text:p text:style-name="P10">nehr</text:p>
          </table:table-cell>
          <table:table-cell table:style-name="Table3.A1" office:value-type="string">
            <text:p text:style-name="P37">→ enhar </text:p>
          </table:table-cell>
          <table:table-cell table:style-name="Table3.C1" office:value-type="string">
            <text:p text:style-name="P37">river(s)</text:p>
          </table:table-cell>
        </table:table-row>
        <table:table-row>
          <table:table-cell table:style-name="Table3.A2" office:value-type="string">
            <text:p text:style-name="P10">ferd</text:p>
          </table:table-cell>
          <table:table-cell table:style-name="Table3.A2" office:value-type="string">
            <text:p text:style-name="P37">→ <text:s/>efrad</text:p>
          </table:table-cell>
          <table:table-cell table:style-name="Table3.C2" office:value-type="string">
            <text:p text:style-name="P37">individual(s)</text:p>
          </table:table-cell>
        </table:table-row>
      </table:table>
      <text:p text:style-name="P8"><text:span text:style-name="T3">Pattern: CiCC → eCCaC Template: Fiʕl Alternation:</text:span> 1.Prefixation of a V (e) 2. Elision of the internal V (i) 3.Breaking the final CC by infixing a V (a). Examples are</text:p>
      <table:table table:name="Table4" table:style-name="Table4">
        <table:table-column table:style-name="Table4.A"/>
        <table:table-column table:style-name="Table4.B"/>
        <table:table-column table:style-name="Table4.C"/>
        <table:table-row>
          <table:table-cell table:style-name="Table4.A1" office:value-type="string">
            <text:p text:style-name="Text_20_body">šikl</text:p>
          </table:table-cell>
          <table:table-cell table:style-name="Table4.A1" office:value-type="string">
            <text:p text:style-name="Table_20_Contents">→ eškal </text:p>
          </table:table-cell>
          <table:table-cell table:style-name="Table4.C1" office:value-type="string">
            <text:p text:style-name="Table_20_Contents">shape(s)</text:p>
          </table:table-cell>
        </table:table-row>
        <table:table-row>
          <table:table-cell table:style-name="Table4.A2" office:value-type="string">
            <text:p text:style-name="Text_20_body">šiʕr</text:p>
          </table:table-cell>
          <table:table-cell table:style-name="Table4.A2" office:value-type="string">
            <text:p text:style-name="Table_20_Contents">→ ešʕar</text:p>
          </table:table-cell>
          <table:table-cell table:style-name="Table4.C2" office:value-type="string">
            <text:p text:style-name="Table_20_Contents">verse(s)</text:p>
          </table:table-cell>
        </table:table-row>
        <table:table-row>
          <table:table-cell table:style-name="Table4.A2" office:value-type="string">
            <text:p text:style-name="Text_20_body">śifr</text:p>
          </table:table-cell>
          <table:table-cell table:style-name="Table4.A2" office:value-type="string">
            <text:p text:style-name="Table_20_Contents">→ eśfar</text:p>
          </table:table-cell>
          <table:table-cell table:style-name="Table4.C2" office:value-type="string">
            <text:p text:style-name="Text_20_body">zero<text:span text:style-name="T7">(</text:span>es<text:span text:style-name="T7">)</text:span></text:p>
          </table:table-cell>
        </table:table-row>
        <table:table-row>
          <table:table-cell table:style-name="Table4.A2" office:value-type="string">
            <text:p text:style-name="Text_20_body">thiql</text:p>
          </table:table-cell>
          <table:table-cell table:style-name="Table4.A2" office:value-type="string">
            <text:p text:style-name="Table_20_Contents">→ ethqal</text:p>
          </table:table-cell>
          <table:table-cell table:style-name="Table4.C2" office:value-type="string">
            <text:p text:style-name="Text_20_body">weight<text:span text:style-name="T7">(</text:span>s<text:span text:style-name="T7">)</text:span></text:p>
          </table:table-cell>
        </table:table-row>
        <table:table-row>
          <table:table-cell table:style-name="Table4.A2" office:value-type="string">
            <text:p text:style-name="Text_20_body">milħ</text:p>
          </table:table-cell>
          <table:table-cell table:style-name="Table4.A2" office:value-type="string">
            <text:p text:style-name="Text_20_body">→ emlaħ</text:p>
          </table:table-cell>
          <table:table-cell table:style-name="Table4.C2" office:value-type="string">
            <text:p text:style-name="Text_20_body">salt<text:span text:style-name="T7">(</text:span>s<text:span text:style-name="T7">)</text:span></text:p>
          </table:table-cell>
        </table:table-row>
      </table:table>
      <text:p text:style-name="P11"><text:span text:style-name="T3">Pattern: CuCC→ eCCaC Template: Fuʕl Alternation:</text:span> 1. Prefixation of a V (e) 2.Elision of the internal V (u) 3.Breaking the final CC by infixing a V (a), examples include nouns such as </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ext_20_body">śubĝ</text:p>
          </table:table-cell>
          <table:table-cell table:style-name="Table5.A1" office:value-type="string">
            <text:p text:style-name="Table_20_Contents">→ eśbaĝ </text:p>
          </table:table-cell>
          <table:table-cell table:style-name="Table5.C1" office:value-type="string">
            <text:p text:style-name="Table_20_Contents">paint(s)</text:p>
          </table:table-cell>
        </table:table-row>
        <table:table-row>
          <table:table-cell table:style-name="Table5.A2" office:value-type="string">
            <text:p text:style-name="Text_20_body">ʕumq</text:p>
          </table:table-cell>
          <table:table-cell table:style-name="Table5.A2" office:value-type="string">
            <text:p text:style-name="Table_20_Contents">→ <text:s/>eʕmaq</text:p>
          </table:table-cell>
          <table:table-cell table:style-name="Table5.C2" office:value-type="string">
            <text:p text:style-name="Table_20_Contents">deep(s)</text:p>
          </table:table-cell>
        </table:table-row>
        <table:table-row>
          <table:table-cell table:style-name="Table5.A2" office:value-type="string">
            <text:p text:style-name="Text_20_body">ʕušb</text:p>
          </table:table-cell>
          <table:table-cell table:style-name="Table5.A2" office:value-type="string">
            <text:p text:style-name="Table_20_Contents">→ <text:s/>eʕšab</text:p>
          </table:table-cell>
          <table:table-cell table:style-name="Table5.C2" office:value-type="string">
            <text:p text:style-name="Text_20_body">grass(es)</text:p>
          </table:table-cell>
        </table:table-row>
        <table:table-row>
          <table:table-cell table:style-name="Table5.A2" office:value-type="string">
            <text:p text:style-name="Text_20_body">buʕd</text:p>
          </table:table-cell>
          <table:table-cell table:style-name="Table5.A2" office:value-type="string">
            <text:p text:style-name="Table_20_Contents">→ <text:s/>ebʕad</text:p>
          </table:table-cell>
          <table:table-cell table:style-name="Table5.C2" office:value-type="string">
            <text:p text:style-name="Text_20_body">dimension(s)</text:p>
          </table:table-cell>
        </table:table-row>
        <table:table-row>
          <table:table-cell table:style-name="Table5.A2" office:value-type="string">
            <text:p text:style-name="Text_20_body">qurś</text:p>
          </table:table-cell>
          <table:table-cell table:style-name="Table5.A2" office:value-type="string">
            <text:p text:style-name="Text_20_body">→ <text:s/>eqraś</text:p>
          </table:table-cell>
          <table:table-cell table:style-name="Table5.C2" office:value-type="string">
            <text:p text:style-name="Text_20_body">disc(s)</text:p>
          </table:table-cell>
        </table:table-row>
        <table:table-row>
          <table:table-cell table:style-name="Table5.A2" office:value-type="string">
            <text:p text:style-name="Text_20_body">juzʔ</text:p>
          </table:table-cell>
          <table:table-cell table:style-name="Table5.A2" office:value-type="string">
            <text:p text:style-name="Text_20_body">→ ejzaʔ</text:p>
          </table:table-cell>
          <table:table-cell table:style-name="Table5.C2" office:value-type="string">
            <text:p text:style-name="Text_20_body">part<text:span text:style-name="T8">(</text:span>s<text:span text:style-name="T8">)</text:span></text:p>
          </table:table-cell>
        </table:table-row>
        <table:table-row>
          <table:table-cell table:style-name="Table5.A2" office:value-type="string">
            <text:p text:style-name="Text_20_body">ʕumr</text:p>
          </table:table-cell>
          <table:table-cell table:style-name="Table5.A2" office:value-type="string">
            <text:p text:style-name="Text_20_body">→ eʕmar</text:p>
          </table:table-cell>
          <table:table-cell table:style-name="Table5.C2" office:value-type="string">
            <text:p text:style-name="Text_20_body">age<text:span text:style-name="T8">(</text:span>s<text:span text:style-name="T8">)</text:span></text:p>
          </table:table-cell>
        </table:table-row>
        <table:table-row>
          <table:table-cell table:style-name="Table5.A2" office:value-type="string">
            <text:p text:style-name="Text_20_body">quŧb</text:p>
          </table:table-cell>
          <table:table-cell table:style-name="Table5.A2" office:value-type="string">
            <text:p text:style-name="Text_20_body">→ eqŧab</text:p>
          </table:table-cell>
          <table:table-cell table:style-name="Table5.C2" office:value-type="string">
            <text:p text:style-name="Text_20_body">pole<text:span text:style-name="T8">(</text:span>s<text:span text:style-name="T8">)</text:span></text:p>
          </table:table-cell>
        </table:table-row>
      </table:table>
      <text:p text:style-name="P12">In this form of pl., there is a significant change that occurs when the noun is changed from sing. to pl. It is the change of the type of root as to the number of Cs contained in this root. C3 roots become bilateral; this is especially in nouns beginning with (w). In this respect, (w) is changed to a V (ou), which eventually changes the type of the root from trilateral to bilateral, as a C has been removed. Thus, the template <text:span text:style-name="T2">CvCvC</text:span> becomes <text:span text:style-name="T2">vCvC</text:span> in pl.;</text:p>
      <table:table table:name="Table6" table:style-name="Table6">
        <table:table-column table:style-name="Table6.A"/>
        <table:table-column table:style-name="Table6.B"/>
        <table:table-column table:style-name="Table6.C"/>
        <table:table-row>
          <table:table-cell table:style-name="Table6.A1" office:value-type="string">
            <text:p text:style-name="Text_20_body"><text:span text:style-name="T3">w</text:span>eŧen</text:p>
          </table:table-cell>
          <table:table-cell table:style-name="Table6.A1" office:value-type="string">
            <text:p text:style-name="Table_20_Contents">→ <text:s text:c="2"/><text:span text:style-name="T3">ou</text:span>ŧan</text:p>
          </table:table-cell>
          <table:table-cell table:style-name="Table6.C1" office:value-type="string">
            <text:p text:style-name="Text_20_body">home(s)</text:p>
          </table:table-cell>
        </table:table-row>
        <table:table-row>
          <table:table-cell table:style-name="Table6.A2" office:value-type="string">
            <text:p text:style-name="Text_20_body"><text:span text:style-name="T3">w</text:span>eled</text:p>
          </table:table-cell>
          <table:table-cell table:style-name="Table6.A2" office:value-type="string">
            <text:p text:style-name="Table_20_Contents">→ <text:s text:c="2"/><text:span text:style-name="T3">ou</text:span>lad</text:p>
          </table:table-cell>
          <table:table-cell table:style-name="Table6.C2" office:value-type="string">
            <text:p text:style-name="Text_20_body">boy(s)</text:p>
          </table:table-cell>
        </table:table-row>
        <table:table-row>
          <table:table-cell table:style-name="Table6.A2" office:value-type="string">
            <text:p text:style-name="Text_20_body"><text:span text:style-name="T3">w</text:span>eter</text:p>
          </table:table-cell>
          <table:table-cell table:style-name="Table6.A2" office:value-type="string">
            <text:p text:style-name="Text_20_body">→ <text:s text:c="2"/><text:span text:style-name="T3">ou</text:span>tar</text:p>
          </table:table-cell>
          <table:table-cell table:style-name="Table6.C2" office:value-type="string">
            <text:p text:style-name="Text_20_body">string(s)</text:p>
          </table:table-cell>
        </table:table-row>
        <table:table-row>
          <table:table-cell table:style-name="Table6.A2" office:value-type="string">
            <text:p text:style-name="Text_20_body"><text:span text:style-name="T3">w</text:span>erem</text:p>
          </table:table-cell>
          <table:table-cell table:style-name="Table6.A2" office:value-type="string">
            <text:p text:style-name="Text_20_body">→ <text:s/><text:span text:style-name="T3">ou</text:span>ram</text:p>
          </table:table-cell>
          <table:table-cell table:style-name="Table6.C2" office:value-type="string">
            <text:p text:style-name="Text_20_body">tumor(s)</text:p>
          </table:table-cell>
        </table:table-row>
      </table:table>
      <text:p text:style-name="P13">On the other hand, bilateral roots are changed in template, too. In bilateral nouns, based on CvC, the medial V is changed to (y), if this V is (ee) or (ei) in the sing. root. The pl., therefore, is eCCaC, while it is CvC in sing, as in: </text:p>
      <text:p text:style-name="P13"><text:span text:style-name="T2"/></text:p>
      <table:table table:name="Table7" table:style-name="Table7">
        <table:table-column table:style-name="Table7.A"/>
        <table:table-column table:style-name="Table7.B"/>
        <table:table-column table:style-name="Table7.C"/>
        <table:table-row>
          <table:table-cell table:style-name="Table7.A1" office:value-type="string">
            <text:p text:style-name="Text_20_body">k<text:span text:style-name="T3">ee</text:span>s</text:p>
          </table:table-cell>
          <table:table-cell table:style-name="Table7.A1" office:value-type="string">
            <text:p text:style-name="Table_20_Contents">→ <text:s text:c="3"/>ek<text:span text:style-name="T3">y</text:span>as</text:p>
          </table:table-cell>
          <table:table-cell table:style-name="Table7.C1" office:value-type="string">
            <text:p text:style-name="Text_20_body">bag(s)</text:p>
          </table:table-cell>
        </table:table-row>
        <table:table-row>
          <table:table-cell table:style-name="Table7.A2" office:value-type="string">
            <text:p text:style-name="Text_20_body">d<text:span text:style-name="T3">ee</text:span>n</text:p>
          </table:table-cell>
          <table:table-cell table:style-name="Table7.A2" office:value-type="string">
            <text:p text:style-name="Table_20_Contents">→ <text:s text:c="3"/>ed<text:span text:style-name="T3">y</text:span>an</text:p>
          </table:table-cell>
          <table:table-cell table:style-name="Table7.C2" office:value-type="string">
            <text:p text:style-name="Text_20_body">religion(s)</text:p>
          </table:table-cell>
        </table:table-row>
      </table:table>
      <text:p text:style-name="P13">If the medial V is (ou), (uu) or (a), it is changed to (w) in pl.:</text:p>
      <table:table table:name="Table8" table:style-name="Table8">
        <table:table-column table:style-name="Table8.A"/>
        <table:table-column table:style-name="Table8.B"/>
        <table:table-column table:style-name="Table8.C"/>
        <table:table-row>
          <table:table-cell table:style-name="Table8.A1" office:value-type="string">
            <text:p text:style-name="Text_20_body">k<text:span text:style-name="T3">uu</text:span>kh</text:p>
          </table:table-cell>
          <table:table-cell table:style-name="Table8.A1" office:value-type="string">
            <text:p text:style-name="Table_20_Contents">→ <text:s text:c="3"/>ek<text:span text:style-name="T3">w</text:span>akh</text:p>
          </table:table-cell>
          <table:table-cell table:style-name="Table8.C1" office:value-type="string">
            <text:p text:style-name="Text_20_body">cottage(s)</text:p>
          </table:table-cell>
        </table:table-row>
        <text:soft-page-break/>
        <table:table-row>
          <table:table-cell table:style-name="Table8.A2" office:value-type="string">
            <text:p text:style-name="Text_20_body">r<text:span text:style-name="T3">uu</text:span>ħ</text:p>
          </table:table-cell>
          <table:table-cell table:style-name="Table8.A2" office:value-type="string">
            <text:p text:style-name="Table_20_Contents">→ <text:s text:c="3"/>er<text:span text:style-name="T3">w</text:span>aħ</text:p>
          </table:table-cell>
          <table:table-cell table:style-name="Table8.C2" office:value-type="string">
            <text:p text:style-name="Text_20_body">soul(s)</text:p>
          </table:table-cell>
        </table:table-row>
        <table:table-row>
          <table:table-cell table:style-name="Table8.A2" office:value-type="string">
            <text:p text:style-name="Text_20_body">s<text:span text:style-name="T3">uu</text:span>q</text:p>
          </table:table-cell>
          <table:table-cell table:style-name="Table8.A2" office:value-type="string">
            <text:p text:style-name="Text_20_body">→ <text:s text:c="3"/>es<text:span text:style-name="T3">w</text:span>aq</text:p>
          </table:table-cell>
          <table:table-cell table:style-name="Table8.C2" office:value-type="string">
            <text:p text:style-name="Text_20_body">market(s)</text:p>
          </table:table-cell>
        </table:table-row>
        <table:table-row>
          <table:table-cell table:style-name="Table8.A2" office:value-type="string">
            <text:p text:style-name="Text_20_body">q<text:span text:style-name="T3">ou</text:span>s</text:p>
          </table:table-cell>
          <table:table-cell table:style-name="Table8.A2" office:value-type="string">
            <text:p text:style-name="Text_20_body">→ <text:s text:c="3"/>eq<text:span text:style-name="T3">w</text:span>as</text:p>
          </table:table-cell>
          <table:table-cell table:style-name="Table8.C2" office:value-type="string">
            <text:p text:style-name="Text_20_body">bow(s)</text:p>
          </table:table-cell>
        </table:table-row>
        <table:table-row>
          <table:table-cell table:style-name="Table8.A2" office:value-type="string">
            <text:p text:style-name="Text_20_body">d<text:span text:style-name="T3">ou</text:span>r</text:p>
          </table:table-cell>
          <table:table-cell table:style-name="Table8.A2" office:value-type="string">
            <text:p text:style-name="Text_20_body">→ <text:s text:c="3"/>ed<text:span text:style-name="T3">w</text:span>ar</text:p>
          </table:table-cell>
          <table:table-cell table:style-name="Table8.C2" office:value-type="string">
            <text:p text:style-name="P36">role(s)</text:p>
          </table:table-cell>
        </table:table-row>
        <table:table-row>
          <table:table-cell table:style-name="Table8.A2" office:value-type="string">
            <text:p text:style-name="Text_20_body">k<text:span text:style-name="T3">ou</text:span>n</text:p>
          </table:table-cell>
          <table:table-cell table:style-name="Table8.A2" office:value-type="string">
            <text:p text:style-name="Text_20_body">→ <text:s text:c="3"/>ek<text:span text:style-name="T3">w</text:span>an</text:p>
          </table:table-cell>
          <table:table-cell table:style-name="Table8.C2" office:value-type="string">
            <text:p text:style-name="Text_20_body">universe(s)</text:p>
          </table:table-cell>
        </table:table-row>
      </table:table>
      <text:p text:style-name="P14">The addition of the pre-initial (e) may as well be affected phonetically by the sort of the first C in the sing. root, and hence, (e) becomes (ei), because that C is (y). Such behaviour can only be accounted for by the fact that (y) is a vowel-like sound:</text:p>
      <table:table table:name="Table9" table:style-name="Table9">
        <table:table-column table:style-name="Table9.A"/>
        <table:table-column table:style-name="Table9.B"/>
        <table:table-column table:style-name="Table9.C"/>
        <table:table-row>
          <table:table-cell table:style-name="Table9.A1" office:value-type="string">
            <text:p text:style-name="Text_20_body">youm</text:p>
          </table:table-cell>
          <table:table-cell table:style-name="Table9.A1" office:value-type="string">
            <text:p text:style-name="Table_20_Contents">→ <text:s text:c="4"/><text:span text:style-name="T3">ei</text:span>yam</text:p>
          </table:table-cell>
          <table:table-cell table:style-name="Table9.C1" office:value-type="string">
            <text:p text:style-name="Text_20_body">day(s)</text:p>
          </table:table-cell>
        </table:table-row>
      </table:table>
      <text:p text:style-name="P15">However, in bilateral nouns where the medial V is neither of the above Vs, it is (a) as in these two examples, (w), rather than (y), is inserted between the first C and the medial V:</text:p>
      <text:p text:style-name="P15"><text:span text:style-name="T2"/></text:p>
      <table:table table:name="Table10" table:style-name="Table10">
        <table:table-column table:style-name="Table10.A"/>
        <table:table-column table:style-name="Table10.B"/>
        <table:table-column table:style-name="Table10.C"/>
        <table:table-row>
          <table:table-cell table:style-name="Table10.A1" office:value-type="string">
            <text:p text:style-name="Text_20_body">CaC</text:p>
          </table:table-cell>
          <table:table-cell table:style-name="Table10.A1" office:value-type="string">
            <text:p text:style-name="Text_20_body">→ eCWaC</text:p>
          </table:table-cell>
          <table:table-cell table:style-name="Table10.C1" office:value-type="string">
            <text:p text:style-name="Text_20_body"/>
          </table:table-cell>
        </table:table-row>
        <table:table-row>
          <table:table-cell table:style-name="Table10.A2" office:value-type="string">
            <text:p text:style-name="Text_20_body">ħal</text:p>
          </table:table-cell>
          <table:table-cell table:style-name="Table10.A2" office:value-type="string">
            <text:p text:style-name="Table_20_Contents">→ eħ<text:span text:style-name="T3">w</text:span>al</text:p>
          </table:table-cell>
          <table:table-cell table:style-name="Table10.C2" office:value-type="string">
            <text:p text:style-name="Text_20_body">condition(s)</text:p>
          </table:table-cell>
        </table:table-row>
        <table:table-row>
          <table:table-cell table:style-name="Table10.A3" office:value-type="string">
            <text:p text:style-name="Text_20_body">mal</text:p>
          </table:table-cell>
          <table:table-cell table:style-name="Table10.A3" office:value-type="string">
            <text:p text:style-name="Table_20_Contents">→ <text:s/>em<text:span text:style-name="T3">w</text:span>al</text:p>
          </table:table-cell>
          <table:table-cell table:style-name="Table10.C3" office:value-type="string">
            <text:p text:style-name="Text_20_body">money/property(<text:span text:style-name="T9">ie</text:span>s)</text:p>
          </table:table-cell>
        </table:table-row>
      </table:table>
      <text:list xml:id="list204140124378738" text:continue-numbering="true" text:style-name="Numbering_20_123">
        <text:list-item>
          <text:list>
            <text:list-item>
              <text:h text:style-name="P102" text:outline-level="2"><text:bookmark-start text:name="efʕile"/>efʕile<text:bookmark-end text:name="efʕile"/></text:h>
            </text:list-item>
          </text:list>
        </text:list-item>
      </text:list>
      <text:p text:style-name="Text_20_body">This pl. form is used to derive sing. mas. nouns. The sing. nouns included in this pl. are based on a C3 root (three Cs with two internal Vs). The first V is a short voiced non-spelled V (ﻓﺘﺤﺔ،ﺿﻤﺔ ﻛﺴﺮة،), whereas the other V is a long orthographic V. In pl., the short orthographic V (fetħe) is inserted at the beginning and at the end of the noun. Additionally, the first internal short V is elided, while the second long spelled V becomes a short voiced V only. Hence, the change from sing. to pl. involves the prothesis of (e) in a pre-initial C root, the syncope of the first V, the alternation of the second long V to a short one (i), and the addition of (e). The final pl. form of the word will be based on the root v+CCvC+v, where plus-marked Vs denote Vs inserted pre- and post-lexically; e+CCiC+e. The following fig. shows the pluralization of the word <text:span text:style-name="T2">mithal</text:span> (example) into <text:span text:style-name="T2">emthile</text:span> (exampl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C"/>
        <table:table-column table:style-name="Table11.A"/>
        <table:table-row table:style-name="Table11.1">
          <table:table-cell table:style-name="Table11.A1" office:value-type="string">
            <text:p text:style-name="P16"/>
          </table:table-cell>
          <table:table-cell table:style-name="Table11.B1" office:value-type="string">
            <text:p text:style-name="P18">m</text:p>
          </table:table-cell>
          <table:table-cell table:style-name="Table11.B1" office:value-type="string">
            <text:p text:style-name="P17">i</text:p>
          </table:table-cell>
          <table:table-cell table:style-name="Table11.B1" office:value-type="string">
            <text:p text:style-name="P18">th</text:p>
          </table:table-cell>
          <table:table-cell table:style-name="Table11.B1" office:value-type="string">
            <text:p text:style-name="Text_20_body">a</text:p>
          </table:table-cell>
          <table:table-cell table:style-name="Table11.B1" office:value-type="string">
            <text:p text:style-name="P18">l</text:p>
          </table:table-cell>
          <table:table-cell table:style-name="Table11.G1" office:value-type="string">
            <text:p text:style-name="P17"/>
          </table:table-cell>
        </table:table-row>
        <table:table-row table:style-name="Table11.1">
          <table:table-cell table:style-name="Table11.A2" office:value-type="string">
            <text:p text:style-name="P16"/>
          </table:table-cell>
          <table:table-cell table:style-name="Table11.B2" office:value-type="string">
            <text:p text:style-name="P16"/>
          </table:table-cell>
          <table:table-cell table:style-name="Table11.B2" office:value-type="string">
            <text:p text:style-name="P16"/>
          </table:table-cell>
          <table:table-cell table:style-name="Table11.B2" office:value-type="string">
            <text:p text:style-name="P16"/>
          </table:table-cell>
          <table:table-cell table:style-name="Table11.B2" office:value-type="string">
            <text:p text:style-name="P9">↓</text:p>
          </table:table-cell>
          <table:table-cell table:style-name="Table11.B2" office:value-type="string">
            <text:p text:style-name="P19"/>
          </table:table-cell>
          <table:table-cell table:style-name="Table11.G2" office:value-type="string">
            <text:p text:style-name="P16"/>
          </table:table-cell>
        </table:table-row>
        <text:soft-page-break/>
        <table:table-row table:style-name="Table11.1">
          <table:table-cell table:style-name="Table11.A3" office:value-type="string">
            <text:p text:style-name="Text_20_body">e+</text:p>
          </table:table-cell>
          <table:table-cell table:style-name="Table11.B3" office:value-type="string">
            <text:p text:style-name="Text_20_body">m</text:p>
          </table:table-cell>
          <table:table-cell table:style-name="Table11.B3" office:value-type="string">
            <text:p text:style-name="Text_20_body"/>
          </table:table-cell>
          <table:table-cell table:style-name="Table11.B3" office:value-type="string">
            <text:p text:style-name="Text_20_body"><text:span text:style-name="T10">th</text:span></text:p>
          </table:table-cell>
          <table:table-cell table:style-name="Table11.B3" office:value-type="string">
            <text:p text:style-name="Text_20_body">i</text:p>
          </table:table-cell>
          <table:table-cell table:style-name="Table11.B3" office:value-type="string">
            <text:p text:style-name="Text_20_body"><text:span text:style-name="T6">l</text:span></text:p>
          </table:table-cell>
          <table:table-cell table:style-name="Table11.G3" office:value-type="string">
            <text:p text:style-name="Text_20_body">+e</text:p>
          </table:table-cell>
        </table:table-row>
      </table:table>
      <text:p text:style-name="Text_20_body">Nouns pluralized in this form are based on CiCaC, CeCaC, and less frequently CuCaC and CeCeeC.</text:p>
      <text:p text:style-name="Text_20_body"><text:span text:style-name="T3">Pattern: CiCaC→eCCiCe Template: fiʕal Alternation:</text:span> 1. Prefixation of a V</text:p>
      <text:list xml:id="list1458082977" text:style-name="L1">
        <text:list-item>
          <text:p text:style-name="P32">2.Elision of the short V (i) 3. Shortening of the internal V (a)→(i) 4. Suffixation of a V (e). Examples include <text:span text:style-name="T2">qinaʕ (mask)→eqniʕe (masks)/ siyaj (fence)→esyije (fences).</text:span></text:p>
        </text:list-item>
      </text:list>
      <text:p text:style-name="Text_20_body"><text:span text:style-name="T3">Pattern: CeCaC→eCCiCe Template: Feʕal Alternation:</text:span> 1.Prefixaion of a V (e) 2.Elision of the short V (e) 3. Shortening of the internal V (a)→(i) 4.Suffixation of a V (e), examples include <text:span text:style-name="T2">šerab (beverage)→ešribe (beverages)/ demaĝ (brain)→edmiĝe (brains)/ mekan (place)→emkine (places)/ nešaŧ (activity)→enšiŧe (activities).</text:span></text:p>
      <text:p text:style-name="Text_20_body"><text:span text:style-name="T3">Pattern: CeCeeC→eCCiCe Template: Feʕeel Alternation:</text:span> 1.Prefixation of a V (e) 2.Elision of the short V (e) 3.Shortening of the internal V (ee)→(i) 4.Suffixation of a V (e), as in <text:span text:style-name="T2">reśeed (credit)→erśide (credits)/ reśeef (sidewalk)→erśife (sidewalks)/ šereeŧ (stripe)→ešriŧe (stripes)/ ďereeħ (shrine)→eďriħe (shrines).</text:span></text:p>
      <text:p text:style-name="Text_20_body"><text:span text:style-name="T3">Pattern: CuCaC→eCCiCe Template: Fuʕal Alternation:</text:span> 1.Prefixationof initial V (e) 2.Elision of the short V (u) 3.Shortening of the internal V (a)→(i) 4.Suffixation of a V (e), as in <text:span text:style-name="T2">fuʔad (heart)→efʔide (hearts)/ suʔal (question)→esʔile (questions)/ turab (sand)→etribe (sands).</text:span></text:p>
      <text:p text:style-name="Text_20_body">If third C in the root is (ʔ), it is replaced by a the semi-vowel (y), to separate the two Vs and to avoid V sequence; <text:span text:style-name="T2">duʕa</text:span><text:span text:style-name="T1">ʔ</text:span><text:span text:style-name="T2"> (prayer/ plea)→edʕi</text:span><text:span text:style-name="T1">y</text:span><text:span text:style-name="T2">e (prayers/pleas)/ ĝiða</text:span><text:span text:style-name="T1">ʔ</text:span><text:span text:style-name="T2"> (food)→ eĝði</text:span><text:span text:style-name="T1">y</text:span><text:span text:style-name="T2">e (foods).</text:span> Words which are bilateral (have two Cs standing as a root) undergo shift in the final V. Thus, /y/ is inserted after the two Cs to separate the short Vs; <text:span text:style-name="T1">n</text:span><text:span text:style-name="T2">a</text:span><text:span text:style-name="T1">d</text:span><text:span text:style-name="T2">ee (club) [2 Cs; n/d] → e</text:span><text:span text:style-name="T1">nd</text:span><text:span text:style-name="T2">i</text:span><text:span text:style-name="T1">y</text:span><text:span text:style-name="T2">e (clubs) [3 Cs’ n/d/y].</text:span> Therefore, this bilateral noun becomes trilateral in pl. Another change occurs in this form represented by the shift in root quality. Here, the C (w) is changed to a V (ou), and</text:p>
      <text:p text:style-name="Text_20_body">the trilateral noun becomes bilateral in root accordingly; <text:span text:style-name="T1">w</text:span><text:span text:style-name="T2">ereed (vein)→</text:span><text:span text:style-name="T1">ou</text:span><text:span text:style-name="T2">ride (veins)/ </text:span><text:span text:style-name="T1">w</text:span><text:span text:style-name="T2">isam (insignia)→</text:span><text:span text:style-name="T1">ou</text:span><text:span text:style-name="T2">sime (insignias).</text:span> Notwithstanding this remarkable change in the sing. root, a noun may not change in root, even if this change involves the elision of a C. The noun <text:span text:style-name="T2">wadee</text:span> (valley) is bilateral in root, consisting of (w) and</text:p>
      <text:list xml:id="list4284020786" text:style-name="L2">
        <text:list-item>
          <text:p text:style-name="P33">as a root, but in pl., (y) is inserted finally to separate the two final short Vs (i) and (e), and thus this new C replaces the elided</text:p>
        </text:list-item>
        <text:list-item>
          <text:p text:style-name="P33">in pl. <text:span text:style-name="T2">oudiye</text:span> (valleys), (d) and (y).</text:p>
        </text:list-item>
      </text:list>
      <text:list xml:id="list204139789782398" text:continue-list="list204140124378738" text:style-name="Numbering_20_123">
        <text:list-item>
          <text:list>
            <text:list-item>
              <text:h text:style-name="P102" text:outline-level="2"><text:bookmark-start text:name="fuʕuul"/>fuʕuul<text:bookmark-end text:name="fuʕuul"/></text:h>
            </text:list-item>
          </text:list>
        </text:list-item>
      </text:list>
      <text:p text:style-name="Text_20_body">This form includes principally C3 roots, in addition to a few bilateral ones. The C3 root of sing. nouns is commonly CvCC. The internal V is a short voiced sound only (ﻓﺘﺤﺔ or ﻛﺴﺮة). In pl., this root becomes CvCvC. The first internal V, whatever be that V, alternates to a short voiced V (ﺿﻤﺔ). More importantly, such irregular form results in breaking the final C cluster in the sing. by inserting a long V in between. Therefore, the root can best be represented as CvCuuC, to <text:soft-page-break/>emphasize the insertion of a long V. The fig. below illustrates the change of a sing. noun to pl. in this form through as exemplified in the word <text:span text:style-name="T2">qelb</text:span> (heart): Fig. (3) Change of <text:span text:style-name="T2">qelb</text:span> (heart) to pl. <text:span text:style-name="T2">quluub</text:span> (hearts) where the underlined Vs denote sound alternation.</text:p>
      <text:p text:style-name="P22"/>
      <table:table table:name="Table12" table:style-name="Table12">
        <table:table-column table:style-name="Table12.A"/>
        <table:table-column table:style-name="Table12.B"/>
        <table:table-column table:style-name="Table12.C"/>
        <table:table-column table:style-name="Table12.D"/>
        <table:table-column table:style-name="Table12.A"/>
        <table:table-row table:style-name="Table12.1">
          <table:table-cell table:style-name="Table12.A1" office:value-type="string">
            <text:p text:style-name="P21">q</text:p>
          </table:table-cell>
          <table:table-cell table:style-name="Table12.B1" office:value-type="string">
            <text:p text:style-name="P23">e</text:p>
          </table:table-cell>
          <table:table-cell table:style-name="Table12.B1" office:value-type="string">
            <text:p text:style-name="P21">l</text:p>
          </table:table-cell>
          <table:table-cell table:style-name="Table12.B1" office:value-type="string">
            <text:p text:style-name="Text_20_body">-V-</text:p>
          </table:table-cell>
          <table:table-cell table:style-name="Table12.E1" office:value-type="string">
            <text:p text:style-name="P21">b</text:p>
          </table:table-cell>
        </table:table-row>
        <table:table-row table:style-name="Table12.1">
          <table:table-cell table:style-name="Table12.A2" office:value-type="string">
            <text:p text:style-name="P22"/>
          </table:table-cell>
          <table:table-cell table:style-name="Table12.B2" office:value-type="string">
            <text:p text:style-name="Text_20_body"><text:span text:style-name="T2">↓</text:span></text:p>
          </table:table-cell>
          <table:table-cell table:style-name="Table12.B2" office:value-type="string">
            <text:p text:style-name="P22"/>
          </table:table-cell>
          <table:table-cell table:style-name="Table12.B2" office:value-type="string">
            <text:p text:style-name="Text_20_body"><text:span text:style-name="T2">↓</text:span></text:p>
          </table:table-cell>
          <table:table-cell table:style-name="Table12.E2" office:value-type="string">
            <text:p text:style-name="P20"/>
          </table:table-cell>
        </table:table-row>
        <table:table-row table:style-name="Table12.1">
          <table:table-cell table:style-name="Table12.A3" office:value-type="string">
            <text:p text:style-name="Text_20_body">q</text:p>
          </table:table-cell>
          <table:table-cell table:style-name="Table12.B3" office:value-type="string">
            <text:p text:style-name="Text_20_body">u</text:p>
          </table:table-cell>
          <table:table-cell table:style-name="Table12.B3" office:value-type="string">
            <text:p text:style-name="Text_20_body">l</text:p>
          </table:table-cell>
          <table:table-cell table:style-name="Table12.B3" office:value-type="string">
            <text:p text:style-name="Text_20_body">uu</text:p>
          </table:table-cell>
          <table:table-cell table:style-name="Table12.E3" office:value-type="string">
            <text:p text:style-name="Text_20_body"><text:span text:style-name="T6">b</text:span></text:p>
          </table:table-cell>
        </table:table-row>
      </table:table>
      <text:p text:style-name="P22">Most nouns pluralized in this form are mas, but they are turned into fem in pl.</text:p>
      <text:p text:style-name="Text_20_body"><text:span text:style-name="T3">Pattern: CeCC→CuCuuC Template: Feʕl Alternation:</text:span> 1.Internal V mutation (e)→(u) 2.Breaking the final CC by infixing a V (uu). Nouns pluralized through this form denote animals, birds; <text:span text:style-name="T2">nesr (eagle)→nusuur (eagles)/ fehd (leopard)→fuhuud (leopards).</text:span> Tools; <text:span text:style-name="T2">keʔs (cup)→kuʔuus (cups)/ feʔs (axe)→fuʔuus (axes).</text:span> Bilateral words are doubled in the second C; <text:span text:style-name="T2">def (drum)→dufuuf (drums),</text:span> bodily parts; <text:span text:style-name="T2">reʔs (head)→ruʔuus (heads)/ enf (nose)→unuuf (noses).</text:span> If the word is bilateral or CvC, the second C is doubled; <text:span text:style-name="T2">kef (palm)→kufuuf (palms).</text:span> Groups; <text:span text:style-name="T2">šeʕb (people)→šuʕuub (peoples)/ wefd (delegation)→wufuud (delegations).</text:span> Landscape and weather; <text:span text:style-name="T2">sehl (plain)→suhuul (plains)/ thelj (snow)→thuluuj (snows)/ merj (prairie)→muruuj (prairies)/ kehf (cave)→kuhuuf (caves).</text:span> Places, institutions; <text:span text:style-name="T2">benk (bank)→bunuuk (banks).</text:span> Periods; <text:span text:style-name="T2">šehr (months)→šuhuur (months)/ ʕeśr (era)→ʕuśuur (eras).</text:span> Miscellaneous: <text:span text:style-name="T2">bend (chapter/clause)→bunuud (chapters/clauses)/ šeʔn (affair)→šuʔuun (affairs).</text:span> The second C in bilateral roots is doubled in pl.; <text:span text:style-name="T2">ref (shelf)→rufuuf (shelves)/ śef (class)→śufuuf (classes)/ fel (remain)→fuluul (remains) / ħeb (grain)→ħubuub (grains).</text:span></text:p>
      <text:p text:style-name="Text_20_body"><text:span text:style-name="T3">Pattern: CiCC→CuCuuC Template: Fiʕl Alternation:</text:span> 1.Internal V mutation (i)→(u) 2. Breaking the final CC by infixing a V (uu), as in <text:span text:style-name="T2">ʕiŧr (odor)→ʕuŧuur (odors)/ qird (ape)→quruud (apes)/ śinf (class)→śunuuf (classes)/ sijn (prison)→sujuun (prisons).</text:span></text:p>
      <text:p text:style-name="Text_20_body"><text:span text:style-name="T3">Pattern: CeCeC or CeCiC→CuCuuC Template:Feʕel Alternation:</text:span> 1.Internal V mutation (e)→(u) 2.Internal V Lenghthening (i)→(uu). Examples are <text:span text:style-name="T2">esed (lion)→usuud (lions)/ śeŧer (line)→śuŧuur (lines)/ melik (king)→muluuk (kings)/ nemir (tiger)→numuur (tigers)</text:span></text:p>
      <text:p text:style-name="Text_20_body"><text:span text:style-name="T3">Pattern: CeiC→ CuyuuC Template:Feiʕ Alternation:</text:span> 1.Internal V shortening (ei)→(u) 2. Infixation of the C (y) 3. Infixation of the V (uu). In bilateral roots, the internal V is a diphthong, in which case it is deleted and /y/ is inserted instead to separate the two Vs and to avoid V sequence; <text:span text:style-name="T2">jeiš (army)→juyuuš (armies)/ ʕein (eye)→ʕuyuun (eyes)/ ŧeir (bird)→ŧuyuur (birds)/ beit (house)→buyout (houses)/ jeib (pocket)→juyuub (pockets).</text:span></text:p>
      <text:list xml:id="list204139145775947" text:continue-numbering="true" text:style-name="Numbering_20_123">
        <text:list-item>
          <text:list>
            <text:list-item>
              <text:h text:style-name="P102" text:outline-level="2"><text:bookmark-start text:name="feʕalee-fewaʕil"/>Feʕalee/ fewaʕil<text:bookmark-end text:name="feʕalee-fewaʕil"/></text:h>
            </text:list-item>
          </text:list>
        </text:list-item>
      </text:list>
      <text:p text:style-name="Text_20_body"><text:span text:style-name="T2">Feʕalee</text:span> is the irregular pl. form that is used to pluralize mas as well fem nouns. It is used with C3 <text:soft-page-break/>root words. However, the pl. root is quadriliteral (a four C root) in the form of CvCVCvC. If the first internal V is a long one, it will be replaced by (e+w). Hence, this (w) will be the four C added to the root of the sing. noun. The fig. below demonstrates the morphophonemic change in ʕamil (factor) to <text:span text:style-name="T2">ʕewamil</text:span> (factor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8">ʕ</text:p>
          </table:table-cell>
          <table:table-cell table:style-name="Table13.B1" office:value-type="string">
            <text:p text:style-name="P51">a</text:p>
          </table:table-cell>
          <table:table-cell table:style-name="Table13.C1" office:value-type="string">
            <text:p text:style-name="P52"><text:span text:style-name="T3">m</text:span>i<text:span text:style-name="T3">l</text:span></text:p>
          </table:table-cell>
        </table:table-row>
        <table:table-row table:style-name="Table13.1">
          <table:table-cell table:style-name="Table13.A2" office:value-type="string">
            <text:p text:style-name="Table_20_Contents"/>
          </table:table-cell>
          <table:table-cell table:style-name="Table13.B2" office:value-type="string">
            <text:p text:style-name="P52"><text:span text:style-name="T11">↙↘</text:span></text:p>
          </table:table-cell>
          <table:table-cell table:style-name="Table13.C2" office:value-type="string">
            <text:p text:style-name="Table_20_Contents"/>
          </table:table-cell>
        </table:table-row>
        <table:table-row table:style-name="Table13.1">
          <table:table-cell table:style-name="Table13.A3" office:value-type="string">
            <text:p text:style-name="P38">ʕ</text:p>
          </table:table-cell>
          <table:table-cell table:style-name="Table13.B3" office:value-type="string">
            <text:p text:style-name="P52">ewa</text:p>
          </table:table-cell>
          <table:table-cell table:style-name="Table13.C3" office:value-type="string">
            <text:p text:style-name="P52"><text:span text:style-name="T3">m</text:span>i<text:span text:style-name="T3">l</text:span></text:p>
          </table:table-cell>
        </table:table-row>
      </table:table>
      <text:p text:style-name="P24"><text:span text:style-name="T3">Pattern:CaCiC→CewaCiC Template:Faʕil→Fewaʕil Alternation:</text:span>1.Infixationof a V (e) 2.Infixation of a C (w), e.g. <text:span text:style-name="T2">hatif (telephone)→hewatif (telephones)/ ŧabiʕ (stamp)→ŧewabiʕ (stamps).</text:span> In this category, there are a few words that denote places; <text:span text:style-name="T2">jamiʕ (mosque)→jewamiʕ (mosques)/ šariʕ (street)→šewariʕ (streets)/ šahid (monument)→šewahid (monuments)/ tabiq (floor)→tewabiq (floors)</text:span>. Also, there are words that are water-related; <text:span text:style-name="T2">saʔil (liquid)→sewaʔil (liquids)/ rafid (river branch)→rewafid (river branches)/ saħil (coast)→sewaħil (coasts)/ qarib (boat)→qewarib (boats).</text:span> The above replacement helps to change the root of the noun from trilateral in sing. to quadriliteral in pl., having added (w) to the root of the noun. In all these words, the only change occurring is the replacement of the first internal V</text:p>
      <text:list xml:id="list4134680001" text:style-name="L3">
        <text:list-item>
          <text:p text:style-name="P34">with (e+w). In fem. nouns, those ending with the suffix (-e), the same rule applies, except that the said suffix is elided. These nouns involve various senses, such as tools; <text:span text:style-name="T2">ŧabiʕe (printer)→ŧewabiʕ (printers)/ barije (warship)→bewarij (warships)/ qafile (caravan)→qewafil (caravans),</text:span> and places; <text:span text:style-name="T2">nafiðe (window)→newafið/ qaʕide (base)→qewaʕid (bases)/ ʕaiśme (capital city)→ʕewaśim (capital cities)</text:span>. Miscellaneous; <text:span text:style-name="T2">šaʔibe (impurity)→šewaʔib (impurities)/ fakihe (fruit)→fewakih (fruits)/ jariye (maid)→jewaree (maids)/ qafiye (rhyme)→qewafee (rhymes)/ ʕaʔile (family)→ʕewaʔil (families).</text:span> If the first V is short and the second one is long, and the word ends with (-e), the second V is replaced by (a) and the glottal C (ʔ) is inserted to prevent the sequence of (a) and (i). As for the fem. suffix (-e), it is deleted. This is common in fem. nouns, as in; <text:span text:style-name="T2">fereeđe (religious duty)→feraʔiđ (religious duties).</text:span></text:p>
        </text:list-item>
      </text:list>
      <text:p text:style-name="Text_20_body"><text:span text:style-name="T3">Pattern:CeCeeCe→CeCaʔiC Template: Feʕeele→Feʕaʔil Alternation:</text:span> 1.Internal V mutation (ee) →(a) 2.Infixation of a C (ʔ) 3.Infixation of a V (i) 4. Elision of the final V (e), nouns pluralized as such include <text:span text:style-name="T2">qeśeede (poem)→qeśaʔid (poems)/ reheene (hostage)→rehaʔin (hostages)/ keteebe (battalion)→ketaʔib (battalions)/ qebeele (tribe)→qebaʔil (tribes).</text:span> Here, the exception is the word <text:span text:style-name="T2">risale</text:span> (message), which has already (a) as a second V, and thus (ʔ+i) is inserted in pl.; <text:span text:style-name="T2">resaʔil</text:span> (messages).</text:p>
      <text:p text:style-name="Text_20_body">Nouns which are quadriliteral in root (consisting of four Cs), undergo internal V mutation, in addition to the anaptyxis of (a) relating to the pl. form, as in; <text:span text:style-name="T2">funduq (hotel) →fen</text:span><text:span text:style-name="T1">a</text:span><text:span text:style-name="T2">diq (hotels)/ zilzal (quake)→zel</text:span><text:span text:style-name="T1">a</text:span><text:span text:style-name="T2">zil (quakes)/ ʕesker (troop)→ʕes</text:span><text:span text:style-name="T1">a</text:span><text:span text:style-name="T2">kir (troops).</text:span> The fem. suffix (-e) is elided to correspond to the pl. form; <text:span text:style-name="T2">belbele (confusion)→bel</text:span><text:span text:style-name="T1">a</text:span><text:span text:style-name="T2">bil (confusions)/ mehzele (farce)→meh</text:span><text:span text:style-name="T1">a</text:span><text:span text:style-name="T2">zil (farces).</text:span> The behavior of Vs varies in words, due to the different Vs contained in these words. Words ending with long V (ee) may have an insertion of (a) between the second and the final C <text:soft-page-break/>root, as in <text:span text:style-name="T2">kursee</text:span> (chair)→<text:span text:style-name="T2">kerasee</text:span> (chairs). On the other hand, an orthographically similar word, like <text:span text:style-name="T2">nadee</text:span> (club), undergoes only insertion of (e+w) after the first C, and thus it is pluralized as <text:span text:style-name="T2">newadee</text:span> (clubs). Interestingly, such behavior can be noticed even in C3 root nouns. Here, a different set of sounds is introduced, represented by (e+y+a) instead of (e+w). This is confined to the nouns the first internal V of which is the diphthong (ei); <text:span text:style-name="T2">heikel (skeleton)→heyakil (skeletons)/ beideq (pawn)→beyadiq (pawns).</text:span> There are many words in SA which begin with the suffix <text:span text:style-name="T2">me-</text:span>, taking this type of pl. This prefix is non-root C, .i.e., it is not original in the root, and it is added to these words to give the meaning of ’’ a place where something is done’‘, as such prefix is not in the C3 root of these words. It is the C3 root that implies the meaning of the stem, rather than the non-root C (<text:span text:style-name="T2">me-</text:span>). Hence, for example, in <text:span text:style-name="T2">mekteb</text:span> (office), the C3 root <text:span text:style-name="T2">k-t-b</text:span> implies the meaning of ’writing’, from which that word takes its final meaning ’ a place for writing.’ Additionaly, a few pls. share the same template and form including names of animal, bird, or insect-related; <text:span text:style-name="T2">ʕašib (herbivorous)→ʕewašib (herbivouroses)/ zaħif (reptile)→zewaħif (reptiles)/ qariđ (rodent)→qewariđ (rodents)/ beheeme (beast)→behaʔim (beasts)/ sinjab (squirrel)→senajib (squirrels)/ sulħefat (turtle)→selaħif (turtles)/ ʕeqreb (scorpion)→ʕeqarib (scorpions)/ newres (seagull)→newaris (seagulls)/ jariħ (bird of prey)→jewariħ (birds of prey)/ ħewafir (hoofs)/ qewadim (forelegs)/ laħim (carnivorous)→lewaħim (carnivorouses).</text:span></text:p>
      <text:p text:style-name="Text_20_body"><text:span text:style-name="T3">Pattern: meCCeC→meCaCiC Template: mefʕel→mefaʕil Alternation:</text:span> 1.Breaking the medial CC by infixing a long V (a) 2.Internal V mutation (e)→(i). Most words here imply ‘a place where something is done’; <text:span text:style-name="T2">meʕhed (institute)→meʕahid (institutes)/ merfeʔ (harbor)→merafiʔ (harbors)/ merkez (center)→merakiz (centers)/ mesreħ (theatre)→mesariħ (theatres) /melʕeb (stadium)→melaʕib (stadiums)/ menjem (mine)→menajim (mines)/ mesken (residence)→mesakin (residences)/ menfeð (outlet)→menafið (outlets)/ mesbeħ (swimming pool)→mesabiħ (swimming pools)/ mekhzen (store)→mekhazin (stores)/</text:span></text:p>
      <text:p text:style-name="P2">meśref (bank)→meśarif (banks)/ meŧbekh (kitchen)→meŧabikh (kitchens)/ meśneʕ (factory)→meśaniʕ (factories)/ meŧʕem (restaurant)→meŧaʕim (restaurants).</text:p>
      <text:p text:style-name="Text_20_body">There is another sense implied here that suggests a place through which something passes; <text:span text:style-name="T2">meʕber (crossing)→meʕabir (crossings)/ medkhel (entrance)→medakhil (entrances)/ mekhrej (exit)→mekharij (exits)/ menfeð (outlet)→menafið (outlets).</text:span> Miscellaneous; <text:span text:style-name="T2">meʕlem (monument)→meʕalim (monuments)/ merkeb (boat)→merakib (boats)/ meqleb (trick)→meqalib (tricks).</text:span> In fem. nouns, the suffix (-e) is deleted; <text:span text:style-name="T2">menŧeqe (area)→menaŧiq (areas)/ mezreʕe (farm)→mezariʕ (farms)/ medrese (school)→medaris (schools)/ meqbere (cemetery)→meqabir (cemeteries)/ meʕreke (battle)→meʕarik (battles)/ melħeme (epic)→melaħim (epics)/merħele (stage)→meraħil (stages)/ meħkeme (court)→meħakim (courts)/ meŧħene (mill)→meŧaħin (mills).</text:span> In C2 roots, the final V is changed to (ee). Again, the sense here has to do with place; <text:span text:style-name="T2">mešfa (hospital)→mešafee (hospitals)/ meśfa (refinery)→meśafee (refineries)/ meqha (café)→meqahee (cafes)/ mersa (marina)→merasee (marinas)/ melha (cabaret)→melahee (cabarets).</text:span> Exceptions in sense and in gender; <text:span text:style-name="T2">leila (night)→leyalee (nights).</text:span></text:p>
      <text:p text:style-name="Text_20_body">There are a few words have the pre-final V as /i/ rather than /e/, with a locative sense, including; <text:span text:style-name="T2">mejlis (session)→mejalis (sessions)/ mesjid (mosques)→mesajid (mosques)/ menzil (house)→menazil </text:span><text:soft-page-break/><text:span text:style-name="T2">(houses)/ mouqif (situation)→mewaqif (situations)/ mouqid (fireplace)→mewaqid (fireplaces).</text:span> Exceptions; <text:span text:style-name="T2">mourid (resource)→mewarid (resources)/ mousim (season)→mewasim (seasons).</text:span> Some words denote tools, instruments, equipment, .etc; <text:span text:style-name="T2">melbes (cloth)→melabis (clothes)/ medfeʕ (cannon)→medafiʕ (cannons)/ merjel (boiler)→merajil (boilers)/ mikbes (button)→mekabis (buttons)/ mekbeħ (brake)→mekabiħ (brakes)/ miʕoul (pickax)→meʕawil (pickaxes).</text:span> However, if the third C is (y) or (ʔ), it is elided along with the preceding and the following V and it will be replaced by the V (ee); <text:span text:style-name="T2">umniye (wish)→emanee (wishes)/ uħjiye (riddle)→eħajee (riddles)/ uĝniye (song)→eĝanee (songs)/ uđħiye (offering)→eđaħee (offerings)/ inaʔ (pot)→ewanee (pots)/ yed (hand)→eiyadee (hands).</text:span> Animals; <text:span text:style-name="T2">seħliye (lizard)→seħalee (lizards)/ efʕa (snake)→efaʕee (snakes).</text:span> Landscapes; <text:span text:style-name="T2">śeħraʔ (desert)→śeħaree (deserts)/ ber (wild)→beraree (wilds).</text:span> It is worth mentioning that in all of these above words, if the first internal V is not a short one, it is also elided and (e+w) is inserted instead; <text:span text:style-name="T2">z</text:span><text:span text:style-name="T1">ou</text:span><text:span text:style-name="T2">beʕe (storm)→z</text:span><text:span text:style-name="T1">ew</text:span><text:span text:style-name="T2">abiʕ (storms)/ ś</text:span><text:span text:style-name="T1">ou</text:span><text:span text:style-name="T2">meʕe (silo)→s</text:span><text:span text:style-name="T1">ew</text:span><text:span text:style-name="T2">amiʕ (silo)/ q</text:span><text:span text:style-name="T1">ou</text:span><text:span text:style-name="T2">qeʕe (shell)→q</text:span><text:span text:style-name="T1">ew</text:span><text:span text:style-name="T2">aqiʕ (shells)/ k</text:span><text:span text:style-name="T1">ou</text:span><text:span text:style-name="T2">keb (planet)→k</text:span><text:span text:style-name="T1">ew</text:span><text:span text:style-name="T2">akib (planets)/ n</text:span><text:span text:style-name="T1">ou</text:span><text:span text:style-name="T2">res (seagull)→ne</text:span><text:span text:style-name="T1">w</text:span><text:span text:style-name="T2">aris (seagulls )/ j</text:span><text:span text:style-name="T1">ou</text:span><text:span text:style-name="T2">here (gem)→ j</text:span><text:span text:style-name="T1">ew</text:span><text:span text:style-name="T2">ahir (gems).</text:span></text:p>
      <text:list xml:id="list204138636511913" text:continue-list="list204139145775947" text:style-name="Numbering_20_123">
        <text:list-item>
          <text:list>
            <text:list-item>
              <text:h text:style-name="P102" text:outline-level="2"><text:bookmark-start text:name="fuʕelaʔ"/>fuʕelaʔ<text:bookmark-end text:name="fuʕelaʔ"/></text:h>
            </text:list-item>
          </text:list>
        </text:list-item>
      </text:list>
      <text:p text:style-name="Text_20_body">This form is used to derive irregular pl. for trilateral nouns that are mas. as a whole. The C3 root consists of three Cs and two Vs. The first V is a short or long V, but the second V is a long one. However, the pl. here is quadriliteral in root, as another C, that is (ʔ), is added at the end of the sing. noun when pluralized. The final pl. form is: CvCvCvC or more precisely as CuCeCaʔ. The example below shows how <text:span text:style-name="T2">šeheed</text:span> (martyr) is pluralized as <text:span text:style-name="T2">šuhedaʔ</text:span> (<text:span text:style-name="T2">martyrs</text:span>);</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row table:style-name="Table14.1">
          <table:table-cell table:style-name="Table14.A1" office:value-type="string">
            <text:p text:style-name="P39">š</text:p>
          </table:table-cell>
          <table:table-cell table:style-name="Table14.B1" office:value-type="string">
            <text:p text:style-name="P61">e</text:p>
          </table:table-cell>
          <table:table-cell table:style-name="Table14.B1" office:value-type="string">
            <text:p text:style-name="P40">h</text:p>
          </table:table-cell>
          <table:table-cell table:style-name="Table14.B1" office:value-type="string">
            <text:p text:style-name="P62">ee</text:p>
          </table:table-cell>
          <table:table-cell table:style-name="Table14.B1" office:value-type="string">
            <text:p text:style-name="P64"><text:span text:style-name="T3">d</text:span></text:p>
          </table:table-cell>
          <table:table-cell table:style-name="Table14.F1" office:value-type="string">
            <text:p text:style-name="P64"/>
          </table:table-cell>
        </table:table-row>
        <table:table-row table:style-name="Table14.1">
          <table:table-cell table:style-name="Table14.A2" office:value-type="string">
            <text:p text:style-name="P55"/>
          </table:table-cell>
          <table:table-cell table:style-name="Table14.B2" office:value-type="string">
            <text:p text:style-name="P64">↓</text:p>
          </table:table-cell>
          <table:table-cell table:style-name="Table14.B2" office:value-type="string">
            <text:p text:style-name="P53"><text:span text:style-name="T11"/></text:p>
          </table:table-cell>
          <table:table-cell table:style-name="Table14.B2" office:value-type="string">
            <text:p text:style-name="P64">↓</text:p>
          </table:table-cell>
          <table:table-cell table:style-name="Table14.B2" office:value-type="string">
            <text:p text:style-name="P55"/>
          </table:table-cell>
          <table:table-cell table:style-name="Table14.F2" office:value-type="string">
            <text:p text:style-name="P55"/>
          </table:table-cell>
        </table:table-row>
        <table:table-row table:style-name="Table14.1">
          <table:table-cell table:style-name="Table14.A2" office:value-type="string">
            <text:p text:style-name="P55"/>
          </table:table-cell>
          <table:table-cell table:style-name="Table14.B2" office:value-type="string">
            <text:p text:style-name="P64">u</text:p>
          </table:table-cell>
          <table:table-cell table:style-name="Table14.B2" office:value-type="string">
            <text:p text:style-name="P53"/>
          </table:table-cell>
          <table:table-cell table:style-name="Table14.B2" office:value-type="string">
            <text:p text:style-name="P64">e</text:p>
          </table:table-cell>
          <table:table-cell table:style-name="Table14.B2" office:value-type="string">
            <text:p text:style-name="P55"/>
          </table:table-cell>
          <table:table-cell table:style-name="Table14.F2" office:value-type="string">
            <text:p text:style-name="P55"/>
          </table:table-cell>
        </table:table-row>
        <table:table-row table:style-name="Table14.1">
          <table:table-cell table:style-name="Table14.A2" office:value-type="string">
            <text:p text:style-name="P55"/>
          </table:table-cell>
          <table:table-cell table:style-name="Table14.B2" office:value-type="string">
            <text:p text:style-name="P64">↓</text:p>
          </table:table-cell>
          <table:table-cell table:style-name="Table14.B2" office:value-type="string">
            <text:p text:style-name="P53"/>
          </table:table-cell>
          <table:table-cell table:style-name="Table14.B2" office:value-type="string">
            <text:p text:style-name="P64">↓</text:p>
          </table:table-cell>
          <table:table-cell table:style-name="Table14.B2" office:value-type="string">
            <text:p text:style-name="P55"/>
          </table:table-cell>
          <table:table-cell table:style-name="Table14.F2" office:value-type="string">
            <text:p text:style-name="P55"/>
          </table:table-cell>
        </table:table-row>
        <table:table-row table:style-name="Table14.1">
          <table:table-cell table:style-name="Table14.A5" office:value-type="string">
            <text:p text:style-name="P39">š</text:p>
          </table:table-cell>
          <table:table-cell table:style-name="Table14.B5" office:value-type="string">
            <text:p text:style-name="P61">u</text:p>
          </table:table-cell>
          <table:table-cell table:style-name="Table14.B5" office:value-type="string">
            <text:p text:style-name="P39">h</text:p>
          </table:table-cell>
          <table:table-cell table:style-name="Table14.B5" office:value-type="string">
            <text:p text:style-name="P63">e</text:p>
          </table:table-cell>
          <table:table-cell table:style-name="Table14.B5" office:value-type="string">
            <text:p text:style-name="P64"><text:span text:style-name="T3">d</text:span></text:p>
          </table:table-cell>
          <table:table-cell table:style-name="Table14.F5" office:value-type="string">
            <text:p text:style-name="Table_20_Contents">+a<text:span text:style-name="Emphasis"><text:span text:style-name="T5">ʔ</text:span></text:span></text:p>
          </table:table-cell>
        </table:table-row>
      </table:table>
      <text:p text:style-name="P25">In pl., the quality of the first V is not changed (short to short);</text:p>
      <text:p text:style-name="Text_20_body"><text:span text:style-name="T3">Pattern: CeCeeC→CuCelaʔ Template: Feʕeel→fuʕelaʔ Alternation:</text:span> 1.Mutation of the first internal V (e)→(u) 2.Shortening of the second internal V (ee)→(e) 3.Suffixation of (-aʔ). Most nouns here denote positions, occupations, and the like; <text:span text:style-name="T2">reʔees (president)→ruʔesaʔ (presidents)/ emeen (secretary)→umenaʔ (secretaries)/ ʕeđeem (great)→ʕuđemaʔ (greats)/ sefeer (ambassador)→suferaʔ (ambassadors)/ emeer (prince)→umeraʔ (princes)/ edeeb (man of letters)→udebaʔ (men of letters)/ fereeq (rival)→fureqaʔ (rivals)/ ʕemeed (dean)→ʕumedaʔ (deans)/ kheŧeeb (orator)→khuŧebaʔ (orators)/ ħeleef (ally)→ħulefaʔ (allies)/ kheleefe (caliph/successor)→khulefaʔ (caliphs/successors).</text:span> Additionally, there are certain nouns that imply specific temporary or permanent adjectives; <text:span text:style-name="T2">ĝereeb (stranger)→ĝurebaʔ (strangers)/ qedeem (ancient)→qudemaʔ (ancients)/ bekheel (miser)→bukhelaʔ (misers)/ neđeer (counterpart)→nuđeraʔ (counterparts)/ kereem (generous)→kuremaʔ (generous ones).</text:span></text:p>
      <text:p text:style-name="Text_20_body"><text:soft-page-break/><text:span text:style-name="T3">Pattern: CaCiC→CuCelaʔ Template: Faʕil→fuʕelaʔ Alternation:</text:span> 1. Shortening of the first internal V (a)→(u) 2. Mutation of the second internal V (i)</text:p>
      <text:p text:style-name="Text_20_body">→(e) 3.Suffixation of (-aʔ), as in <text:span text:style-name="T2">š</text:span><text:span text:style-name="T1">a</text:span><text:span text:style-name="T2">ʕir (poet)→š</text:span><text:span text:style-name="T1">u</text:span><text:span text:style-name="T2">ʕeraʔ (poets)/ ʕ</text:span><text:span text:style-name="T1">a</text:span><text:span text:style-name="T2">lim (scholar)→ʕ</text:span><text:span text:style-name="T1">u</text:span><text:span text:style-name="T2">lemaʔ (scholars)/ b</text:span><text:span text:style-name="T1">a</text:span><text:span text:style-name="T2">ʔis (miserable)→b</text:span><text:span text:style-name="T1">u</text:span><text:span text:style-name="T2">ʔesaʔ (miserable ones)/ j</text:span><text:span text:style-name="T1">a</text:span><text:span text:style-name="T2">hil (ignorant)→j</text:span><text:span text:style-name="T1">u</text:span><text:span text:style-name="T2">helaʔ (ignorant ones)/ jeb</text:span><text:span text:style-name="T1">an</text:span><text:span text:style-name="T2"> (coward)/ (coward)→jub</text:span><text:span text:style-name="T1">e</text:span><text:span text:style-name="T2">naʔ (cowards).</text:span></text:p>
      <text:list xml:id="list204138409087252" text:continue-numbering="true" text:style-name="Numbering_20_123">
        <text:list-item>
          <text:list>
            <text:list-item>
              <text:h text:style-name="P102" text:outline-level="2"><text:bookmark-start text:name="feʕaya"/>feʕaya<text:bookmark-end text:name="feʕaya"/></text:h>
            </text:list-item>
          </text:list>
        </text:list-item>
      </text:list>
      <text:p text:style-name="Text_20_body"><text:span text:style-name="T2">Feʕaya</text:span> is an irregular pl. form used to pluralize fem. sing. nouns that are C3 or C2 in root, of which the root is CvCvCv. The pl. root is also CvCvCv. The morphophonemic representation of this pl. is <text:span text:style-name="T2">CeCaya</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D"/>
        <table:table-row table:style-name="Table15.1">
          <table:table-cell table:style-name="Table15.A1" office:value-type="string">
            <text:p text:style-name="P41">kh</text:p>
          </table:table-cell>
          <table:table-cell table:style-name="Table15.B1" office:value-type="string">
            <text:p text:style-name="P73">e</text:p>
          </table:table-cell>
          <table:table-cell table:style-name="Table15.B1" office:value-type="string">
            <text:p text:style-name="P42">l</text:p>
          </table:table-cell>
          <table:table-cell table:style-name="Table15.B1" office:value-type="string">
            <text:p text:style-name="P77">i</text:p>
          </table:table-cell>
          <table:table-cell table:style-name="Table15.B1" office:value-type="string">
            <text:p text:style-name="P83"><text:span text:style-name="T3">y</text:span></text:p>
          </table:table-cell>
          <table:table-cell table:style-name="Table15.F1" office:value-type="string">
            <text:p text:style-name="P83">e</text:p>
          </table:table-cell>
        </table:table-row>
        <table:table-row table:style-name="Table15.1">
          <table:table-cell table:style-name="Table15.A2" office:value-type="string">
            <text:p text:style-name="P72"/>
          </table:table-cell>
          <table:table-cell table:style-name="Table15.B2" office:value-type="string">
            <text:p text:style-name="P65"/>
          </table:table-cell>
          <table:table-cell table:style-name="Table15.B2" office:value-type="string">
            <text:p text:style-name="P54"><text:span text:style-name="T11"/></text:p>
          </table:table-cell>
          <table:table-cell table:style-name="Table15.B2" office:value-type="string">
            <text:p text:style-name="P65">↓</text:p>
          </table:table-cell>
          <table:table-cell table:style-name="Table15.B2" office:value-type="string">
            <text:p text:style-name="P54"/>
          </table:table-cell>
          <table:table-cell table:style-name="Table15.F2" office:value-type="string">
            <text:p text:style-name="P65">↓</text:p>
          </table:table-cell>
        </table:table-row>
        <table:table-row table:style-name="Table15.1">
          <table:table-cell table:style-name="Table15.A2" office:value-type="string">
            <text:p text:style-name="P72"/>
          </table:table-cell>
          <table:table-cell table:style-name="Table15.B2" office:value-type="string">
            <text:p text:style-name="P65"/>
          </table:table-cell>
          <table:table-cell table:style-name="Table15.B2" office:value-type="string">
            <text:p text:style-name="P54"/>
          </table:table-cell>
          <table:table-cell table:style-name="Table15.B2" office:value-type="string">
            <text:p text:style-name="P83">a</text:p>
          </table:table-cell>
          <table:table-cell table:style-name="Table15.B2" office:value-type="string">
            <text:p text:style-name="P72"/>
          </table:table-cell>
          <table:table-cell table:style-name="Table15.F2" office:value-type="string">
            <text:p text:style-name="P83">a</text:p>
          </table:table-cell>
        </table:table-row>
        <table:table-row table:style-name="Table15.1">
          <table:table-cell table:style-name="Table15.A2" office:value-type="string">
            <text:p text:style-name="P72"/>
          </table:table-cell>
          <table:table-cell table:style-name="Table15.B2" office:value-type="string">
            <text:p text:style-name="P65"/>
          </table:table-cell>
          <table:table-cell table:style-name="Table15.B2" office:value-type="string">
            <text:p text:style-name="P54"/>
          </table:table-cell>
          <table:table-cell table:style-name="Table15.B2" office:value-type="string">
            <text:p text:style-name="P65">↓</text:p>
          </table:table-cell>
          <table:table-cell table:style-name="Table15.B2" office:value-type="string">
            <text:p text:style-name="P54"/>
          </table:table-cell>
          <table:table-cell table:style-name="Table15.F2" office:value-type="string">
            <text:p text:style-name="P65">↓</text:p>
          </table:table-cell>
        </table:table-row>
        <table:table-row table:style-name="Table15.1">
          <table:table-cell table:style-name="Table15.A5" office:value-type="string">
            <text:p text:style-name="P41">kh</text:p>
          </table:table-cell>
          <table:table-cell table:style-name="Table15.B5" office:value-type="string">
            <text:p text:style-name="P74">e</text:p>
          </table:table-cell>
          <table:table-cell table:style-name="Table15.B5" office:value-type="string">
            <text:p text:style-name="P41">l</text:p>
          </table:table-cell>
          <table:table-cell table:style-name="Table15.B5" office:value-type="string">
            <text:p text:style-name="P76">a</text:p>
          </table:table-cell>
          <table:table-cell table:style-name="Table15.B5" office:value-type="string">
            <text:p text:style-name="P83"><text:span text:style-name="T3">y</text:span></text:p>
          </table:table-cell>
          <table:table-cell table:style-name="Table15.F5" office:value-type="string">
            <text:p text:style-name="P72">a</text:p>
          </table:table-cell>
        </table:table-row>
      </table:table>
      <text:p text:style-name="Text_20_body">In <text:span text:style-name="T2">kheliye</text:span> (cell), the second and the final unwritten short Vs become orthographically written long Vs. Hence; <text:span text:style-name="T2">khelaya</text:span> (<text:span text:style-name="T2">cells</text:span>). The majority of nouns related are pluralized through this change;</text:p>
      <text:p text:style-name="Text_20_body"><text:span text:style-name="T3">Pattern: CeCiye → CeCaya Template: Feʕiye→Feʕaya Alternation:</text:span> 1.Lenghthening of the second internal V (i)→(a) 2.Lenghthening of the second internal V (e) → (a), e.g. <text:span text:style-name="T2">weśiye (will)→weśaya (wills)/ reʕiye (subject)→reʕaya (subjects)/ hediye (gift)→hedaya (gifts)/ šeđiye (fragment)→šeđaya (fragments)/ śebiye (lass)→śebaya (lasses)/ qeďiye (issue)→qeďaya (issues)/</text:span></text:p>
      <text:p text:style-name="Text_20_body"><text:span text:style-name="T2">sejiye(character)→sejaya (characters)/ beliye (distress)→belaya (distresses)/ beqiye (remain)→beqaya (remains)/ ʕeŧiye (donation)→ʕeŧaya (donations).</text:span> If the final C is (ʔ), it is changed to (y) in pl.; <text:span text:style-name="T2">kheŧeeʔe (sin) →kheŧaya (sins)/ khebeeʔe (hidden thing)→khebaya (hidden things)/ rezeeʔe (calamity)→rezaya (calamities)/ mirʔa (mirror)→meraya (mirrors)/ ʕeđaʔe (lizard)→ʕeđaya (lizards).</text:span> Words which are bilateral in root or which end with (y) or V, have this (y) or V deleted and (-<text:span text:style-name="T2">aya</text:span>) is affixed instead; <text:span text:style-name="T2">beĝee (prostitutes)→beĝaya (prostitutes)/ sebee (captive)→sebaya (captives)/ neeye (intention)→newaya (intentions)/ meeze (merit)→mezaya (merits).</text:span> Some nouns are already in pl. e.g. <text:span text:style-name="T2">seħaya (meningitis).</text:span></text:p>
      <text:list xml:id="list204140181036092" text:continue-numbering="true" text:style-name="Numbering_20_123">
        <text:list-item>
          <text:list>
            <text:list-item>
              <text:h text:style-name="P102" text:outline-level="2"><text:bookmark-start text:name="fiʕel"/>fiʕel<text:bookmark-end text:name="fiʕel"/></text:h>
            </text:list-item>
          </text:list>
        </text:list-item>
      </text:list>
      <text:p text:style-name="Text_20_body"><text:span text:style-name="T2">Fiʕel</text:span> is a pl. form used to pluralize sing. fem. nouns, that are C2 or C3 in root. Nouns pluralized in this form can be classified into three main subtypes. The first subtype includes the bilateral nouns that consist of a C followed by a geminate, morphemically represented as CvCgv, where Cg stands for consonantal gemination. Gemination is the doubling of a single or certain C in the word. The Fig. below explains how such sing. nouns are pluralized;</text:p>
      <table:table table:name="Table16" table:style-name="Table16">
        <table:table-column table:style-name="Table16.A"/>
        <table:table-column table:style-name="Table16.B"/>
        <table:table-column table:style-name="Table16.C"/>
        <text:soft-page-break/>
        <table:table-row table:style-name="Table16.1">
          <table:table-cell table:style-name="Table16.A1" office:value-type="string">
            <text:p text:style-name="P43"/>
          </table:table-cell>
          <table:table-cell table:style-name="Table16.B1" office:value-type="string">
            <text:p text:style-name="P79">Gemination</text:p>
          </table:table-cell>
          <table:table-cell table:style-name="Table16.C1" office:value-type="string">
            <text:p text:style-name="P84"/>
          </table:table-cell>
        </table:table-row>
        <table:table-row table:style-name="Table16.1">
          <table:table-cell table:style-name="Table16.A2" office:value-type="string">
            <text:p text:style-name="P43"/>
          </table:table-cell>
          <table:table-cell table:style-name="Table16.B2" office:value-type="string">
            <text:p text:style-name="P75">↓</text:p>
          </table:table-cell>
          <table:table-cell table:style-name="Table16.C2" office:value-type="string">
            <text:p text:style-name="P84"/>
          </table:table-cell>
        </table:table-row>
        <table:table-row table:style-name="Table16.1">
          <table:table-cell table:style-name="Table16.A2" office:value-type="string">
            <text:p text:style-name="P57">Pl.:</text:p>
          </table:table-cell>
          <table:table-cell table:style-name="Table16.B2" office:value-type="string">
            <text:p text:style-name="P78"><text:span text:style-name="T4">q</text:span>i<text:span text:style-name="T4">mm</text:span><text:span text:style-name="T13">e</text:span></text:p>
          </table:table-cell>
          <table:table-cell table:style-name="Table16.C2" office:value-type="string">
            <text:p text:style-name="P85">CvCgv</text:p>
          </table:table-cell>
        </table:table-row>
        <table:table-row table:style-name="Table16.1">
          <table:table-cell table:style-name="Table16.A2" office:value-type="string">
            <text:p text:style-name="P56"/>
          </table:table-cell>
          <table:table-cell table:style-name="Table16.B2" office:value-type="string">
            <text:p text:style-name="P67">↓</text:p>
          </table:table-cell>
          <table:table-cell table:style-name="Table16.C2" office:value-type="string">
            <text:p text:style-name="P66"/>
          </table:table-cell>
        </table:table-row>
        <table:table-row table:style-name="Table16.1">
          <table:table-cell table:style-name="Table16.A2" office:value-type="string">
            <text:p text:style-name="P56"/>
          </table:table-cell>
          <table:table-cell table:style-name="Table16.B2" office:value-type="string">
            <text:p text:style-name="P79">Degemination</text:p>
          </table:table-cell>
          <table:table-cell table:style-name="Table16.C2" office:value-type="string">
            <text:p text:style-name="P84"/>
          </table:table-cell>
        </table:table-row>
        <table:table-row table:style-name="Table16.1">
          <table:table-cell table:style-name="Table16.A2" office:value-type="string">
            <text:p text:style-name="P56"/>
          </table:table-cell>
          <table:table-cell table:style-name="Table16.B2" office:value-type="string">
            <text:p text:style-name="P86"><text:span text:style-name="T11">↙↘</text:span></text:p>
          </table:table-cell>
          <table:table-cell table:style-name="Table16.C2" office:value-type="string">
            <text:p text:style-name="P66"/>
          </table:table-cell>
        </table:table-row>
        <table:table-row table:style-name="Table16.1">
          <table:table-cell table:style-name="Table16.A7" office:value-type="string">
            <text:p text:style-name="P57">Sg.:</text:p>
          </table:table-cell>
          <table:table-cell table:style-name="Table16.B7" office:value-type="string">
            <text:p text:style-name="P78"><text:span text:style-name="T4">q</text:span>i<text:span text:style-name="T4">m</text:span><text:span text:style-name="T12">e</text:span><text:span text:style-name="T4">m</text:span></text:p>
          </table:table-cell>
          <table:table-cell table:style-name="Table16.C7" office:value-type="string">
            <text:p text:style-name="P85">CvCvC</text:p>
          </table:table-cell>
        </table:table-row>
      </table:table>
      <text:p text:style-name="P26">What happens here is a degemination of the doubled C, and therefore the word <text:span text:style-name="T2">qimme</text:span> (summit), for example, becomes <text:span text:style-name="T2">qimem</text:span> (summits) in pl., by inserting a short unwritten V in between. Most nouns pluralized in this form take the form of CiCeC. As for the final V in the sing. noun, it is elided in pl.;</text:p>
      <text:p text:style-name="Text_20_body"><text:span text:style-name="T3">Pattern: CiC2e Template: Fiʕʕe→Fiʕeʕ Alternation:</text:span> 1.Degemination of the second root C by infixing a V (e) 2. Elision of the final V, nouns related are <text:span text:style-name="T2">qiŧŧe (cat)→qiŧeŧ (cats)/ ʕille (cause)→ʕilel (causes)/ ðimme (protection)→ðimem (protections)/ ville (villa)→vilel(villas)/ himme (determination)→himem (determinations).</text:span> The most significant morphophonemic change here is that bilateral root words become trilateral. Words can be unilateral (mono-consonantal); <text:span text:style-name="T2">umme (nation) →umem (nations).</text:span> Some nouns are always used in pl.; <text:span text:style-name="T2">ħimem (lavas).</text:span> But, if the word is already C3 in root, then only a short V is infixed to separate the final Cs.</text:p>
      <text:p text:style-name="Text_20_body">Abstract or ideational aspects; <text:span text:style-name="T2">ħikme (wisdom)→ħikem (wisdoms)/ ʕibre (moral)→ʕiber (morales).</text:span> Jobs and occupations; <text:span text:style-name="T2">mihne (job)→mihen (jobs)/ ħirfe (profession)→ħiref (professions).</text:span> Collective groups or entities; <text:span text:style-name="T2">furqe (band)→fureq (bands)/ kutle (bloc)→kutel (blocs)/ usre (family)→user (families).</text:span> Miscellaneous; <text:span text:style-name="T2">nisbe (portion)→niseb (portions)/ ibre (needle)→iber (needles)/ jumle (sentence)→jumel (sentences)/ kulfe (cost)→kulef (costs).</text:span> (y) or (w) is inserted in</text:p>
      <text:p text:style-name="Text_20_body">the bilateral nouns containing long Vs or diphthongs in the middle, to separate the surrounding short Vs and to avoid V sequence. Also, the final (-e) fem. suffix is deleted. Hence, such words are changed in root from bilateral in sing. to trilateral in pl.; <text:span text:style-name="T2">kheime (tent)→khiyem/ śeeĝe (format)→śiyeĝ (formats)/ seere (biography)→siyer (biographies).</text:span></text:p>
      <text:list xml:id="list204139632102513" text:continue-numbering="true" text:style-name="Numbering_20_123">
        <text:list-item>
          <text:list>
            <text:list-item>
              <text:h text:style-name="P102" text:outline-level="2"><text:bookmark-start text:name="feʕaleel"/>feʕaleel<text:bookmark-end text:name="feʕaleel"/></text:h>
            </text:list-item>
          </text:list>
        </text:list-item>
      </text:list>
      <text:p text:style-name="Text_20_body">This is a pl. form used to derive the pl. of many mas. as well fem. sing. nouns that are C3 or C4 in root. The root of the pl. is quadriliteral; CvCvCvC, or more precisely as CeCaCeeC, for quadriliteral sing. nouns, and CeWaCeeC for trilateral sing. nouns. This pl. root is shown in the Fig. below. Sing. noun in C3 root; <text:span text:style-name="T2">qamuus</text:span> ( dictionary) to pl. <text:span text:style-name="T2">qewamees</text:span> (dictionaries)</text:p>
      <table:table table:name="Table17" table:style-name="Table17">
        <table:table-column table:style-name="Table17.A"/>
        <table:table-column table:style-name="Table17.B"/>
        <table:table-column table:style-name="Table17.C"/>
        <table:table-column table:style-name="Table17.D"/>
        <table:table-column table:style-name="Table17.A"/>
        <table:table-row table:style-name="Table17.1">
          <table:table-cell table:style-name="Table17.A1" office:value-type="string">
            <text:p text:style-name="P92">C</text:p>
          </table:table-cell>
          <table:table-cell table:style-name="Table17.B1" office:value-type="string">
            <text:p text:style-name="P92">v</text:p>
          </table:table-cell>
          <table:table-cell table:style-name="Table17.B1" office:value-type="string">
            <text:p text:style-name="P92">C</text:p>
          </table:table-cell>
          <table:table-cell table:style-name="Table17.B1" office:value-type="string">
            <text:p text:style-name="P92">v</text:p>
          </table:table-cell>
          <table:table-cell table:style-name="Table17.E1" office:value-type="string">
            <text:p text:style-name="P92">C</text:p>
          </table:table-cell>
        </table:table-row>
        <table:table-row table:style-name="Table17.1">
          <table:table-cell table:style-name="Table17.A2" office:value-type="string">
            <text:p text:style-name="P44">q</text:p>
          </table:table-cell>
          <table:table-cell table:style-name="Table17.B2" office:value-type="string">
            <text:p text:style-name="P91">a</text:p>
          </table:table-cell>
          <table:table-cell table:style-name="Table17.B2" office:value-type="string">
            <text:p text:style-name="P44">m</text:p>
          </table:table-cell>
          <table:table-cell table:style-name="Table17.B2" office:value-type="string">
            <text:p text:style-name="P91">uu</text:p>
          </table:table-cell>
          <table:table-cell table:style-name="Table17.E2" office:value-type="string">
            <text:p text:style-name="P44">s</text:p>
          </table:table-cell>
        </table:table-row>
        <text:soft-page-break/>
        <table:table-row table:style-name="Table17.1">
          <table:table-cell table:style-name="Table17.A2" office:value-type="string">
            <text:p text:style-name="P87"/>
          </table:table-cell>
          <table:table-cell table:style-name="Table17.B2" office:value-type="string">
            <text:p text:style-name="P68">↓</text:p>
          </table:table-cell>
          <table:table-cell table:style-name="Table17.B2" office:value-type="string">
            <text:p text:style-name="P87"/>
          </table:table-cell>
          <table:table-cell table:style-name="Table17.B2" office:value-type="string">
            <text:p text:style-name="P68">↓</text:p>
          </table:table-cell>
          <table:table-cell table:style-name="Table17.E2" office:value-type="string">
            <text:p text:style-name="P87"/>
          </table:table-cell>
        </table:table-row>
        <table:table-row table:style-name="Table17.1">
          <table:table-cell table:style-name="Table17.A2" office:value-type="string">
            <text:p text:style-name="P44">q</text:p>
          </table:table-cell>
          <table:table-cell table:style-name="Table17.B2" office:value-type="string">
            <text:p text:style-name="P91">ewa</text:p>
          </table:table-cell>
          <table:table-cell table:style-name="Table17.B2" office:value-type="string">
            <text:p text:style-name="P44">m</text:p>
          </table:table-cell>
          <table:table-cell table:style-name="Table17.B2" office:value-type="string">
            <text:p text:style-name="P91">ee</text:p>
          </table:table-cell>
          <table:table-cell table:style-name="Table17.E2" office:value-type="string">
            <text:p text:style-name="P44">s</text:p>
          </table:table-cell>
        </table:table-row>
        <table:table-row table:style-name="Table17.1">
          <table:table-cell table:style-name="Table17.A5" office:value-type="string">
            <text:p text:style-name="P92">C</text:p>
          </table:table-cell>
          <table:table-cell table:style-name="Table17.B5" office:value-type="string">
            <text:p text:style-name="P92">eWa</text:p>
          </table:table-cell>
          <table:table-cell table:style-name="Table17.B5" office:value-type="string">
            <text:p text:style-name="P92">C</text:p>
          </table:table-cell>
          <table:table-cell table:style-name="Table17.B5" office:value-type="string">
            <text:p text:style-name="P92">ee</text:p>
          </table:table-cell>
          <table:table-cell table:style-name="Table17.E5" office:value-type="string">
            <text:p text:style-name="P92">C</text:p>
          </table:table-cell>
        </table:table-row>
      </table:table>
      <text:p text:style-name="P27">Sing. noun in quadriliteral root; <text:span text:style-name="T2">timthal</text:span> ( statue) to pl. <text:span text:style-name="T2">tematheel</text:span> ( statues)</text:p>
      <table:table table:name="Table18" table:style-name="Table18">
        <table:table-column table:style-name="Table18.A"/>
        <table:table-column table:style-name="Table18.B"/>
        <table:table-column table:style-name="Table18.C"/>
        <table:table-column table:style-name="Table18.B"/>
        <table:table-column table:style-name="Table18.E" table:number-columns-repeated="2"/>
        <table:table-column table:style-name="Table18.A"/>
        <table:table-row table:style-name="Table18.1">
          <table:table-cell table:style-name="Table18.A1" office:value-type="string">
            <text:p text:style-name="P93">C</text:p>
          </table:table-cell>
          <table:table-cell table:style-name="Table18.B1" office:value-type="string">
            <text:p text:style-name="P93">v</text:p>
          </table:table-cell>
          <table:table-cell table:style-name="Table18.B1" office:value-type="string">
            <text:p text:style-name="P93">C</text:p>
          </table:table-cell>
          <table:table-cell table:style-name="Table18.B1" office:value-type="string">
            <text:p text:style-name="P96"/>
          </table:table-cell>
          <table:table-cell table:style-name="Table18.B1" office:value-type="string">
            <text:p text:style-name="P96">C</text:p>
          </table:table-cell>
          <table:table-cell table:style-name="Table18.B1" office:value-type="string">
            <text:p text:style-name="P93">v</text:p>
          </table:table-cell>
          <table:table-cell table:style-name="Table18.G1" office:value-type="string">
            <text:p text:style-name="P93">C</text:p>
          </table:table-cell>
        </table:table-row>
        <table:table-row table:style-name="Table18.1">
          <table:table-cell table:style-name="Table18.A2" office:value-type="string">
            <text:p text:style-name="P46">t</text:p>
          </table:table-cell>
          <table:table-cell table:style-name="Table18.B2" office:value-type="string">
            <text:p text:style-name="P96">i</text:p>
          </table:table-cell>
          <table:table-cell table:style-name="Table18.B2" office:value-type="string">
            <text:p text:style-name="P45">m</text:p>
          </table:table-cell>
          <table:table-cell table:style-name="Table18.B2" office:value-type="string">
            <text:p text:style-name="P46"/>
          </table:table-cell>
          <table:table-cell table:style-name="Table18.B2" office:value-type="string">
            <text:p text:style-name="P46">th</text:p>
          </table:table-cell>
          <table:table-cell table:style-name="Table18.B2" office:value-type="string">
            <text:p text:style-name="P96">a</text:p>
          </table:table-cell>
          <table:table-cell table:style-name="Table18.G2" office:value-type="string">
            <text:p text:style-name="P46">l</text:p>
          </table:table-cell>
        </table:table-row>
        <table:table-row table:style-name="Table18.1">
          <table:table-cell table:style-name="Table18.A2" office:value-type="string">
            <text:p text:style-name="P88"/>
          </table:table-cell>
          <table:table-cell table:style-name="Table18.B2" office:value-type="string">
            <text:p text:style-name="P69">↓</text:p>
          </table:table-cell>
          <table:table-cell table:style-name="Table18.B2" office:value-type="string">
            <text:p text:style-name="P88"/>
          </table:table-cell>
          <table:table-cell table:style-name="Table18.B2" office:value-type="string">
            <text:p text:style-name="P69">↓</text:p>
          </table:table-cell>
          <table:table-cell table:style-name="Table18.B2" office:value-type="string">
            <text:p text:style-name="P88"/>
          </table:table-cell>
          <table:table-cell table:style-name="Table18.B2" office:value-type="string">
            <text:p text:style-name="P69">↓</text:p>
          </table:table-cell>
          <table:table-cell table:style-name="Table18.G2" office:value-type="string">
            <text:p text:style-name="P96"/>
          </table:table-cell>
        </table:table-row>
        <table:table-row table:style-name="Table18.1">
          <table:table-cell table:style-name="Table18.A2" office:value-type="string">
            <text:p text:style-name="P46">t</text:p>
          </table:table-cell>
          <table:table-cell table:style-name="Table18.B2" office:value-type="string">
            <text:p text:style-name="P80">e</text:p>
          </table:table-cell>
          <table:table-cell table:style-name="Table18.B2" office:value-type="string">
            <text:p text:style-name="P45">m</text:p>
          </table:table-cell>
          <table:table-cell table:style-name="Table18.B2" office:value-type="string">
            <text:p text:style-name="P46">a</text:p>
          </table:table-cell>
          <table:table-cell table:style-name="Table18.B2" office:value-type="string">
            <text:p text:style-name="P46">th</text:p>
          </table:table-cell>
          <table:table-cell table:style-name="Table18.B2" office:value-type="string">
            <text:p text:style-name="P96">ee</text:p>
          </table:table-cell>
          <table:table-cell table:style-name="Table18.G2" office:value-type="string">
            <text:p text:style-name="P46">l</text:p>
          </table:table-cell>
        </table:table-row>
        <table:table-row table:style-name="Table18.1">
          <table:table-cell table:style-name="Table18.A5" office:value-type="string">
            <text:p text:style-name="P93">C</text:p>
          </table:table-cell>
          <table:table-cell table:style-name="Table18.B5" office:value-type="string">
            <text:p text:style-name="P96">e</text:p>
          </table:table-cell>
          <table:table-cell table:style-name="Table18.B5" office:value-type="string">
            <text:p text:style-name="P93">C</text:p>
          </table:table-cell>
          <table:table-cell table:style-name="Table18.B5" office:value-type="string">
            <text:p text:style-name="P96">a</text:p>
          </table:table-cell>
          <table:table-cell table:style-name="Table18.B5" office:value-type="string">
            <text:p text:style-name="P96">C</text:p>
          </table:table-cell>
          <table:table-cell table:style-name="Table18.B5" office:value-type="string">
            <text:p text:style-name="P93">ee</text:p>
          </table:table-cell>
          <table:table-cell table:style-name="Table18.G5" office:value-type="string">
            <text:p text:style-name="P93">C</text:p>
          </table:table-cell>
        </table:table-row>
      </table:table>
      <text:p text:style-name="P28"><text:span text:style-name="T3">Pattern: MiCCaC→MeCaCeeC Template: Mifʕal→Mefaʕeel Alternation:</text:span> 1. mutation of the first internal V (i) → (e) 2. Infixation of a long V (a)</text:p>
      <text:p text:style-name="Text_20_body">2. Mutation of the second internal V (a)→ (ee). Nouns pluralized here mostly denote tools, equipment, devices, and the like; <text:span text:style-name="T2">miśbaħ (lamp)→meśabeeħ (lamps)/ finjan (cup)→fenajeen (cups)/ mizmar (pipe)→mezameer (pipes)/ miħrar (thermometer)→meħareer/ mismar (nail)→mesameer (nails)/ minšar (saw) menašeer (saws)/ miqdar (measure)→meqadeer (measures).</text:span> Included in this are a few fem. nouns; <text:span text:style-name="T2">qaruure (glass)→qewareer (glasses)/ masuure (pipe)→mewaseer (pipes)/ ŧaħuune (mill)→ŧewaħeen (mills).</text:span> Others denote animals; <text:span text:style-name="T2">sinjab (squirrel)→senajeeb (squirrels)/ timsaħ (crocodile)→temaseeħ (crocodiles).</text:span> Some other nouns may refer to written things; <text:span text:style-name="T2">teśreeħ (permission)→teśareeħ (permissions)/ tefseer (interpretation)→tefaseer (interpretations)/ teqreer (report)→teqareer (reports)/ tewqeeʕ (signature)→tewaqeeʕ (signatures)/ tareekh (date)→tewareekh (dates).</text:span> Natural or emotional aspects; <text:span text:style-name="T2">iʕśar (storm)→eʕaśeer (storm)/ iħsas (feeling)→eħasees (feelings).</text:span></text:p>
      <text:p text:style-name="Text_20_body"><text:span text:style-name="T3">Pattern: CaCuuC→CewaCeeC Template:Faʕuul→Fewaʕeel Root: C3→ C4 Alternation:</text:span> 1.Infixation of the syllable (ew) 2.Mutation of the second internal V (uu)→(ee). Again, some nouns here are concerned with tools, devices, or equipment; <text:span text:style-name="T2">tabuut (coffin)→tewabeet (coffins)/ śaruukh (missile)→śewareekh (missiles)/ ħasuub (computer)→ħewaseeb (computers)/ fanuus (lantern)→fewanees</text:span></text:p>
      <text:p text:style-name="Text_20_body"><text:span text:style-name="T2">(lanterns)/ ibreeq (kettle)→ebareeq (kettles)/ sikkeen (knife)→sekakeen (knives).</text:span> Abstract laws, regulations, or non-animate aspects; <text:span text:style-name="T2">kabuus (nightmare)→kewabees (nightmares)/ namuus (laws of nature)→newamees (laws of nature)/ qanuun (law)→qewaneen (laws).</text:span> Animate attributes; <text:span text:style-name="T2">ŧaĝuut (tyrant)→ŧewaĝeet (tyrants)/ śindeed (valiant)→śenadeed (valiant ones)/ jasuus (spy)→jewasees (spies)/ tilmeeð (pupil)→telameeð (pupils).</text:span> Birds or animals; <text:span text:style-name="T2">ŧawuus (peacock)→ŧewawees (peacocks)/ beŧreeq (penguin)→beŧareeq (penguins).</text:span> Imaginary entities or creatures; <text:span text:style-name="T2">tinneen (dragon)→tenaneen (dragons)/ ʕifreet (demon)→ʕefareet (demons).</text:span> Activities or actions; <text:span text:style-name="T2">timreen (exercise)→temareen (exercises)/ ikleel (wreath)→ekaleel (wreaths).</text:span> Locative references; <text:span text:style-name="T2">ŧabuur (queue)→ŧewabeer (queues)/ iqleem (region)→eqaleem (regions).</text:span> In SA, there are certain nouns are always used in pl.; <text:span text:style-name="T2">metarees (barricades)/ teraweeħ (nightly prayers at Ramadan)/ teʕaleem </text:span><text:soft-page-break/><text:span text:style-name="T2">(teachings)/ tefaśeel (details)/ teʕabeer (expressions)/ tebašeer (good or early news)/ ħeðafeer (sides)/ esareer (facial lineaments)/ eqaweel (telltales).</text:span> In trilateral nouns with the first internal V is a long one (ei) or (ee), this long V is shortened to (e) and (ya) is infixed. As for the second internal V, it is mutated to (ee); <text:span text:style-name="T2">meidan (square)→meyadeen (squares)</text:span>. Most words here have to do with measurement or the related senses; <text:span text:style-name="T2">meezan (scale)→mewazeen (scales)/ meeʕad (appointment)→mewaʕeed (appointments)/ meeqat (appointed time)→mewaqeet (appointed times)/ deenar (dinar)→denaneer (dinars).</text:span> Some nouns are borrowings; <text:span text:style-name="T2">sirdab (vault)→seradeeb (vaults)/ fustan (dress)→fesateen (dresses)/ dihleez (vestibule)→dehaleez (vestibules)/ binŧal (trousers)→benaŧeel (trousers)/ sirwal (pants)→seraweel (pants)/ derweesh (dervish)→deraweesh (dervishes)/ bermeel (barrel)→berameel (barrels)/ dulfeen (dolphin)→delafeen (dolphins).</text:span></text:p>
      <text:p text:style-name="Text_20_body"><text:span text:style-name="T3">Pattern: CuC2aC Template: fuʕʕal→Feʕaʕeel Root: C4 Alternation:</text:span>1.Mutation of the first internal V (u)→(e) 2.Degemination of the internal C geminate by infixing a V (a) 3.Mutation of the second internal V (a)→(ee) Animals, birds, or insects; <text:span text:style-name="T2">thuʕban (snake)→theʕabeen (snakes)/ ʕuśfuur (sparrow)→ʕeśafeer (sparrows)/ dubbuur (hornet)→debabeer (hornets).</text:span> Animate or human attributes; <text:span text:style-name="T2">rubban (captain)→rebabeen (captains)/ śulŧan (sultan)→śelaŧeen (sultans)/ menduub (envoy)→menadeeb (envoys).</text:span> Locative references; <text:span text:style-name="T2">šubbak (window)→šebabeek (windows)/ bustan (garden)→besateen (gardens).</text:span> Natural aspects or phenomena; <text:span text:style-name="T2">ukhduud (groove)→ekhadeed (grooves)/ uħfuur (fossil)→eħafeer (fossils)/ burkan (volcano)→berakeen (volcanoes).</text:span> Tools or equipment; <text:span text:style-name="T2">unbuub (pipe)→enabeeb (pipes)/ śunduuq (box)→śenadeeq (boxes)/ dubbuus (pin)→(debabees)/ śunbuur (faucet)→śenabeer (faucets).</text:span> Written works; <text:span text:style-name="T2">ʕunwan (address)→ʕenaween (addresses)/ dustuur (constitution)→desateer/ uŧruuħe (thesis)→eŧareeħ (theses)</text:span>. Spiritual, religious, or mythical associations; <text:span text:style-name="T2">qurban (offering)→qerabeen (offerings)</text:span>/ <text:span text:style-name="T2">uśŧuure (legend)→eśaŧeer (legends)/ teʕweeðe (charm)→teʕaweeð (charms)/ terneeme (hymn)→teraneem (hymns).</text:span></text:p>
      <text:list xml:id="list204140249858774" text:continue-numbering="true" text:style-name="Numbering_20_123">
        <text:list-item>
          <text:list>
            <text:list-item>
              <text:h text:style-name="P102" text:outline-level="2"><text:bookmark-start text:name="efʕilaʔ"/>efʕilaʔ<text:bookmark-end text:name="efʕilaʔ"/></text:h>
            </text:list-item>
          </text:list>
        </text:list-item>
      </text:list>
      <text:p text:style-name="Text_20_body"><text:span text:style-name="T2">efʕilaʔ</text:span> is an irregular form for mas. nouns. Nouns pluralized in this form are C2 or C3 in root, formed as CvCv or CvCvC. In pl., two suprafixes, which are not lexically</text:p>
      <text:p text:style-name="Text_20_body">found in the sing. root, are added. The first is an initial V (prothesis) and the second one is the V (a) + the C (ʔ). As for the internal changes, they are mostly restricted to the change of the long V to a short unwritten one, and the elision of the first short V. The word <text:span text:style-name="T2">śedeeq</text:span> (friend) becomes <text:span text:style-name="T2">esdiqaʔ</text:span> (<text:span text:style-name="T2">friends</text:span>) through this morphophonemic change:</text:p>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B"/>
        <table:table-column table:style-name="Table19.G"/>
        <table:table-row table:style-name="Table19.1">
          <table:table-cell table:style-name="Table19.A1" office:value-type="string">
            <text:p text:style-name="P94"/>
          </table:table-cell>
          <table:table-cell table:style-name="Table19.B1" office:value-type="string">
            <text:p text:style-name="P94">C</text:p>
          </table:table-cell>
          <table:table-cell table:style-name="Table19.B1" office:value-type="string">
            <text:p text:style-name="P99">e</text:p>
          </table:table-cell>
          <table:table-cell table:style-name="Table19.B1" office:value-type="string">
            <text:p text:style-name="P94">C</text:p>
          </table:table-cell>
          <table:table-cell table:style-name="Table19.B1" office:value-type="string">
            <text:p text:style-name="P99">ee</text:p>
          </table:table-cell>
          <table:table-cell table:style-name="Table19.B1" office:value-type="string">
            <text:p text:style-name="P97">C</text:p>
          </table:table-cell>
          <table:table-cell table:style-name="Table19.G1" office:value-type="string">
            <text:p text:style-name="P94"/>
          </table:table-cell>
        </table:table-row>
        <table:table-row table:style-name="Table19.1">
          <table:table-cell table:style-name="Table19.A2" office:value-type="string">
            <text:p text:style-name="P47"/>
          </table:table-cell>
          <table:table-cell table:style-name="Table19.B2" office:value-type="string">
            <text:p text:style-name="P49">ś</text:p>
          </table:table-cell>
          <table:table-cell table:style-name="Table19.B2" office:value-type="string">
            <text:p text:style-name="P99">e</text:p>
          </table:table-cell>
          <table:table-cell table:style-name="Table19.B2" office:value-type="string">
            <text:p text:style-name="P49">d</text:p>
          </table:table-cell>
          <table:table-cell table:style-name="Table19.B2" office:value-type="string">
            <text:p text:style-name="P58">ee</text:p>
          </table:table-cell>
          <table:table-cell table:style-name="Table19.B2" office:value-type="string">
            <text:p text:style-name="P49">q</text:p>
          </table:table-cell>
          <table:table-cell table:style-name="Table19.G2" office:value-type="string">
            <text:p text:style-name="P97"/>
          </table:table-cell>
        </table:table-row>
        <table:table-row table:style-name="Table19.1">
          <table:table-cell table:style-name="Table19.A2" office:value-type="string">
            <text:p text:style-name="P70">↓</text:p>
          </table:table-cell>
          <table:table-cell table:style-name="Table19.B2" office:value-type="string">
            <text:p text:style-name="P89"/>
          </table:table-cell>
          <table:table-cell table:style-name="Table19.B2" office:value-type="string">
            <text:p text:style-name="P70"/>
          </table:table-cell>
          <table:table-cell table:style-name="Table19.B2" office:value-type="string">
            <text:p text:style-name="P89"/>
          </table:table-cell>
          <table:table-cell table:style-name="Table19.B2" office:value-type="string">
            <text:p text:style-name="P70">↓</text:p>
          </table:table-cell>
          <table:table-cell table:style-name="Table19.B2" office:value-type="string">
            <text:p text:style-name="P89"/>
          </table:table-cell>
          <table:table-cell table:style-name="Table19.G2" office:value-type="string">
            <text:p text:style-name="P70"/>
          </table:table-cell>
        </table:table-row>
        <table:table-row table:style-name="Table19.1">
          <table:table-cell table:style-name="Table19.A2" office:value-type="string">
            <text:p text:style-name="P58">e</text:p>
          </table:table-cell>
          <table:table-cell table:style-name="Table19.B2" office:value-type="string">
            <text:p text:style-name="P49">ś</text:p>
          </table:table-cell>
          <table:table-cell table:style-name="Table19.B2" office:value-type="string">
            <text:p text:style-name="P81"/>
          </table:table-cell>
          <table:table-cell table:style-name="Table19.B2" office:value-type="string">
            <text:p text:style-name="P49">d</text:p>
          </table:table-cell>
          <table:table-cell table:style-name="Table19.B2" office:value-type="string">
            <text:p text:style-name="P58">i</text:p>
          </table:table-cell>
          <table:table-cell table:style-name="Table19.B2" office:value-type="string">
            <text:p text:style-name="P49">q</text:p>
          </table:table-cell>
          <table:table-cell table:style-name="Table19.G2" office:value-type="string">
            <text:p text:style-name="P99">+a ʔ</text:p>
          </table:table-cell>
        </table:table-row>
        <table:table-row table:style-name="Table19.1">
          <table:table-cell table:style-name="Table19.A5" office:value-type="string">
            <text:p text:style-name="P99">e</text:p>
          </table:table-cell>
          <table:table-cell table:style-name="Table19.B5" office:value-type="string">
            <text:p text:style-name="P94">C</text:p>
          </table:table-cell>
          <table:table-cell table:style-name="Table19.B5" office:value-type="string">
            <text:p text:style-name="P97"/>
          </table:table-cell>
          <table:table-cell table:style-name="Table19.B5" office:value-type="string">
            <text:p text:style-name="P94">C</text:p>
          </table:table-cell>
          <table:table-cell table:style-name="Table19.B5" office:value-type="string">
            <text:p text:style-name="P99">i</text:p>
          </table:table-cell>
          <table:table-cell table:style-name="Table19.B5" office:value-type="string">
            <text:p text:style-name="P97">C</text:p>
          </table:table-cell>
          <table:table-cell table:style-name="Table19.G5" office:value-type="string">
            <text:p text:style-name="P99">+a ʔ</text:p>
          </table:table-cell>
        </table:table-row>
      </table:table>
      <text:p text:style-name="P29">Hence, words which are trilateral in sing. become quadriliteral in pl., as another C is added to the <text:soft-page-break/>root. The following are examples of such words, that undergo the same change in pl.;</text:p>
      <text:p text:style-name="Text_20_body"><text:span text:style-name="T3">Pattern: CeCeeC→eCCiCaʔ Template: Feʕeel→efʕilaʔ Root: C3→C4 Alternation:</text:span> 1.Prefixation of a V (e) 2.Elision of the first internal V (e) 3.Shortening of the final V (ee)→(i) 4.Suffixation of (yaʔ). Examples are <text:span text:style-name="T2">bereeʔ (innocent)→ebriyaʔ (innocents)/ qereeb (relative)→eqribaʔ (relatives).</text:span> In nouns where the last two root Cs are identical, they are merged into a single C geminate. Most words of this category are either nouns; <text:span text:style-name="T2">reqeeq (slave)→eriqqaʔ (slaves)/ deleel (guide)→edillaʔ (guides)/ ŧebeeb (doctor)→eŧibbaʔ (doctors)</text:span>, or attributes; <text:span text:style-name="T2">šedeed (tough)→šhiddaʔ (tough ones)/ ʕezeez (dear)→eʕizzaʔ (dear ones)/ ħebeeb (beloved) →iħibbaʔ (beloved ones).</text:span> Further to the above, there are several nouns that are bilateral in root (containing two Cs in sing. case), which also become trilateral in pl. The said words are often CvCv, or CeCee. In pl., the first short V is elided, while the second V at the end, which is usually a diphthong, is not only elided, but is also replaced by a short V and then followed by (y) to avoid sequence with the following V;</text:p>
      <text:p text:style-name="Text_20_body"><text:span text:style-name="T3">Pattern: CeCee→eCCiyaʔ Template: Feʕee→efʕiyaʔ Root: C2→C4 Alternation:</text:span> 1.Prefixation of a V (e) 2.Elision of the internal V (e) 3.Final V shortening (ee)→(i) 4. Suffixation of the syllable (yaʔ). Except for the noun <text:span text:style-name="T2">nebee (prophet)→enbiyaʔ (prophets),</text:span> most nouns here denote animate attributes; <text:span text:style-name="T2">theree (rich)→ethriyaʔ (rich ones)/ ðekee (smart)→eðkiyaʔ (smart ones)/ ĝebee (stupid)→eĝbiyaʔ (stupid ones)/ ĝenee (rich)→eĝniyaʔ (rich ones)/ šeqee (wretched)→ešqiyaʔ (wretched ones)/ qewee (strong)→eqwiyaʔ (strong ones).</text:span> Moreover, if the first C in the root is (w), it is substituted by the long V (ou);<text:span text:style-name="T1">w</text:span><text:span text:style-name="T2">eśee (custodian)→</text:span><text:span text:style-name="T1">ou</text:span><text:span text:style-name="T2">śiyaʔ (custodians)/ </text:span><text:span text:style-name="T1">w</text:span><text:span text:style-name="T2">elee (patron)→</text:span><text:span text:style-name="T1">ou</text:span><text:span text:style-name="T2">liyaʔ (patrons)/ </text:span><text:span text:style-name="T1">w</text:span><text:span text:style-name="T2">efee (loyal)→</text:span><text:span text:style-name="T1">ou</text:span><text:span text:style-name="T2">fiyaʔ (loyal ones).</text:span></text:p>
      <text:list xml:id="list204138962022524" text:continue-numbering="true" text:style-name="Numbering_20_123">
        <text:list-item>
          <text:list>
            <text:list-item>
              <text:h text:style-name="P102" text:outline-level="2"><text:bookmark-start text:name="fuʕʕal"/>fuʕʕal<text:bookmark-end text:name="fuʕʕal"/></text:h>
            </text:list-item>
          </text:list>
        </text:list-item>
      </text:list>
      <text:p text:style-name="Text_20_body">This an irregular pl. form to change sing. mas nouns into pl. Such nouns are C3 in root, mostly as <text:span text:style-name="T2">Faʕil,</text:span> or CvCvC (CaCiC). In addition, the second C in the root is doubled to form an internal gemination. A given pl. can be represented as follows;</text:p>
      <table:table table:name="Table20" table:style-name="Table20">
        <table:table-column table:style-name="Table20.A"/>
        <table:table-column table:style-name="Table20.B"/>
        <table:table-column table:style-name="Table20.C"/>
        <table:table-column table:style-name="Table20.B"/>
        <table:table-column table:style-name="Table20.A"/>
        <table:table-row table:style-name="Table20.1">
          <table:table-cell table:style-name="Table20.A1" office:value-type="string">
            <text:p text:style-name="P95">C</text:p>
          </table:table-cell>
          <table:table-cell table:style-name="Table20.B1" office:value-type="string">
            <text:p text:style-name="P100"><text:span text:style-name="T14">a</text:span></text:p>
          </table:table-cell>
          <table:table-cell table:style-name="Table20.B1" office:value-type="string">
            <text:p text:style-name="P95">C</text:p>
          </table:table-cell>
          <table:table-cell table:style-name="Table20.B1" office:value-type="string">
            <text:p text:style-name="P101">i</text:p>
          </table:table-cell>
          <table:table-cell table:style-name="Table20.E1" office:value-type="string">
            <text:p text:style-name="P98">C</text:p>
          </table:table-cell>
        </table:table-row>
        <table:table-row table:style-name="Table20.1">
          <table:table-cell table:style-name="Table20.A2" office:value-type="string">
            <text:p text:style-name="P50">k</text:p>
          </table:table-cell>
          <table:table-cell table:style-name="Table20.B2" office:value-type="string">
            <text:p text:style-name="P101">a</text:p>
          </table:table-cell>
          <table:table-cell table:style-name="Table20.B2" office:value-type="string">
            <text:p text:style-name="P50">t</text:p>
          </table:table-cell>
          <table:table-cell table:style-name="Table20.B2" office:value-type="string">
            <text:p text:style-name="P60">i</text:p>
          </table:table-cell>
          <table:table-cell table:style-name="Table20.E2" office:value-type="string">
            <text:p text:style-name="P50">b</text:p>
          </table:table-cell>
        </table:table-row>
        <table:table-row table:style-name="Table20.1">
          <table:table-cell table:style-name="Table20.A2" office:value-type="string">
            <text:p text:style-name="P90"/>
          </table:table-cell>
          <table:table-cell table:style-name="Table20.B2" office:value-type="string">
            <text:p text:style-name="P71">↓</text:p>
          </table:table-cell>
          <table:table-cell table:style-name="Table20.B2" office:value-type="string">
            <text:p text:style-name="P90"/>
          </table:table-cell>
          <table:table-cell table:style-name="Table20.B2" office:value-type="string">
            <text:p text:style-name="P71">↓</text:p>
          </table:table-cell>
          <table:table-cell table:style-name="Table20.E2" office:value-type="string">
            <text:p text:style-name="P90"/>
          </table:table-cell>
        </table:table-row>
        <table:table-row table:style-name="Table20.1">
          <table:table-cell table:style-name="Table20.A2" office:value-type="string">
            <text:p text:style-name="P50">k</text:p>
          </table:table-cell>
          <table:table-cell table:style-name="Table20.B2" office:value-type="string">
            <text:p text:style-name="P82">u</text:p>
          </table:table-cell>
          <table:table-cell table:style-name="Table20.B2" office:value-type="string">
            <text:p text:style-name="P50">tt</text:p>
          </table:table-cell>
          <table:table-cell table:style-name="Table20.B2" office:value-type="string">
            <text:p text:style-name="P60">a</text:p>
          </table:table-cell>
          <table:table-cell table:style-name="Table20.E2" office:value-type="string">
            <text:p text:style-name="P50">b</text:p>
          </table:table-cell>
        </table:table-row>
        <table:table-row table:style-name="Table20.1">
          <table:table-cell table:style-name="Table20.A5" office:value-type="string">
            <text:p text:style-name="P95">C</text:p>
          </table:table-cell>
          <table:table-cell table:style-name="Table20.B5" office:value-type="string">
            <text:p text:style-name="P101">u</text:p>
          </table:table-cell>
          <table:table-cell table:style-name="Table20.B5" office:value-type="string">
            <text:p text:style-name="P95">C<text:span text:style-name="T14">g</text:span></text:p>
          </table:table-cell>
          <table:table-cell table:style-name="Table20.B5" office:value-type="string">
            <text:p text:style-name="P101">a</text:p>
          </table:table-cell>
          <table:table-cell table:style-name="Table20.E5" office:value-type="string">
            <text:p text:style-name="P98">C</text:p>
          </table:table-cell>
        </table:table-row>
      </table:table>
      <text:p text:style-name="P30">In this Fig., <text:span text:style-name="T2">katib</text:span> (writer) is changed to <text:span text:style-name="T2">kuttab</text:span> (writers). In brief, the change from sing. to pl. involves an internal mutation of Vs; the first long V becomes a short unwritten V, and the second short unwritten V becomes a long written V, plus the doubling of the medial C.</text:p>
      <text:p text:style-name="Text_20_body"><text:span text:style-name="T3">Pattern: CaCiC →CuC 2aC Template: Faʕil → fuʕʕal Root: C3 Alternation:</text:span> 1.Internal V shortening (a)→(u) 2.Gemination of the internal C 3.Internal V lenghthening (i) → (a). In general, the majority of nouns here suggest the sense of ‘one who does or performs’, hence; <text:span text:style-name="T2">ħaris </text:span><text:soft-page-break/><text:span text:style-name="T2">(guard)→ħurras (guards)/ ħakim (ruler)→ħukkam (rulers)/ qariʔ (reader)→qurraʔ (readers)/ naqid (critic)→nuqqad (critics)/ đabiŧ(officer)→đubbaŧ (officers)/ malik (owner)→mullak (owners)/ śaniʕ (maker)→śunnaʕ (makers)/ rakib (passenger)→rukkab (passengers).</text:span> Permanent or temporary attributes; <text:span text:style-name="T2">ʕazib (bachelor)→ʕuzzab (bachelors)/ ʕašiq (lover)→ʕuššaq (lovers)/ fajir (wanton)→fujjar (wantons)/ ʕaðil (blamer)→ʕuððal (blamers)/ kafir (disbeliever)→kuffar (disbelievers).</text:span> Positions or occupations; <text:span text:style-name="T2">kahin (priest)→kuhhan (priests)/ tajir (tradesman)→tujjar (tradesman)/ waʕiđ (preacher)→wuʕʕađ (preachers)/ ŧalib (student)→ŧullab (students)/ ʕamil (worker)→ʕummal (workers).</text:span> There is also a sense of over-performing of things, duties, or jobs, as in; <text:span text:style-name="T2">zahid (ascetic)→zuhhad (ascetics)/ ʕabid (worshipper)→ʕubbad (worshippers).</text:span> If the second C is (ʔ), it is changed to (w) in pl.; <text:span text:style-name="T2">zaʔir (visitor)→zuwwar (visitors)/ raʔid (pioneer)→ruwwad (pioneers)/ saʔiħ (tourist)→suwwaħ (tourists)/ naʔib (deputy)→nuwwab (deputies).</text:span> The few words which are C2 in root become C3 in pl. The form of these words in sing., which is (CaC), becomes <text:span text:style-name="T2">CuCCan</text:span>. The internal long V (a) becomes a short unwritten one (u), the second C is doubled, and thus forming a gemination, and (a+n) is added at the end; <text:span text:style-name="T2">šab (youngman)→šubban (youngmen).</text:span> Notwithstanding this change which is limited to a very few words in SA, there is a similar word that shows a slightly minor change to the above; <text:span text:style-name="T2">ħaj (pilgrim)→ħujjaj (pilgrims).</text:span></text:p>
      <text:list xml:id="list204140292203997" text:continue-numbering="true" text:style-name="Numbering_20_123">
        <text:list-item>
          <text:list>
            <text:list-item>
              <text:h text:style-name="P102" text:outline-level="2"><text:bookmark-start text:name="feʕalile"/>feʕalile<text:bookmark-end text:name="feʕalile"/></text:h>
            </text:list-item>
          </text:list>
        </text:list-item>
      </text:list>
      <text:p text:style-name="Text_20_body">This is quite uncommon form of irregular pl. being restricted to quadriliteral or quinqeliteral words or words borrowed from other languages.</text:p>
      <text:p text:style-name="Text_20_body"><text:span text:style-name="T3">Pattern: CeCCeCee→CeCaCiCe Template: Feʕlelee→feʕalilie Root:C4 Alternation:</text:span> 1.Breaking the medial CC by infixing a V (a) 2.Internal V mutation (e)</text:p>
      <text:p text:style-name="Text_20_body">→(i) 3.Shortening of the final V (ee) → (e). Words here are either positions or attributes; <text:span text:style-name="T2">śeidelee (pharmacist)→śeyadile (pharmacists)/ ʕebqeree (genius)→ʕebaqire (geniuses).</text:span></text:p>
      <text:p text:style-name="Text_20_body"><text:span text:style-name="T3">Pattern: CuCCan →CeCaCiCe Template: fuʕlan → feʕalilie Root: C4 Alternation:</text:span> 1.Internal V mutation (u)→(e) 2.Breaking the medial CC by infixing</text:p>
      <text:p text:style-name="Text_20_body">a V (a) 3. Shortening of the internal V (a) →(i) 4.Suffixation of a V (e). Positions or occupations; <text:span text:style-name="T2">qurśan (pirate)→qeraśine (pirates)/ rubban (captains)→rebabine (captains)/ duhqan (chief)→dehaqine (chiefs)</text:span>. Included in this are the nouns which are Arabicized or loanwords; <text:span text:style-name="T2">feilesuuf (philosopher)→felasife (philosophers)/ duktor (doctor)→dekatire (doctors)/ ustað (master/professor)→esatiðe (masters/professors)/ qubŧan (captain)→qebaŧine (captains)/ jillouz (policeman)→jelawize (policemen)/ zibnee (keeper of order)→zebaniye (keepers of order)/ simsar (broker/agent)→semasire (brokers/ agents).</text:span> Some nouns are always in pl.; <text:span text:style-name="T2">sewasiye (equals)</text:span> from <text:span text:style-name="T2">sewaʔ (equal).</text:span> Compound nouns, or nouns which are C5 (consisting of five Cs as a root), which is very rare in SA; <text:span text:style-name="T2">ʕebdullah (Abdullah)→ʕebadile</text:span> (persons called <text:span text:style-name="T2">Abdullah</text:span>). Ethnic associtions; <text:span text:style-name="T2">śihyonee (Zionist)→śehayine (Zionists).</text:span> Nouns borrowed from Greek or Latin that refer to the titles of kings, monarchs, rulers, etc.; <text:span text:style-name="T2">imberaŧor (emperor)→ebaŧire (emperors)/ kisra (Chosroe)→ekasire (Chosroes)/ qeiśer (Caesar)→qeyaśire (Caesars)/ firʕoun (Pharaoh)→feraʕine (Pharaohs).</text:span> Of which are the words that refer to religious ranks, positions, etc, whether they are SA as in; <text:span text:style-name="T2">qes </text:span><text:soft-page-break/><text:span text:style-name="T2">(vicar)→qesawise (vicars)/ usquf (bishop)→esaqife (bishops)/ khuuree (vicar)→khewarine (vicars)/ shemmas (deacon)→shemamise (deacons)</text:span>, or borrowed from other languages, such as; <text:span text:style-name="T2">kardeenal (cardinal)→keradile (cardinals)/ meŧran (archbishop)→meŧarine (archbishops)/ beŧreerik (patriarch)→beŧarike (patriarch).</text:span> The words <text:span text:style-name="T2">kardeenal</text:span> and <text:span text:style-name="T2">beŧreerik</text:span> are pluralized as <text:span text:style-name="T2">keradile</text:span> and <text:span text:style-name="T2">beŧarlike</text:span> respectively, by eliding the final or the pre-final C in the sing. root. This is due to the fact that the above words are C5 in root, and having a five C root is not a possible sequence in SA. However, in <text:span text:style-name="T2">imberaŧor</text:span>, which is C5 in root too, the pl. is <text:span text:style-name="T2">ebaŧire</text:span>, as two Cs have been elided to model the required form of pl. sequence <text:span text:style-name="T2">feʕalile</text:span>. There are the nouns that refer to ethnic or historical groups, peoples, nationalities, including religious or political groups or entities and the like. Such nouns are often quadriliteral and are used almost in pl.; <text:span text:style-name="T2">menaðire (Muntherids)/ beramike (Barmakids)/ yeʕaqibe (Jacobeans)/ ħenabile (Puritans)/ yeʕarube (Yarubids)/ śeqalibe (Slavs)/ beŧalime (Ptolemaics)/ qebariśe (Cypriots)/ efariqe (Africans)/ meĝaribe (From the Maghreb countries)/ belašife (Bolsheviks)/ menašife (Mensheviks)/ selajiqe (Seljuks) /ĝesasine (Ghassanids)/ qeramiŧe (Carmatians)/ mewarine (Maronites)/ ezariqe (Ezariqids)/ Eĝalibe (Aghlabids).</text:span> In addition, there are some words which denote extraordinary qualities or characters, such as; <text:span text:style-name="T2">jehbeð (great sscholar)→jehabiðe (great scholars)/ ʕimlaq (giant)→ʕemaliqe (giants)/ jebbar (titan)→jebbabire (titan)/ berberee (Barbarian)→berabire (Barbarians)/ melak (angel)→melaʔike (angels).</text:span> Miscellaneous; <text:span text:style-name="T2">śoulejan (scepter)→śewalije (scepters)/ niśŧoori (Nestorian)→neśaŧire (Nestorians).</text:span></text:p>
      <text:list xml:id="list204140266889812" text:continue-numbering="true" text:style-name="Numbering_20_123">
        <text:list-item>
          <text:list>
            <text:list-item>
              <text:h text:style-name="P102" text:outline-level="2"><text:bookmark-start text:name="feʕʕale"/>Feʕʕale<text:bookmark-end text:name="feʕʕale"/></text:h>
            </text:list-item>
          </text:list>
        </text:list-item>
      </text:list>
      <text:p text:style-name="Text_20_body"><text:span text:style-name="T2">Feʕʕale</text:span> is a pl. form used to pluralize a few mas. nouns that are C3 in root. In changing from sing. to pl., the only change that occurs in these nouns is the addition of the short V (e) at the end, as the sing. form is already Feʕʕal (CvCgvC), the first V is a short unwritten one, whilst the second V is a long orthographic one. Hence;</text:p>
      <text:p text:style-name="Text_20_body"><text:span text:style-name="T3">Pattern: CeC2aC→CeC2aCe Template: Feʕʕal→Feʕʕale Root: C3 Alternation:</text:span> 1. Elision of the final V (e). Nouns pluralized here are mostly positions or occupations; <text:span text:style-name="T2">keššaf (scout)→keššafe (scouts)/ kheyyal (horseman)→kheyyale (horseman)/ hejjan (camel rider)→hejjane (camel riders)/ reħħal (globetrotter)→reħħale (globetrotters)/ beħħar (sailor)→beħħare (sailors)/ qennaś (sniper)→qennaśe (snipers).</text:span></text:p>
      <text:list xml:id="list204139147430418" text:continue-numbering="true" text:style-name="Numbering_20_123">
        <text:list-item>
          <text:list>
            <text:list-item>
              <text:h text:style-name="P102" text:outline-level="2"><text:bookmark-start text:name="faʕe"/>Faʕe<text:bookmark-end text:name="faʕe"/></text:h>
            </text:list-item>
          </text:list>
        </text:list-item>
      </text:list>
      <text:p text:style-name="Text_20_body">This is a very minor type of irregular pl., since the words pluralized through it are handful. These words are C3 in root; based on CaʔiC. In pl., the medial C (ʔ) is elided along with the following short V, and only the first and the final Cs are kept, and the short orthographic V (e) is suffixed at the end.</text:p>
      <text:p text:style-name="Text_20_body"><text:span text:style-name="T3">Pattern: CaʔiC → CaCe Template: Faʔiʕ→Faʕe Root: C3→C2 Alternation:</text:span> 1.Elision of the internal C (ʔ) 2.Elision of the internal V (i) 3.Suffixation of a V(e). Nouns pluralized through this pattern are mostly positions or occupations or the sense of one who does something; <text:span text:style-name="T2">baʔiʕ (salesman)→baʕe (salesmen)/ qaʔid (leader)→qade (leaders)/śaʔiĝ (goldsmith)→śaĝe (goldsmiths)/ </text:span><text:soft-page-break/><text:span text:style-name="T2">saʔis (header)→sase (headers).</text:span> Where the medial C is a long V or (y) followed by V, this sequence, including (y), is elided with the final C is retained; <text:span text:style-name="T2">seiyid (mister)→sade (misters).</text:span></text:p>
      <text:list xml:id="list204138267578565" text:continue-numbering="true" text:style-name="Numbering_20_123">
        <text:list-item>
          <text:list>
            <text:list-item>
              <text:h text:style-name="P102" text:outline-level="2"><text:bookmark-start text:name="fuʕa"/>Fuʕa<text:bookmark-end text:name="fuʕa"/></text:h>
            </text:list-item>
          </text:list>
        </text:list-item>
      </text:list>
      <text:p text:style-name="Text_20_body"><text:span text:style-name="T2">Fuʕa</text:span> is a rarely used form to derive irregular pl. Only a few words, fem. trilateral nouns, are pluralized through this form.</text:p>
      <text:p text:style-name="Text_20_body"><text:span text:style-name="T3">Pattern: CeCye→CuCa Template: Feʕye→Fuʕa Root:C3→C2 Alternation:</text:span> 1.Mutation of the first internal V (e)→(u) 2.Elision of the prefinal C</text:p>
      <text:list xml:id="list1891015023" text:style-name="L4">
        <text:list-item>
          <text:list>
            <text:list-item>
              <text:p text:style-name="P3">Lenghthening of the final V (e)→(a), as in <text:span text:style-name="T2">qerye (village)→qura (villages)/ ruʔye (vision)→ruʔa (visions)/ dumye (doll)→duma (dolls)/ kunya (cognomen)→kuna (cognomens)/ ruqye (spell)→ruqa (spells)/ bunye (structure)→buna (structures).</text:span></text:p>
            </text:list-item>
          </text:list>
        </text:list-item>
      </text:list>
      <text:p text:style-name="Text_20_body"><text:span text:style-name="T3">Pattern: CuCwe→ CuCa Template: Fuʕwe →Fuʕa Root: C3 →C2 Alternation:</text:span> 1. Elision of the final C (w) 3. Lenghthening of the final V (e) → (a), as in <text:span text:style-name="T2">ʕurwe (bond)→ʕura (bonds)/ quwwe (force/power)→quwa (forces/powers).</text:span></text:p>
      <text:p text:style-name="Text_20_body"><text:span text:style-name="T3">Pattern: CiCye→CiCa Template: Fiʕye→Fiʕa Root: C3→C2ʕa Alternation:</text:span> 1. Elision of the final C (y) 3. Lenghthening of the final V (e)→ (a), as in the nouns <text:span text:style-name="T2">fidye (ransom)→fida (ransoms)/ jizye (tax)→jiza (taxes)/ ʕiduu (enemy)→ʕida (enemies)/ nuwat (nucleus)→newa (nuclei).</text:span></text:p>
      <text:list xml:id="list204139076937757" text:continue-list="list204138267578565" text:style-name="Numbering_20_123">
        <text:list-item>
          <text:list>
            <text:list-item>
              <text:h text:style-name="P102" text:outline-level="2"><text:bookmark-start text:name="fiuʕlan"/>F(i/u)ʕlan<text:bookmark-end text:name="fiuʕlan"/></text:h>
            </text:list-item>
          </text:list>
        </text:list-item>
      </text:list>
      <text:p text:style-name="Text_20_body">A form of irregular pl. to pluralize trilateral mas. nouns.</text:p>
      <text:p text:style-name="Text_20_body"><text:span text:style-name="T3">Pattern: CiCC→CiCCan Template: Fiʕl→Fiʕlan Root: C2/ C3→C4 Alternation:</text:span> 1.Internal V mutation (e) → (i) 2.Suffixation of (an). Categories here involve animals or birds; <text:span text:style-name="T2">jirð (rat)→jirðan (rats)/ feʔr (mouse)→fiʔran (mice)/ ĝurab (crow)→ĝirban (crows)/ ĝezal (deer)→ĝizlan (deer).</text:span> Miscellaneous; <text:span text:style-name="T2">jidar (wall)→jidran (walls)/ śebee (boy)→śibyan (boys).</text:span></text:p>
      <text:p text:style-name="Text_20_body"><text:span text:style-name="T3">Pattern: CaCiC→CuCCan Template: Faʕil→fuʕlan Root: C3→C4 Alternation:</text:span> 1. Shortening of the first internal V (a)→(u) 2.Elision of the second internal V (i) 3. Sufixation of (an), as in <text:span text:style-name="T2">šaŧiʔ (beach)→šuŧʔan (beaches)/ faris (knight)→fursan (knights)</text:span></text:p>
      <text:p text:style-name="Text_20_body"><text:span text:style-name="T3">Pattern: C(u/i/e)CaC→CiCCan Template: Fuʕal→fuʕlan Root: C3→C4 Alternation:</text:span> 1. Internal V mutation (u)→(i) 2. Elision of the second internal V (a)</text:p>
      <text:p text:style-name="Text_20_body">3. Suffixation of (an) to the end of the noun, as in <text:span text:style-name="T2">šujaʕ (brave)→šijʕan (braves)/ ĝulam (boy)→ĝilman (boys).</text:span></text:p>
      <text:p text:style-name="Text_20_body"><text:span text:style-name="T3">Pattern: CeCeeC→CuCCan Template: Feʕeel → fuʕlan Root: C3→C4 Alternation:</text:span>1.Internal V mutation (e) → (u) 2.Elision of the second internal V (ee) 3.Suffixation of (an), as in <text:span text:style-name="T2">ketheeb (sandhill)→kuthban (sandhills)/ qemeeś (shirt)→qumśan (shirts)/ qeďeeb (rod)→quďban (rods)/ </text:span><text:soft-page-break/><text:span text:style-name="T2">kheleej (gulf)→khuljan (gulfs).</text:span></text:p>
      <text:p text:style-name="Text_20_body"><text:span text:style-name="T3">Pattern: CeCeC→ CuCCan Template: Feʕel → fuʕlan Root; C3→C4 Alternation:</text:span> 1.Internal V mutation (e) →(u) 2.Elision of the second internal V (e) 3.Suffixation of (an), as in <text:span text:style-name="T2">weled (boy)→wuldan (boys)/ beled (country)→buldan (counties).</text:span> Some include nationalities: <text:span text:style-name="T2">siryan (Syriacs)/ ŧilyan (Italians)/ elman (Germans).</text:span> This also includes bilateral nouns: <text:span text:style-name="T2">wadee (valley)→widyan (valleys).</text:span></text:p>
      <text:list xml:id="list204138791110181" text:continue-numbering="true" text:style-name="Numbering_20_123">
        <text:list-item>
          <text:list>
            <text:list-item>
              <text:h text:style-name="P102" text:outline-level="2"><text:bookmark-start text:name="feʕel"/>Feʕel<text:bookmark-end text:name="feʕel"/></text:h>
            </text:list-item>
          </text:list>
        </text:list-item>
      </text:list>
      <text:p text:style-name="Text_20_body"><text:span text:style-name="T2">Feʕel</text:span> is an irregular pl. form used to derive the pl. of a few mas. nouns, most of which are C3 in root.</text:p>
      <text:p text:style-name="Text_20_body"><text:span text:style-name="T3">Pattern: CaCiC→CeCeC Template: Faʕil→feʕel Root: C3 Alternation:</text:span> 1. Shortening of the first internal V (a)→(e) 2.Internal mutation of the second V (i)→(e). Examples are nouns denoting poitions or occupations; <text:span text:style-name="T2">khadim (servant)→khedem (servants, mas. &amp; fem.)/ ħaris (guard)→ħeres (guards)/ khefeer (sentinel)→khefer (sentinels).</text:span></text:p>
      <text:p text:style-name="Text_20_body"><text:span text:style-name="T3">Pattern: CeCeCee→ CeCeC Template: Feʕelee→Feʕel Root: C3 Alternation:</text:span> 1.Elision of the final V (ee), as in <text:span text:style-name="T2">ʕerebee (Arab)→ʕereb (Arabs)/ ĝejeree (Gypsy)→ĝejer (Gypsies)/ bešeree (human being)→bešer (human beings)/ teteree (Tartar)→teter (Tartars)/ hemejee (barbaric)→hemej (barbaric ones).</text:span> Collective nouns (nouns referring to pl. non-animate entities regardless of gender or number); <text:span text:style-name="T2">šejer (tree), semek (fish), śekher (rock), ħejer (stone), beqer (bovines), ĝenem (sheep), bejeʕ (swans),</text:span> and <text:span text:style-name="T2">wereq (paper)</text:span> can also be included in this category.</text:p>
      <text:list xml:id="list204138694589914" text:continue-numbering="true" text:style-name="Numbering_20_123">
        <text:list-item>
          <text:list>
            <text:list-item>
              <text:h text:style-name="P102" text:outline-level="2"><text:bookmark-start text:name="feʕeel"/>Feʕeel<text:bookmark-end text:name="feʕeel"/></text:h>
            </text:list-item>
          </text:list>
        </text:list-item>
      </text:list>
      <text:p text:style-name="Text_20_body">This form is used to pluralize a few mas. trilateral or bilateral nouns.</text:p>
      <text:p text:style-name="Text_20_body"><text:span text:style-name="T3">Pattern: CaC→CeCeeCX Template: Faʕ→Feʕeeʕ Root: C2→C3 Alternation:</text:span> 1.Shortening of the internal V: (a)→(e) 2.Infixation of a V (ee) 3.Reduplication of the second root C, e.g. <text:span text:style-name="T2">ħaj (pilgrim)→ħejeej (pilgrims)</text:span></text:p>
      <text:p text:style-name="Text_20_body"><text:span text:style-name="T3">Pattern: CeCC→CeCeeC Template: Feʕl→Feʕeel Root: C3 Alternation:</text:span> 1. Breaking the final CC by inserting the epenthetical V (ee), as in <text:span text:style-name="T2">ʕebd (slave)→ʕebeed (slaves)</text:span></text:p>
      <text:p text:style-name="Text_20_body"><text:span text:style-name="T3">Pattern: Change: CiCaC →CeCeeC Template: fiʕal→Feʕeel Root: C3 Alternation:</text:span> 1.Internal V mutation; (i)→(e)/ (a)→(ee), as in; <text:span text:style-name="T2">ħimar (donkey)→ħemeer (donkeys).</text:span></text:p>
      <text:list xml:id="list204139203963797" text:continue-numbering="true" text:style-name="Numbering_20_123">
        <text:list-item>
          <text:list>
            <text:list-item>
              <text:h text:style-name="P102" text:outline-level="2"><text:bookmark-start text:name="feʕele"/>Feʕele<text:bookmark-end text:name="feʕele"/></text:h>
            </text:list-item>
          </text:list>
        </text:list-item>
      </text:list>
      <text:p text:style-name="Text_20_body"><text:span text:style-name="T2">Feʕele</text:span> is a pl. form to pluralize trilateral mas. nouns.</text:p>
      <text:p text:style-name="Text_20_body"><text:span text:style-name="T3">Pattern: CaCiC→CeCeCe Template: Faʕil→Feʕele Root: C3 Alternation:</text:span> 1. Shortening of the first internal V (a)→(e) 2.Mutation of the second internal V (i)→ (e) 3. Suffixation of a V (e). <text:soft-page-break/>Nouns pluralized as such are positions; <text:span text:style-name="T2">ŧalib (students)→ŧelebe (students, mas. &amp; fem.)/ sadin (keeper)→sedene (keepers)/ saħir (magician)→seħere (magicians)/ ʕajiz (disabled)→ʕejeze (disabled people)/ kasib (wage-earner)→kesebe (wage-earners).</text:span> Permanent or temporary attributes; <text:span text:style-name="T2">qatil (murderer)→qetele (murderers)/ khaʔin (traitor)→khewene (traitors)/ mahir (skilled)→mehere (skilled ones)/ warith (inheritor)→werethe (inhereitors)/ safil (mean)→sefele (mean ones)/ jahil (ignorant)→jehele (ignorant ones).</text:span></text:p>
      <text:list xml:id="list204139687483068" text:continue-numbering="true" text:style-name="Numbering_20_123">
        <text:list-item>
          <text:list>
            <text:list-item>
              <text:h text:style-name="P102" text:outline-level="2"><text:bookmark-start text:name="efʕul"/>Efʕul<text:bookmark-end text:name="efʕul"/></text:h>
            </text:list-item>
          </text:list>
        </text:list-item>
      </text:list>
      <text:p text:style-name="Text_20_body"><text:span text:style-name="T2">Efʕul</text:span> is a form of irregular pl. to pluralize mas. and fem. trilateral nouns.</text:p>
      <text:p text:style-name="Text_20_body"><text:span text:style-name="T3">Pattern: CeCC→eCCuC Template: Feʕl→efʕul Root: C3 Alternation:</text:span> 1.Prefixation of a V (e) 2.Elision of the internal V (e) 3.Breaking the final CC by infixing a short V (u) between the final Cs. Examples on this alternation include <text:span text:style-name="T2">nefs (self)→enfus (selves)/ nehr (river)→enhur (rivers)/ ħerf (letter)→eħruf (letters)/ ferʕ (branch)→efruʕ (branches).</text:span></text:p>
      <text:p text:style-name="Text_20_body"><text:span text:style-name="T3">Pattern: CiCaC→eCCuC Template: fiʕal→efʕul Root: C3 Alternation:</text:span> 1.Prefixation of a V (e) 2.Elision of the internal V (i) 3.Shortening of the seond internal V (a)→(u). Nouns related involve bodily parts; <text:span text:style-name="T2">lisan (tongue)→elsun (tongues)/ ðiraʕ (arm)→eðruʕ (arms)/ ʕein (eye)→eʕyun (eyes)/ rijl (leg)→erjul (legs),</text:span> in addition to body-related actions; <text:span text:style-name="T2">yemeen (oath)→eimun (oaths).</text:span> Miscellaneous; <text:span text:style-name="T2">śeŧer ( line)→eśŧur (lines).</text:span></text:p>
      <text:list xml:id="list204139744717746" text:continue-numbering="true" text:style-name="Numbering_20_123">
        <text:list-item>
          <text:list>
            <text:list-item>
              <text:h text:style-name="P102" text:outline-level="2"><text:bookmark-start text:name="feeʕal"/>Feeʕal<text:bookmark-end text:name="feeʕal"/></text:h>
            </text:list-item>
          </text:list>
        </text:list-item>
      </text:list>
      <text:p text:style-name="Text_20_body"><text:span text:style-name="T2">Feeʕal</text:span> is a very rare type of irregular pl. in SA. It is used to pluralize mas as well as fem. bilateral nouns. In bilateral nouns based on CvC template, the medial V is altered to (ee), and (-<text:span text:style-name="T2">an</text:span>) is added to the end of the noun. The following table explains this alteration.</text:p>
      <text:p text:style-name="Text_20_body"><text:span text:style-name="T3">Pattern: CaC→CeeCan Template: Faʕ→Feeʕan Root: C2→C3 Alternation:</text:span> 1. Internal V mutation (a)→(ee) 2. Suffixation of (an)</text:p>
      <text:p text:style-name="Text_20_body">Sing. root template</text:p>
      <text:p text:style-name="Text_20_body">Alternation</text:p>
      <text:p text:style-name="Text_20_body">Ultimate pl. template</text:p>
      <text:p text:style-name="Text_20_body">CvC</text:p>
      <text:p text:style-name="Text_20_body">C[v~ee]C+an</text:p>
      <text:p text:style-name="Text_20_body">CeeCan</text:p>
      <text:p text:style-name="Text_20_body">saq (leg)</text:p>
      <text:p text:style-name="Text_20_body">s-a~ee-q</text:p>
      <text:p text:style-name="Text_20_body"><text:soft-page-break/>seeqan</text:p>
      <text:p text:style-name="Text_20_body">nar (fire)</text:p>
      <text:p text:style-name="Text_20_body">n-a~ee-r</text:p>
      <text:p text:style-name="Text_20_body">neeran (fires)</text:p>
      <text:p text:style-name="Text_20_body">jeeran ( neighbors)</text:p>
      <text:p text:style-name="Text_20_body">j-a~ee-r</text:p>
      <text:p text:style-name="Text_20_body">jar ( neighbor)</text:p>
      <text:p text:style-name="Text_20_body">qeeʕan (seabed)</text:p>
      <text:p text:style-name="Text_20_body">q-a~ee-ʕ</text:p>
      <text:p text:style-name="Text_20_body">qaʕ (seabed )</text:p>
      <text:p text:style-name="Text_20_body">beeban ( doors)</text:p>
      <text:p text:style-name="Text_20_body">b-a~ee-b</text:p>
      <text:p text:style-name="Text_20_body">bab ( door)</text:p>
      <text:p text:style-name="Text_20_body">teejan ( crowns)</text:p>
      <text:p text:style-name="Text_20_body">t-a~ee-j</text:p>
      <text:p text:style-name="Text_20_body">taj ( crown)</text:p>
      <text:p text:style-name="Text_20_body">ʕeedan (sticks)</text:p>
      <text:p text:style-name="Text_20_body">ʕ-uu~ee-d</text:p>
      <text:p text:style-name="Text_20_body">ʕuud ( stick)</text:p>
      <text:p text:style-name="Text_20_body">deedan ( worms)</text:p>
      <text:p text:style-name="Text_20_body">d-uu~ee-d</text:p>
      <text:p text:style-name="Text_20_body">duud ( worm)</text:p>
      <text:p text:style-name="Text_20_body">ĝeelan (ghoul)</text:p>
      <text:p text:style-name="Text_20_body">ĝ-a~ee-l</text:p>
      <text:p text:style-name="Text_20_body">ĝuul ( ghoul )</text:p>
      <text:p text:style-name="Text_20_body">ħeetan ( whales)</text:p>
      <text:p text:style-name="Text_20_body">ħ-uu~ee-t</text:p>
      <text:p text:style-name="Text_20_body"><text:soft-page-break/>ħuut ( whale)</text:p>
      <text:p text:style-name="Text_20_body">thour (bull)</text:p>
      <text:p text:style-name="Text_20_body">th-ou~ee-r</text:p>
      <text:p text:style-name="Text_20_body">theeran (bulls)</text:p>
      <text:p text:style-name="Text_20_body">śuuś (chick)</text:p>
      <text:p text:style-name="Text_20_body">ś-uu~ee-ś</text:p>
      <text:p text:style-name="Text_20_body">Śśeeśan (chicks)</text:p>
      <text:p text:style-name="Text_20_body">If the noun is C3 in root, the same alterations occur, except that the medial C, along with the following V, is elided: <text:span text:style-name="T2">ħ</text:span><text:span text:style-name="T1">a</text:span><text:span text:style-name="T2">ʔiŧ (wall)→ħ</text:span><text:span text:style-name="T1">ee</text:span><text:span text:style-name="T2">ŧan (walls)</text:span>. Accordingly, both (ʔ) and (i) are elided in this example.</text:p>
      <text:list xml:id="list204139617516447" text:continue-numbering="true" text:style-name="Numbering_20_123">
        <text:list-item>
          <text:list>
            <text:list-item>
              <text:h text:style-name="P102" text:outline-level="2"><text:bookmark-start text:name="fiʕele"/>Fiʕele<text:bookmark-end text:name="fiʕele"/></text:h>
            </text:list-item>
          </text:list>
        </text:list-item>
      </text:list>
      <text:p text:style-name="Text_20_body">A rarely used form of irregular pl. <text:span text:style-name="T2">Fiʕele</text:span> is used to pluralize mas. bilateral, as well as trilateral, nouns.</text:p>
      <text:p text:style-name="Text_20_body"><text:span text:style-name="T3">Pattern: CiCeCe Template: Fiʕele Root: C2→C3 Alternation:</text:span> 1.Internal V mutation: (u)→(i) 2.Infixation of a short V (e) 3.Reduplication of the second root C 4. Suffixation of a V (e). Words related are mostly concerned with animals and birds; <text:span text:style-name="T2">dub (bear)→dibebe (bears)/ hir (cat)→hirere (cats)/ qird (ape)→qirede (apes)/ feel (elephant)→fiyele (elephants)/ deek (cock)→diyeke (cocks).</text:span></text:p>
      <text:list xml:id="list204139135462803" text:continue-numbering="true" text:style-name="Numbering_20_123">
        <text:list-item>
          <text:list>
            <text:list-item>
              <text:h text:style-name="P102" text:outline-level="2"><text:bookmark-start text:name="fiʕee"/>Fiʕee<text:bookmark-end text:name="fiʕee"/></text:h>
            </text:list-item>
          </text:list>
        </text:list-item>
      </text:list>
      <text:p text:style-name="Text_20_body">A rarely used form of irregular pl. <text:span text:style-name="T2">Fiʕee</text:span> is used to pluralize fem. bilateral as well as trilateral nouns.</text:p>
      <text:p text:style-name="Text_20_body"><text:span text:style-name="T3">Pattern: CiCee Template: Fiʕee Alternation:</text:span> 1.Internal V mutation: (e)→(i) 2.Final V mutation: (a) →(ee), as in <text:span text:style-name="T2">ʕeśa (stick/cane)→ʕiśee (sticks/canes)/ ħulye (jewel)→ħilee (jewels).</text:span></text:p>
      <text:list xml:id="list204139204742873" text:continue-numbering="true" text:style-name="Numbering_20_123">
        <text:list-item>
          <text:list>
            <text:list-item>
              <text:h text:style-name="P102" text:outline-level="2"><text:bookmark-start text:name="efiʕʕe"/>Efiʕʕe<text:bookmark-end text:name="efiʕʕe"/></text:h>
            </text:list-item>
          </text:list>
        </text:list-item>
      </text:list>
      <text:p text:style-name="Text_20_body"><text:span text:style-name="T2">Efiʕʕe</text:span> is a form of irregular pl. This pl. is used with trilateral mas. nouns. In changing from sing. to pl., the root loses the second long V in favor of a medial gemination between the second and the final C. Further, two Vs are affixed to the noun; initially and finally. The few sing. nouns pluralized in this form are based either on CvCeeC or CvCaC.</text:p>
      <text:p text:style-name="Text_20_body"><text:span text:style-name="T3">Pattern: CeCeeC→eCiC2e Template: Feʕeel→efiʕʕe Root: C3→C2 Alternation:</text:span> 1.Prefixation of a V (e) 2.Mutation of the first internal V (e)→(i) 3.Elision of the second internal V (ee) and thus an internal C geminate is formed 4.Suffixation of a V (e), as in <text:span text:style-name="T2">jeneen (fetus)→ejinne (fetuses)/ ħebeeb (sweet)→eħibbe (sweets)/ sereer(bed)→esirre (beds)/ deleel (evidence)→edille (evidences).</text:span></text:p>
      <text:p text:style-name="Text_20_body"><text:soft-page-break/><text:span text:style-name="T3">Pattern: CiCaC→eCiC2e Template: fiʕal Root: C3→C2 Alternation:</text:span> 1.Prefixation of the V (e) 2.Elision of the second internal V (a) and thus an internal C gemination is formed 3.Suffixation of the V (e), for instance <text:span text:style-name="T2">hilal (crescent)→ehille (crescents)/ imam (Imam)→eʔimme (Imams)/ šuʕaʕ (ray)→ ešiʕʕe (rays).</text:span> In <text:span text:style-name="T2">eʔimme</text:span> (Imams), the epenthetical (ʔ) is inserted between the intrusive (e) and the following C so as to prevent V sequence, whereas the two Cs are reduced into a C geminate. This is because the noun is bililteral and thus another C is needed to model the pl. pattern.</text:p>
      <text:list xml:id="list204140452547559" text:continue-numbering="true" text:style-name="Numbering_20_123">
        <text:list-item>
          <text:list>
            <text:list-item>
              <text:h text:style-name="P102" text:outline-level="2"><text:bookmark-start text:name="fuʕuul-1"/>fuʕuul<text:bookmark-end text:name="fuʕuul-1"/></text:h>
            </text:list-item>
          </text:list>
        </text:list-item>
      </text:list>
      <text:p text:style-name="Text_20_body">fuʕuul is a form of pl. that is used to pluralize bilateral mas. nouns.</text:p>
      <text:p text:style-name="Text_20_body"><text:span text:style-name="T3">Pattern: CeC→CuCuuCX</text:span> Where (CX) is a reduplicated C; <text:span text:style-name="T3">Template: Feʕ→Fuʕuuʕ Root: C2→C3 Alternation:</text:span> 1.Internal V mutation (e)→(u) 2.Infixation of a long V (uu) 3.Reduplication of the second root C. The nouns pluralized here may indicate bodily parts and physical portions; <text:span text:style-name="T2">kef (palm)→kufuuf (palms)/ fek (jaw)→fukuuk (jaws)/ šeq (crack)→šuquuq (cracks)/ khed (cheek)→khuduud (cheeks)/ feś (stone)→fuśsuuś (stones)/ fel (remain)→fuluul (remains).</text:span> Miscellaneouss; <text:span text:style-name="T2">ħel (solution)→ħuluul (solutions)/ fen (art)→funuun (arts)/ šer (evil)→šuruur (evils)/ neś (text)→nuśuuś (texts)/ red (reply)→ruduud (replies).</text:span></text:p>
      <text:p text:style-name="Text_20_body"><text:span text:style-name="T3">Pattern: CiC→CuCuuCX Template: Fiʕ→Fuʕuuʕ Root: C2→C3 Alternation:</text:span> 1.Internal V mutation (i)→(u) 2.Infixation of a long V (uu) 3.Reduplication of the second root C. e.g. <text:span text:style-name="T2">sim (poison)→sumuum (poisons)/ liś (thief)→luśuuś (thieves).</text:span></text:p>
      <text:list xml:id="list204140169572117" text:continue-numbering="true" text:style-name="Numbering_20_123">
        <text:list-item>
          <text:list>
            <text:list-item>
              <text:h text:style-name="P102" text:outline-level="2"><text:bookmark-start text:name="efʕal"/>efʕal<text:bookmark-end text:name="efʕal"/></text:h>
            </text:list-item>
          </text:list>
        </text:list-item>
      </text:list>
      <text:p text:style-name="Text_20_body"><text:span text:style-name="T2">efʕal</text:span> is a form of irregular pl. All words pluralized in this form are bilateral, and are based on CvC template. The medial V is short, and hence in pl. it is deleted. A new sound is added at the beginning, the first C is put with the second C, which is doubled. Therefore, the template of pl. becomes vCCaC2, where C2 symbolizes the repetition of the second C in the sing. root.</text:p>
      <text:p text:style-name="Text_20_body"><text:span text:style-name="T3">Pattern: CeC→eCCaCX Template: Feʕ→efʕaʕ Root: C2→C3 Alternation:</text:span> 1.Prefixation of a V (e) 2.Elision of the internal V (e) 3.infixation of a V (a) 4.Reduplication of the second root C, as in <text:span text:style-name="T2">reb (god)→erbab (gods)/ ned (rival)→endad (rivals)/ ŧen (ton)→eŧnan (tons).</text:span></text:p>
      <text:p text:style-name="Text_20_body"><text:span text:style-name="T3">Pattern: CiC→eCCaCX Template: Fiʕ→efʕaʕ Root: C2→C3 Alternation:</text:span> 1.Prefixation of a V (e) 2.Elision of the internal V (i) 3.Infixation of a V (a) 4.Reduplication of the second root C, as in <text:span text:style-name="T2">sin (tooth)→esnan (tooth)/ sir (secret)→esrar (secrets).</text:span></text:p>
      <text:list xml:id="list204138588811723" text:continue-numbering="true" text:style-name="Numbering_20_123">
        <text:list-item>
          <text:list>
            <text:list-item>
              <text:h text:style-name="P102" text:outline-level="2"><text:bookmark-start text:name="fuʕʕel"/>Fuʕʕel<text:bookmark-end text:name="fuʕʕel"/></text:h>
            </text:list-item>
          </text:list>
        </text:list-item>
      </text:list>
      <text:p text:style-name="Text_20_body">This is a pl. form used in words as; <text:span text:style-name="T2">ʕuzzel (unarmed ones).</text:span></text:p>
      <text:p text:style-name="Text_20_body"><text:span text:style-name="T3">Pattern: CuCXel Template: Fuʕʕel Root: C3 Alternation:</text:span> 1.Mutation of the first internal V→(u) 2.Reduplication of the medial root C. The words here suggest incompleteness, lack, or <text:soft-page-break/>disadvantage; <text:span text:style-name="T2">eʕzel (unarmed)→ʕuzzel (unarmed ones)/ khedeej (premature baby)→khuddej (premature babies)/ saðej (naive)→suððej (naïve ones).</text:span> Additionally, there are several words only in SA that exemplify a sense of overdoing,.i.e., to do something excessively and more than it should be done; <text:span text:style-name="T2">sajid (prostrator)→sujjed (prostrators)</text:span> and <text:span text:style-name="T2">rakiʕ (kneeler)→rukkeʕ (kneelers).</text:span></text:p>
      <text:list xml:id="list204139355209794" text:continue-numbering="true" text:style-name="Numbering_20_123">
        <text:list-item>
          <text:list>
            <text:list-item>
              <text:h text:style-name="P102" text:outline-level="2"><text:bookmark-start text:name="fiʕal"/>fiʕal<text:bookmark-end text:name="fiʕal"/></text:h>
            </text:list-item>
          </text:list>
        </text:list-item>
      </text:list>
      <text:p text:style-name="Text_20_body">A pattern of irregular pl. as in; <text:span text:style-name="T2">rijal</text:span></text:p>
      <text:p text:style-name="Text_20_body"><text:span text:style-name="T3">Pattern: CeCC→CiCaC Template: Feʕl→fiʕal Root: C3 Alternation:</text:span> 1.Internal V mutation (e)→(i) 2.Breaking the final CC by infixing a long V (a). Nouns pluralized here may involve animals, masc. and fem.; <text:span text:style-name="T2">kelb (dog)→kilab (dogs)/ sebʕ (predatory animal)→sibaʕ (predatory animals)/ jewad (horse)→jiyad (horses)/ kheruuf (ram)→khiraf (rams)/ neʕje (ewe)→niʕaj (ewes)/ jerou (cub)→jiraʔ (cubs)/ ferkh (young bird)→firakh (young birds).</text:span> Weapons, tools; <text:span text:style-name="T2">sehm (arrow)→siham (aarrows)/ rumħ (spear)→rimaħ (spears)/ ħebl (rope)→ħibal (ropes).</text:span> Miscellaneous; <text:span text:style-name="T2">rejul (man)→rijal (men)/ ʕeđm (bone)→ʕiđam (bones).</text:span></text:p>
      <text:p text:style-name="Text_20_body"><text:span text:style-name="T3">Pattern: CeCeC→CiCaC Template: Feʕel→fiʕal Root: C3 Alternation:</text:span> 1.Mutation of the first internal V (e) →(i) 2.Lenghthening of the second internal V (e)→(a), as in <text:span text:style-name="T2">jebel (mountain)→jibal (mountains)/ jemel (camel)→jimal (camels).</text:span> Some are fem.; <text:span text:style-name="T2">qilʕe (castle)→qilaʕ (castles).</text:span> There are a few pls. that share a common, regardless of gender, sing. form, or attribution, mainly when they are considered in their pl. form only; <text:span text:style-name="T2">śigar (little/young ones)/ kibar</text:span></text:p>
      <text:p text:style-name="Text_20_body"><text:span text:style-name="T2">(adult ones)/ ʕiyal (family members)/ riyah (winds)/ jiyaʕ (hungry ones)/ dimaʔ (bloods).</text:span> The word <text:span text:style-name="T2">imreʔe</text:span> has two, irregular and completely different, pls.; <text:span text:style-name="T2">nisaʔ</text:span> and <text:span text:style-name="T2">niswe</text:span> (<text:span text:style-name="T2">women</text:span>).</text:p>
      <text:list xml:id="list204139608535165" text:continue-numbering="true" text:style-name="Numbering_20_123">
        <text:list-item>
          <text:list>
            <text:list-item>
              <text:h text:style-name="P102" text:outline-level="2"><text:bookmark-start text:name="fuʕul"/>fuʕul<text:bookmark-end text:name="fuʕul"/></text:h>
            </text:list-item>
          </text:list>
        </text:list-item>
      </text:list>
      <text:p text:style-name="Text_20_body"><text:span text:style-name="T3">Pattern: CeCeeCe→CuCuC Template: Feʕeele→fuʕul Root: C3 Alternation:</text:span> 1.Internal V mutation (e)→(u) 2.Shortening of the second internal V (ee)→(u) 3.Elision of the final V (e) (fem. marker). Examples are <text:span text:style-name="T2">sefeene (ship)→sufun (ships)/ jezeere (island)→juzur (islands)/ śeħeefe (newspaper)→śuħuf (newspapers)/ medeene (city)→mudun (cities).</text:span> There are also a few mas. nouns pluarized in this pattern, exercising the same alternations: <text:span text:style-name="T2">resuul (messenger)→rusul (messengers).</text:span></text:p>
      <text:p text:style-name="Text_20_body"><text:span text:style-name="T3">Pattern: CiCaC→CuCuC Template: Feʕeele→fuʕul Root: C3 Alternation:</text:span> 1.Mutation of the first internal V (i)→(u) 2.Shortening of the second internal V (a)→(u), as in <text:span text:style-name="T2">šihab (shooting star)→šuhub (shooting stars)/ kitab (book)→kutub (books)/ niđam (system/regime)→nuđum (systems/regimes).</text:span></text:p>
      <text:list xml:id="list204139170355726" text:continue-numbering="true" text:style-name="Numbering_20_123">
        <text:list-item>
          <text:list>
            <text:list-item>
              <text:h text:style-name="P102" text:outline-level="2"><text:bookmark-start text:name="efaʕil"/>Efaʕil<text:bookmark-end text:name="efaʕil"/></text:h>
            </text:list-item>
          </text:list>
        </text:list-item>
      </text:list>
      <text:p text:style-name="Text_20_body"><text:span text:style-name="T3">Pattern: eCaCiC Template:efaʕil Root:C3 Alternation:</text:span> 1.infixation of a V (a) 2.Lenghthening of the first internal V (e)→ (a) 3.Muation of the second internal V: (e)→(i). Examples on this pl. are <text:span text:style-name="T2">ejnebee (foreigner)→ejanib (foreigners)/ qereeb (relative)→eqarib (relatives)/ erneb </text:span><text:soft-page-break/><text:span text:style-name="T2">(rabbit)→eranib (rabbits).</text:span></text:p>
      <text:list xml:id="list204139550475225" text:continue-numbering="true" text:style-name="Numbering_20_123">
        <text:list-item>
          <text:list>
            <text:list-item>
              <text:h text:style-name="P102" text:outline-level="2"><text:bookmark-start text:name="fuʕala"/>Fuʕala<text:bookmark-end text:name="fuʕala"/></text:h>
            </text:list-item>
          </text:list>
        </text:list-item>
      </text:list>
      <text:p text:style-name="Text_20_body">A form of irregular plural in SA that is limited to a few words.</text:p>
      <text:p text:style-name="Text_20_body"><text:span text:style-name="T3">Pattern: CeCCa→CuCaCa Template: feʕla →fuʕala Root: C3 Alternation:</text:span> 1.Breaking the medial CC by infixing a long V (a). Nouns related involve attributes; <text:span text:style-name="T2">thekla (mother bereaved of her child)→thekala (mothers bereaved of their children)/ sikkeer (drunken)→sukara (drunken ones)/ ĝeyuur (zealous)→ĝeyara (zealous ones)/ yeteem (orphan)→yetama (orphans).</text:span> Ideas or attitudes; <text:span text:style-name="T2">fetwa (formal opinion)→fetawa (formal opinions)/ šekwa (complaint)→šekawa (complaints).</text:span> Miscellaneous; <text:span text:style-name="T2">neśranee (Christian)→neśara (Christians).</text:span></text:p>
      <text:list xml:id="list204138473757079" text:continue-numbering="true" text:style-name="Numbering_20_123">
        <text:list-item>
          <text:list>
            <text:list-item>
              <text:h text:style-name="P102" text:outline-level="2"><text:bookmark-start text:name="afaʕ"/>Afaʕ<text:bookmark-end text:name="afaʕ"/></text:h>
            </text:list-item>
          </text:list>
        </text:list-item>
      </text:list>
      <text:p text:style-name="Text_20_body"><text:span text:style-name="T2">Afaʕ</text:span> is a pl. form for pluralizing mas. bilateral sing. nouns. The two short voiced Vs are replaced by long ones; vCvC →aCaC.</text:p>
      <text:p text:style-name="Text_20_body"><text:span text:style-name="T3">Pattern: eCeC→aCaC Template: efeʕ→afaʕ Root: C2 Alternation:</text:span> 1.Mutation: Lenghthening of the internal Vs (e/u)→(a). Nouns here may imply expectations or prospects; <text:span text:style-name="T2">ejel (term)→ajal (terms)/ emel (hope)→amal (hopes)/ ufuq (prospect)→afaq (prospects).</text:span> Measurement or quantity; <text:span text:style-name="T2">eħed (one)→aħad (units)/ elf (thousand)→alaf (thousands).</text:span> Miscellaneous; <text:span text:style-name="T2">ether (trace)→athar</text:span></text:p>
      <text:p text:style-name="Text_20_body"><text:span text:style-name="T2">(traces)/ elem (pain)→alam (pains)/ ithm (sin)→atham (sins).</text:span> The same applies if the noun has a single short V. In addition to the replacement of this single V with a long one, another long V will be inserted between the two Cs; vCC→aCaC. For words which are trilateral, or which are CvCC in root, the medial C is elided, and the root will be vCvC; <text:span text:style-name="T2">biʔr (well)→abar (wells).</text:span></text:p>
      <text:list xml:id="list204138338877485" text:continue-numbering="true" text:style-name="Numbering_20_123">
        <text:list-item>
          <text:list>
            <text:list-item>
              <text:h text:style-name="P102" text:outline-level="2"><text:bookmark-start text:name="fuʕat"/>Fuʕat<text:bookmark-end text:name="fuʕat"/></text:h>
            </text:list-item>
          </text:list>
        </text:list-item>
      </text:list>
      <text:p text:style-name="Text_20_body">Feʕat is a pl. form used to pluralize bilateralor trilateral mas nouns. The (-<text:span text:style-name="T1">at</text:span>) suffix added in pl. here is not that of sound fem. pl., as in <text:span text:style-name="T2">qarre</text:span> (continent)→<text:span text:style-name="T2">qarr</text:span><text:span text:style-name="T1">at </text:span>(continents), because in these words the form of the word is not changed, while in this pl. form, the form of the word undergoes changing. All the nouns here denote a profession or position.</text:p>
      <text:p text:style-name="Text_20_body"><text:span text:style-name="T3">Pattern: CaCee→CuCat Template: Faʕee→Fuʕat Root: C2→C3 Alternation:</text:span> 1.Shortening of internal V (a)→(u) 2.Elision of final V (ee) 3.Suffixation of (-at). This pl. is found in nouns denote positions; <text:span text:style-name="T2">qaďee (judge)→quďat (judges)/ walee (governor)→wulat (governors)/ ramee (shooter)→rumat (shooters)/ saʕee (courier)→suʕat (couriers) /ĝazee (raider)→ĝuzat (raiders)/ banee (builder)→bunat (builders).</text:span> In unmarked mas nouns, the final fem. suffix (-e) is elided in pl., along with the third root C (y); <text:span text:style-name="T2">ŧaĝiye (tyrant)→ŧuĝat (tyrants)/ daʕiye (caller)→duʕat (callers)/ dahiye (artful)→duhat (artful ones)/ rawiye (relator/narrator)→ruwat (relators/narrators).</text:span></text:p>
      <text:list xml:id="list204140116514773" text:continue-numbering="true" text:style-name="Numbering_20_123">
        <text:list-item>
          <text:list>
            <text:list-item>
              <text:h text:style-name="P102" text:outline-level="2"><text:bookmark-start text:name="feʕla"/><text:soft-page-break/>Feʕla<text:bookmark-end text:name="feʕla"/></text:h>
            </text:list-item>
          </text:list>
        </text:list-item>
      </text:list>
      <text:p text:style-name="Text_20_body"><text:span text:style-name="T2">Feʕla</text:span> is a pl. form used to pluralize bilateralor trilateral mas. nouns. Nouns pluralized through this pattern often have some features in common. Firstly, they are all based on CeCeeC in sing., except for <text:span text:style-name="T2">eseer</text:span> (captive) and <text:span text:style-name="T2">eħmeq</text:span> (fool), and they become CeCCa in pl. Secondly, they usually denote physical or bodily qualities or disadvantages, especially those related to bodily injury or accidents;</text:p>
      <text:p text:style-name="Text_20_body"><text:span text:style-name="T3">Pattern: CeCeeC→CeCCa Template: Feʕeel→Feʕla Root: R3 Alternation:</text:span> 1.Elision of the second V (ee) 2.Suffixation of (-a), as in the nouns <text:span text:style-name="T2">qeteel (murdered)→qetla (murdered ones)/ jereeħ (wounded)→jerħa (wounded ones)/ mereď (sick)→merďa (sick ones)/ śereeʕ (fallen)→śerʕa (fallen ones)/ ĝereeq (drowned)→ĝerqa (drowned ones)/ eseer (captive)→esra (captives).</text:span> The only exception to the above pattern is the word <text:span text:style-name="T2">meiyit</text:span> (dead). Though C3 in root, CvCvC, seemingly like the words discussed above, but it is phonotactically different being CeiCit. Yet, this word becomes bilateral in pl.; <text:span text:style-name="T2">mouta</text:span> (dead people), as the medial C</text:p>
      <text:list xml:id="list2099059462" text:style-name="L5">
        <text:list-item>
          <text:p text:style-name="P35">is elided and a V (ou) is inserted instead.</text:p>
        </text:list-item>
      </text:list>
      <text:list xml:id="list204139456891081" text:continue-list="list204140116514773" text:style-name="Numbering_20_123">
        <text:list-item>
          <text:list>
            <text:list-item>
              <text:h text:style-name="P102" text:outline-level="2"><text:bookmark-start text:name="feʕal"/>Feʕal<text:bookmark-end text:name="feʕal"/></text:h>
            </text:list-item>
          </text:list>
        </text:list-item>
      </text:list>
      <text:p text:style-name="Text_20_body"><text:span text:style-name="T2">Feʕal</text:span> is a pl. form used to pluralize bilateral or trilateral mas and fem. nouns. The nouns related are mostly bilateral. Insertion of an internal V plus a C (w), and the deletion of the final V, if any; <text:span text:style-name="T2">šað (odd)→šewað (odds).</text:span> In nouns where the second C is a geminate, it is degeminated (it becomes a single C);</text:p>
      <text:p text:style-name="Text_20_body"><text:span text:style-name="T3">Pattern: CaC2e→CewaC Template: Faʕʕe→Fewaʕ Root: C2→C3 Alternation:</text:span> 1.Infixation of a syllable (ew) 2.Degemination of the final geminate 3.Elision of the final V (e). Examples are <text:span text:style-name="T2">ħasse (sense)→ħewas (senses)/ madde (material)→mewad (materials)/ dabbe (pack animal)→dewab (pack animals)/ ʕammee (layman)→ʕewam (laymen).</text:span> If the noun is C3, which is quite rare, the final C as well as the following Vs are elided, in order to correspond to the pl. pattern; <text:span text:style-name="T3">CaC2iCe → CewaC</text:span> as in <text:span text:style-name="T2">khaśśiye (characteristic)→khewaś (characteristics).</text:span></text:p>
      <text:list xml:id="list204140134786685" text:continue-numbering="true" text:style-name="Numbering_20_123">
        <text:list-item>
          <text:list>
            <text:list-item>
              <text:h text:style-name="P102" text:outline-level="2"><text:bookmark-start text:name="efʕaʔ"/>Efʕaʔ<text:bookmark-end text:name="efʕaʔ"/></text:h>
            </text:list-item>
          </text:list>
        </text:list-item>
      </text:list>
      <text:p text:style-name="Text_20_body">This is a pl. form used in pluralizing a few sing. nouns, most of which are bilateral. The very name of this pl. form indicates its morphological form (eCCaʔ) for unilateral nouns (consisting of a single C plus one or two Vs) and eCCaʔ for bilateral nouns. The change includes the addition of the syllable (aʔ) to the end of the sing. root, and the V (e) at the beginning of that noun. If the internal V is (ei), it is altered to C (y) in pl.; <text:span text:style-name="T2">šeiʔ (thing)→ ešyaʔ (things).</text:span></text:p>
      <text:p text:style-name="Text_20_body"><text:span text:style-name="T3">Pattern: Cei→eCyaʔ Template: Fei→efyaʔ Root: C1→C3 Alternation:</text:span> 1.Prefixation of a V (e) 2.Mutation of the V to C (ei)→(ya) 3.Suffixation of (aʔ). Examples are <text:span text:style-name="T2">zei (fashion)→ezyaʔ(fashions)/ ħei (living)→eħyaʔ (the living).</text:span> If the internal V is (ou), it is deleted and replaced with the C (w). Here, C1 roots (single C words) become bilateral, as in; vC→aCaʔ <text:span text:style-name="T2">e</text:span><text:span text:style-name="T1">b</text:span><text:span text:style-name="T2"> (father)→a</text:span><text:span text:style-name="T1">b</text:span><text:span text:style-name="T2">a</text:span><text:span text:style-name="T1">ʔ</text:span><text:span text:style-name="T2"> (fathers),</text:span> or trilateral by changing the V (ou) to a C (w),as in; <text:span text:style-name="T1">j</text:span><text:span text:style-name="T2">ou (atmosphere/ mood)→e</text:span><text:span text:style-name="T1">j</text:span><text:span text:style-name="T2">wa</text:span><text:span text:style-name="T1">ʔ</text:span><text:span text:style-name="T2">(atmospheres/mood)</text:span> where it is Cv → vCCvC. C2 roots become C3, too; <text:span text:style-name="T1">đ</text:span><text:span text:style-name="T2">ou</text:span><text:span text:style-name="T1">ʔ</text:span><text:span text:style-name="T2"> </text:span><text:soft-page-break/><text:span text:style-name="T2">(light)→e</text:span><text:span text:style-name="T1">đw</text:span><text:span text:style-name="T2">a</text:span><text:span text:style-name="T1">ʔ</text:span><text:span text:style-name="T2"> (lights),</text:span> hence CvC→ vCCvC. CvC→ vCCvC <text:span text:style-name="T1">n</text:span><text:span text:style-name="T2">ou</text:span><text:span text:style-name="T1">ʔ</text:span><text:span text:style-name="T2"> (rain)→e</text:span><text:span text:style-name="T1">nw</text:span><text:span text:style-name="T2">a</text:span><text:span text:style-name="T1">ʔ</text:span><text:span text:style-name="T2"> (rains).</text:span></text:p>
      <text:p text:style-name="Text_20_body"><text:span text:style-name="T3">Pattern: CeCee→eCCaʔ Template: Feʕee→efʕaʔ Alternation:</text:span> 1. Prefixation of a V (e) 2. Mutation of the final V (ee) →(ʔ) 3.Suffixation of (ʔ), as in <text:span text:style-name="T2">meʕee (intestine)→emʕaʔ (intestines)/ reʔee (opinion)→araʔ (opinions).</text:span></text:p>
      <text:p text:style-name="Text_20_body"><text:span text:style-name="T3">Pattern:CeCuu→eCCaʔ Template: Feʕee→efʕaʔ Root: C2→C3 Alternation:</text:span> 1.Prefixation of a V (e) 2.Mutation of the final V (ee)→(ʔ) 3.Suffixation of a C (ʔ), as in <text:span text:style-name="T2">neħuu (direction)→enħaʔ (directions)/ šiluu (dismembered part)→ešlaʔ (dismembered parts).</text:span></text:p>
      <text:p text:style-name="Text_20_body"><text:span text:style-name="T3">Pattern: CeCa→eCCaʔ Template: Feʕa→efʕaʔ Root: C2→C3 Alternation:</text:span> 1. Prefixation of a V (e) 2. Elision of the internal V (e) 3.Suffixation of a C (ʔ), as in <text:span text:style-name="T2">hewa (affection/inclination)→ehwaʔ (affections/inclinations)/ śeda (echo)→eśdaʔ (echoes)/ reja (area)→erjaʔ (areas)/ ibn (son)→ebnaʔ (sons).</text:span></text:p>
      <text:list xml:id="list204138573595757" text:continue-numbering="true" text:style-name="Numbering_20_123">
        <text:list-item>
          <text:list>
            <text:list-item>
              <text:h text:style-name="P102" text:outline-level="2"><text:bookmark-start text:name="mufteʕile"/>Mufteʕile<text:bookmark-end text:name="mufteʕile"/></text:h>
            </text:list-item>
          </text:list>
        </text:list-item>
      </text:list>
      <text:p text:style-name="Text_20_body">The formation of pl. involves the addition of the V (e) to the end of the sing. noun; <text:span text:style-name="T3">Pattern: MuCteCiC→MuCteCiC Template: Mufteʕil→Mufteʕile Root:C5 Alternation:</text:span> 1.Suffixation of a V (e), as in <text:span text:style-name="T2">muʕtezil (Mu’tazilid)→muʕtezile (Mu’tazilids)/ murteziq (mercenary)→murteziqe (mercenaries).</text:span></text:p>
      <text:list xml:id="list204139530331244" text:continue-numbering="true" text:style-name="Numbering_20_123">
        <text:list-item>
          <text:list>
            <text:list-item>
              <text:h text:style-name="P102" text:outline-level="2"><text:bookmark-start text:name="fiʕye"/>Fiʕye<text:bookmark-end text:name="fiʕye"/></text:h>
            </text:list-item>
          </text:list>
        </text:list-item>
      </text:list>
      <text:p text:style-name="Text_20_body">This is a pattern of irregular plural with the alteration of the final V to a C (y) plus a short V (e); CeCee→CiCye, as in <text:span text:style-name="T2">śebee (boy)→śibye (boys).</text:span> CeCa→CiCye, as in <text:span text:style-name="T2">feta (youngman)→fitye (youngmen).</text:span></text:p>
      <text:list xml:id="list204140213452066" text:continue-numbering="true" text:style-name="Numbering_20_123">
        <text:list-item>
          <text:list>
            <text:list-item>
              <text:h text:style-name="P102" text:outline-level="2"><text:bookmark-start text:name="feʕale"/>Feʕale<text:bookmark-end text:name="feʕale"/></text:h>
            </text:list-item>
          </text:list>
        </text:list-item>
      </text:list>
      <text:p text:style-name="Text_20_body">A very rare form for irregular pl. It involves V mutation: CeCaCee→CeCaCe, as in;</text:p>
      <text:p text:style-name="Text_20_body"><text:span text:style-name="T2">śeħabee (companion)→śeħabe (companions)</text:span> and <text:span text:style-name="T2">ħejer (stone)→ħijare (stones).</text:span></text:p>
      <text:list xml:id="list204139727598884" text:continue-numbering="true" text:style-name="Numbering_20_123">
        <text:list-item>
          <text:list>
            <text:list-item>
              <text:h text:style-name="P102" text:outline-level="2"><text:bookmark-start text:name="faʕʕe"/>Faʕʕe<text:bookmark-end text:name="faʕʕe"/></text:h>
            </text:list-item>
          </text:list>
        </text:list-item>
      </text:list>
      <text:p text:style-name="Text_20_body">A very rare form of irregular pl. that involves a reduplication of the final C and the addition of a short V (e); <text:span text:style-name="T2">mar (passer-by)→marre (passers-by).</text:span></text:p>
      <text:list xml:id="list204138527469405" text:continue-numbering="true" text:style-name="Numbering_20_123">
        <text:list-item>
          <text:list>
            <text:list-item>
              <text:h text:style-name="P102" text:outline-level="2"><text:bookmark-start text:name="fuʕwe"/>Fuʕwe<text:bookmark-end text:name="fuʕwe"/></text:h>
            </text:list-item>
          </text:list>
        </text:list-item>
      </text:list>
      <text:p text:style-name="Text_20_body">A rare form of irregular pl. There are two words in SA that demonstrate such pl.; <text:span text:style-name="T2">ekh (brother)→ukhwe (brothers)</text:span> and <text:span text:style-name="T2">imreʔe (woman)→niswe (women).</text:span></text:p>
      <text:list xml:id="list204140442568021" text:continue-numbering="true" text:style-name="Numbering_20_123">
        <text:list-item>
          <text:list>
            <text:list-item>
              <text:h text:style-name="P102" text:outline-level="2"><text:bookmark-start text:name="fuʕwan"/><text:soft-page-break/>Fuʕwan<text:bookmark-end text:name="fuʕwan"/></text:h>
            </text:list-item>
          </text:list>
        </text:list-item>
      </text:list>
      <text:p text:style-name="Text_20_body">A rarely used form of irregular pl. in SA that is characterized by the suffix –<text:span text:style-name="T1">an</text:span>. The word <text:span text:style-name="T2">ekh (brother)→ukhwan (brothers)</text:span> is the only example of such form.</text:p>
      <text:list xml:id="list204139800922513" text:continue-numbering="true" text:style-name="Numbering_20_123">
        <text:list-item>
          <text:list>
            <text:list-item>
              <text:h text:style-name="P102" text:outline-level="2"><text:bookmark-start text:name="feʕaleeye"/>Feʕaleeye<text:bookmark-end text:name="feʕaleeye"/></text:h>
            </text:list-item>
          </text:list>
        </text:list-item>
      </text:list>
      <text:p text:style-name="Text_20_body">A rare irregular pl. form in which the final long V is changed into two short Vs; CvCvCv→CeCaCiye, as in the substandard <text:span text:style-name="T2">ħeramee (robber)→ħerameeye (robbers)/</text:span> and the word <text:span text:style-name="T2">la adree (agnostic)→la adreeye (agnostics).</text:span></text:p>
      <text:list xml:id="list204140000414267" text:continue-numbering="true" text:style-name="Numbering_20_123">
        <text:list-item>
          <text:list>
            <text:list-item>
              <text:h text:style-name="P102" text:outline-level="2"><text:bookmark-start text:name="fuʕl"/>Fuʕl<text:bookmark-end text:name="fuʕl"/></text:h>
            </text:list-item>
          </text:list>
        </text:list-item>
      </text:list>
      <text:p text:style-name="Text_20_body">A rare form of irregular pl. in SA, that is based on CvCC. The related words suggest physical disadvantageness, as in; <text:span text:style-name="T2">eśem (deaf)→śum (deaf ones)</text:span> and <text:span text:style-name="T2">ebkem (dumb)→bukm (dumb ones),</text:span> or colours in general; <text:span text:style-name="T2">khuđr (green ones)/ ħumr (red ones)/ śufr (yellow ones)</text:span> and <text:span text:style-name="T2">zurq (blue ones).</text:span></text:p>
      <text:h text:style-name="Heading_20_1" text:outline-level="1"><text:bookmark-start text:name="results-and-conclusions"/>6. Results and Conclusions<text:bookmark-end text:name="results-and-conclusions"/></text:h>
      <text:list xml:id="list471255575" text:style-name="L6">
        <text:list-item>
          <text:p text:style-name="P4">The paper finds that irregular pl. forms in SA are such multiple that each form has its own structure. While some pls. are predictable, others are not. Unlike the previous studies, this research finds that there are 43 forms of irregular pl. in SA, which is higher than the pl. forms given in the previous studies. According to Murtonen (1964), and Wright (1971:191-233), there are 31 types of irregular pl. However, in later investigations, such as that of Levy (1971) and McCarthy and Prince (1990), irregular pl. forms are categorized into fewer classes.</text:p>
        </text:list-item>
        <text:list-item>
          <text:p text:style-name="P4">Predicting the sort of irregular pl. for a single word is quite difficult. The research finds that some irregular pls. are predictable, while some others are not. Nevertheless,</text:p>
        </text:list-item>
      </text:list>
      <text:p text:style-name="Text_20_body">there are a few aspects and factors that can help predict which pl. form applies to a single word such the template (the so-called ﺗﻔﻌﯿﻠﺔ, as in اﻟﺦ…ُﻌﻞ، ﻓﺎﻋﻞ،ﻓ), the pattern (C- V sequence), and the root (C2, C3, C4, .etc). Also, the spacio-temporal scope of the word may be helpful sometimes in determining the proper irregular pl. form. Hence, for example, quadriliteral words denoting place, setting, or position, especially those prefixed with <text:span text:style-name="T2">m-</text:span>, are pluralized through infixation, as in <text:span text:style-name="T2">mesjid→mesajid</text:span>, <text:span text:style-name="T2">mekteb→mekatib</text:span>, <text:span text:style-name="T2">mejlis→mejalis</text:span>,..etc.</text:p>
      <text:list xml:id="list3085483310" text:style-name="L7">
        <text:list-item>
          <text:p text:style-name="P5">It has been found that Vs and V quality are significant factors in the formation of irregular pl. as seen in certain pl. forms with internal change only. Thus, a V change from short to long or vice versa may determine the type of such pls.</text:p>
        </text:list-item>
        <text:list-item>
          <text:p text:style-name="P5">The paper has found that the root of the word (Cs) is sometimes used in pl. Such root represents the origin of all the related derivations and words. e.g. <text:span text:style-name="T2">wezeer</text:span> “minister”, the root <text:span text:style-name="T2">w-z-r</text:span>, rather than the sing. form, is used in pl., hence <text:span text:style-name="T2">wizraʔ</text:span> “ministers”. Similarly, in <text:soft-page-break/>words such as <text:span text:style-name="T2">qeteel, jeree, eseer</text:span>, the roots, rather than the sing. words, are pluralized; <text:span text:style-name="T2">qetla</text:span>=murdered ones (<text:span text:style-name="T2">qetl</text:span>=murdering), <text:span text:style-name="T2">jerħa</text:span> wounded ones (<text:span text:style-name="T2">jerħ</text:span>=wounding), and <text:span text:style-name="T2">esra</text:span>=captives (<text:span text:style-name="T2">esr</text:span>=captivity).</text:p>
        </text:list-item>
        <text:list-item>
          <text:p text:style-name="P5">The paper has found that there is a relationship between the type of the word and the animate vs. non-animate, human vs. non-human status, which also determines the sort of the irregular pl. For example, trilateral masc words of the template <text:span text:style-name="T2">feʕeel</text:span> denoting positions, ranks, or posts related to animate or human features are pluralized with -<text:span text:style-name="T2">aʔ</text:span> as in <text:span text:style-name="T2">sefeer→suferaʔ </text:span>“<text:span text:style-name="T2">ambassadors</text:span>”<text:span text:style-name="T2">, khebeer→khuberaʔ </text:span>“<text:span text:style-name="T2">experts</text:span>”<text:span text:style-name="T2">, wekeel→wikelaʔ </text:span>“<text:span text:style-name="T2">agents</text:span>”<text:span text:style-name="T2">,</text:span> wherase trilateral masc. words of the same template denoting non-animate, non-human entities, are pluralized with <text:span text:style-name="T2">–an</text:span> as in <text:span text:style-name="T2">qemees→qumsan </text:span>“<text:span text:style-name="T2">shirts</text:span>”, <text:span text:style-name="T2">qeđeeb→quđban </text:span>“<text:span text:style-name="T2">shafts</text:span>”, and <text:span text:style-name="T2">kheleej</text:span>→<text:span text:style-name="T2">khuljan</text:span> “gulfs”. Also, the gender of the word governs sometimes the irregular pl. of that word. For example, trilateral masc. nouns that are pluralized with the fem suffix <text:span text:style-name="T2">–e</text:span>, have the medial C elided in order not to be assimilated or confused with the sing. fem form of these words; <text:span text:style-name="T2">qaʔid</text:span> “leader”→<text:span text:style-name="T2">qade</text:span> “leaders” rather than <text:span text:style-name="T2">qaʔide</text:span> “female leader” and <text:span text:style-name="T2">baʔiʕ</text:span> “salesman”→<text:span text:style-name="T2">baʕe</text:span> “salesmen” rather than <text:span text:style-name="T2">baʔiʕe</text:span> “saleswoman.” Likewise, <text:span text:style-name="T2">saq (leg)</text:span>, and the similarly formed nouns, is pluralized as <text:span text:style-name="T2">seeqan</text:span> (legs) by the <text:span text:style-name="T2">a→ee</text:span> shift plus the suffix <text:span text:style-name="T2">–an</text:span>, rather than <text:span text:style-name="T2">saqan</text:span>. This might be to avoid assimilating such plural with the dual form of the word which is <text:span text:style-name="T2">saqan (two legs).</text:span></text:p>
        </text:list-item>
        <text:list-item>
          <text:p text:style-name="P5">Short Vs are found to be the weak area of alteration and change in irregular pls., considering the significant changes that involve this type of Vs. Moreover, in the majority, if not all, irregular pl., Vs could be elided, inserted, or replaced, while Cs are altered or re-inserted, with an exception to a few or handful of words whereby the final C is elided in pl. e.g. <text:span text:style-name="T2">seferjel</text:span> and <text:span text:style-name="T2">ʕenkebuut</text:span>.</text:p>
        </text:list-item>
        <text:list-item>
          <text:p text:style-name="P5">The <text:span text:style-name="T2">-an/en</text:span> suffix used in certain irregular pls. (such as <text:span text:style-name="T2">buldan, ukhwan, fityan, seeqan</text:span>, and a few others) may indicate that the original regular masc. pl. in SA, which is denoted by <text:span text:style-name="T2">–een/-uun</text:span>, is related to this suffix, or it could have been derived from it in a way or another. Additionally, in pls. where the change is a suffix, most suffixes are vC, as in <text:span text:style-name="T2">–aʔ, -an,</text:span> and <text:span text:style-name="T2">-at</text:span>.</text:p>
        </text:list-item>
      </text:list>
      <text:h text:style-name="Heading_20_1" text:outline-level="1"><text:bookmark-start text:name="further-areas-of-research"/>7. Further Areas of Research<text:bookmark-end text:name="further-areas-of-research"/></text:h>
      <text:list xml:id="list839350185" text:style-name="L8">
        <text:list-item>
          <text:p text:style-name="P6">A contrastive study can be conducted on morphophonemic changes in both English language and Arabic language.</text:p>
        </text:list-item>
        <text:list-item>
          <text:p text:style-name="P6">There are several morphophonemic changes in Standard Arabic that need a further analysis and investigation including diminutives, tense marking, derivation, and the like.</text:p>
        </text:list-item>
      </text:list>
      <text:h text:style-name="Heading_20_1" text:outline-level="1"><text:bookmark-start text:name="references"/>8. References<text:bookmark-end text:name="references"/></text:h>
      <text:p text:style-name="Text_20_body">-Bybee, J.L. and Brewer, M.A. (1980). “Explanation in morphophonemics: Changes in Provençal and Spanish preterite forms” <text:span text:style-name="T1">Lingua</text:span>, 52(201-242).</text:p>
      <text:p text:style-name="Text_20_body"><text:soft-page-break/>-Chomsky, N. (1951). <text:span text:style-name="T1">Morphophonemics of Modern Hebrew</text:span>. Master Thesis, University of Pennsylvania.</text:p>
      <text:p text:style-name="Text_20_body">-Chomsky, N. and Halle, M. (1968). <text:span text:style-name="T1">The Sound Pattern of English</text:span>. New York: Harper &amp; Row, Publishers.</text:p>
      <text:p text:style-name="Text_20_body">-Cowan, D. (1958). <text:span text:style-name="T1">An Introduction to Modern Literary Arabic</text:span>. Cambridge: Cambridge University Press.</text:p>
      <text:p text:style-name="Text_20_body">- Forbes, D. (1863). <text:span text:style-name="T1">A Grammar of the Arabic Language</text:span>. London: W.H.Allen &amp; Co.</text:p>
      <text:p text:style-name="Text_20_body">-Gussmann, E. (1985). <text:span text:style-name="T1">Phono-Morphology: Studies in the Interaction of Phonology and Morphology</text:span><text:span text:style-name="T2">. Lublin: Catholic University of Lublin</text:span>.</text:p>
      <text:p text:style-name="Text_20_body">-Holes, C. (2004). <text:span text:style-name="T1">Modern Arabic: Structures, Functions, Varieties</text:span>. Washington, D.C.: Georgrtown University Press.</text:p>
      <text:p text:style-name="Text_20_body">-Hammond, M. (1988). “Templatic transfer in Arabic broken plurals” <text:span text:style-name="T1">Natural Language and Linguistic Theory</text:span>, 6:2 (247-270).</text:p>
      <text:p text:style-name="Text_20_body">-Haywood, J.A. &amp; Nahmad, H.M. (1965). <text:span text:style-name="T1">A New Arabic Grammar of the Written Language</text:span><text:span text:style-name="T2">.</text:span> London: Lund Humphries.</text:p>
      <text:p text:style-name="Text_20_body">-Jensen, J. (1990). <text:span text:style-name="T1">Morphology: Word Structure in Generative Grammar</text:span>. Amsterdam: John Benjamins.</text:p>
      <text:p text:style-name="Text_20_body">-Köpcke, K.M. (1988). “Schemas in German plural formation” <text:span text:style-name="T1">Lingua</text:span>, 74 (303-335).</text:p>
      <text:p text:style-name="Text_20_body">-Levy, M. (1971). <text:span text:style-name="T1">The plural of the noun in Modern Standard Arabic</text:span>. PhD Dissertation, University of Michigan.</text:p>
      <text:p text:style-name="Text_20_body">-Martin, S.E. (1952). “Morphophonemics of standard colloquial Japanese”</text:p>
      <text:p text:style-name="Text_20_body"><text:span text:style-name="T1">Language</text:span>, 28:3 (7-15).</text:p>
      <text:p text:style-name="Text_20_body">-Matthews, P.H. (1974). <text:span text:style-name="T1">Morphology</text:span>. 2nd edition. Cambridge: Cambridge University Press.</text:p>
      <text:p text:style-name="Text_20_body">-McCarthy, J.J. (1979)<text:span text:style-name="T2">. </text:span><text:span text:style-name="T1">Formal Problems in Semitic Phonology and Morphology</text:span>. PhD dissertation, MIT, Cambridge, Massachusetts.</text:p>
      <text:p text:style-name="P31">-McCarthy, J.J. (1983). “A prosodic account of Arabic broken plurals” <text:span text:style-name="T1">Current Trends in African Linguistics</text:span>, 25:1(289-320).</text:p>
      <text:p text:style-name="Text_20_body">-McCarthy, J.J. and Prince, A.(1990).“Foot and word in prosodic morphology: The Arabic broken plural” <text:span text:style-name="T1">Natural Language and Linguistic Theory</text:span>, 8:2 (209-283).</text:p>
      <text:p text:style-name="Text_20_body">-Moscati, S. (1980). <text:span text:style-name="T1">An Introduction to the Comparative Grammar of the Semitic Languages: Phonology and Morphology</text:span>. Wiesbaden: Otto Harrassowitz.</text:p>
      <text:p text:style-name="Text_20_body">-Murtonen, A. (1964). <text:span text:style-name="T1">Broken Plurals: Origin and Development of the System</text:span>. Leiden: E.J.Brill.</text:p>
      <text:p text:style-name="Text_20_body"><text:soft-page-break/>-Oztaner, S. M. (1996). <text:span text:style-name="T1">A Word Grammar of Turkish with Morphophonemic Rules</text:span>. Master Thesis, Cornell University.</text:p>
      <text:p text:style-name="Text_20_body">-Palmer, E.H.(1874). <text:span text:style-name="T1">A Grammar of the Arabic Language</text:span><text:span text:style-name="T3">.</text:span>London:W.H.Allen &amp; Co.</text:p>
      <text:p text:style-name="Text_20_body">-Trubetzkoy, N.S. (1929). “Zur allgemeinen theorie der phonologischen vokalsysteme” <text:span text:style-name="T1">Travaux du Cercle Linguistique de Prague</text:span>, 1 (39-67).</text:p>
      <text:p text:style-name="P31">-Trubetzkoy, N.S.(1931). “Gedanken über morphophonologie” <text:span text:style-name="T1">Travaux du Cercle Linguistique de Prague</text:span>, 4(160-163).</text:p>
      <text:p text:style-name="Text_20_body">-Wright, W. (1974). <text:span text:style-name="T1">A Grammar of the Arabic Language</text:span>. 3rd edition. 2 Vols. Beirut: Librairie du Lib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B Garamond" svg:font-family="'EB Garamond', serif"/>
    <style:font-face style:name="StarSymbol" svg:font-family="StarSymbol"/>
    <style:font-face style:name="Tahoma1" svg:font-family="Tahoma"/>
    <style:font-face style:name="FreeSerif1" svg:font-family="FreeSerif" style:font-adornments="Regular" style:font-family-generic="roman"/>
    <style:font-face style:name="Courier New" svg:font-family="'Courier New'" style:font-family-generic="modern" style:font-pitch="fixed"/>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FreeSerif" fo:font-family="Free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Irregular plurals: morphophonemic changes in MSA</dc:title>
    <dc:description/>
    <dc:subject/>
    <meta:keyword/>
    <dc:language>eng</dc:language>
    <meta:initial-creator/>
    <dc:creator>Žāle Mottahedin</dc:creator>
    <meta:creation-date>2020-05-24T13:21:06Z</meta:creation-date>
    <dc:date>2020-05-24T20:05:14.016123530</dc:date>
    <meta:editing-duration>PT2H2M25S</meta:editing-duration>
    <meta:editing-cycles>26</meta:editing-cycles>
    <meta:document-statistic meta:table-count="20" meta:image-count="0" meta:object-count="0" meta:page-count="34" meta:paragraph-count="667" meta:word-count="11780" meta:character-count="79295" meta:non-whitespace-character-count="68130"/>
    <meta:user-defined meta:name="date">2017-12-01</meta:user-defined>
    <meta:user-defined meta:name="image">https://seveleu.com/assets/img/valo%C5%A1kahor.png</meta:user-defined>
    <meta:user-defined meta:name="layout">page</meta:user-defined>
    <meta:user-defined meta:name="published">True</meta:user-defined>
    <meta:user-defined meta:name="publisher" meta:value-type="string">Maxime Seveleu-Dubrovnik</meta:user-defined>
    <meta:user-defined meta:name="ref" meta:value-type="string">irregualArabicPlurals</meta:user-defined>
    <meta:user-defined meta:name="seo" meta:value-type="string"/>
    <meta:user-defined meta:name="tag" meta:value-type="string">semitic-syntax-morpho</meta:user-defined>
    <meta:user-defined meta:name="usestikzjax" meta:value-type="string">uses</meta:user-defined>
  </office:meta>
</office:document-meta>
</file>